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3">
      <text:list-level-style-bullet text:level="1" text:style-name="WW_CharLFO1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4">
      <text:list-level-style-bullet text:level="1" text:style-name="WW_CharLFO1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5">
      <text:list-level-style-bullet text:level="1" text:style-name="WW_CharLFO1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6">
      <text:list-level-style-bullet text:level="1" text:style-name="WW_CharLFO1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7">
      <text:list-level-style-bullet text:level="1" text:style-name="WW_CharLFO1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8">
      <text:list-level-style-bullet text:level="1" text:style-name="WW_CharLFO1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9">
      <text:list-level-style-bullet text:level="1" text:style-name="WW_CharLFO1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0">
      <text:list-level-style-bullet text:level="1" text:style-name="WW_CharLFO1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1">
      <text:list-level-style-bullet text:level="1" text:style-name="WW_CharLFO1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2">
      <text:list-level-style-bullet text:level="1" text:style-name="WW_CharLFO1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3">
      <text:list-level-style-bullet text:level="1" text:style-name="WW_CharLFO1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4">
      <text:list-level-style-bullet text:level="1" text:style-name="WW_CharLFO1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5">
      <text:list-level-style-bullet text:level="1" text:style-name="WW_CharLFO1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6">
      <text:list-level-style-bullet text:level="1" text:style-name="WW_CharLFO1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7">
      <text:list-level-style-bullet text:level="1" text:style-name="WW_CharLFO1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8">
      <text:list-level-style-bullet text:level="1" text:style-name="WW_CharLFO1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9">
      <text:list-level-style-bullet text:level="1" text:style-name="WW_CharLFO1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0">
      <text:list-level-style-bullet text:level="1" text:style-name="WW_CharLFO1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1">
      <text:list-level-style-bullet text:level="1" text:style-name="WW_CharLFO1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2">
      <text:list-level-style-bullet text:level="1" text:style-name="WW_CharLFO1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3">
      <text:list-level-style-bullet text:level="1" text:style-name="WW_CharLFO1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4">
      <text:list-level-style-bullet text:level="1" text:style-name="WW_CharLFO1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5">
      <text:list-level-style-bullet text:level="1" text:style-name="WW_CharLFO1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6">
      <text:list-level-style-bullet text:level="1" text:style-name="WW_CharLFO1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7">
      <text:list-level-style-bullet text:level="1" text:style-name="WW_CharLFO1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8">
      <text:list-level-style-bullet text:level="1" text:style-name="WW_CharLFO1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9">
      <text:list-level-style-bullet text:level="1" text:style-name="WW_CharLFO1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0">
      <text:list-level-style-bullet text:level="1" text:style-name="WW_CharLFO1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1">
      <text:list-level-style-bullet text:level="1" text:style-name="WW_CharLFO1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2">
      <text:list-level-style-bullet text:level="1" text:style-name="WW_CharLFO1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3">
      <text:list-level-style-bullet text:level="1" text:style-name="WW_CharLFO1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4">
      <text:list-level-style-bullet text:level="1" text:style-name="WW_CharLFO1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5">
      <text:list-level-style-bullet text:level="1" text:style-name="WW_CharLFO1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6">
      <text:list-level-style-bullet text:level="1" text:style-name="WW_CharLFO1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7">
      <text:list-level-style-bullet text:level="1" text:style-name="WW_CharLFO1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8">
      <text:list-level-style-bullet text:level="1" text:style-name="WW_CharLFO1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9">
      <text:list-level-style-bullet text:level="1" text:style-name="WW_CharLFO1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0">
      <text:list-level-style-bullet text:level="1" text:style-name="WW_CharLFO1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1">
      <text:list-level-style-bullet text:level="1" text:style-name="WW_CharLFO1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2">
      <text:list-level-style-bullet text:level="1" text:style-name="WW_CharLFO1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3">
      <text:list-level-style-bullet text:level="1" text:style-name="WW_CharLFO1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4">
      <text:list-level-style-bullet text:level="1" text:style-name="WW_CharLFO1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5">
      <text:list-level-style-bullet text:level="1" text:style-name="WW_CharLFO1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6">
      <text:list-level-style-bullet text:level="1" text:style-name="WW_CharLFO1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7">
      <text:list-level-style-bullet text:level="1" text:style-name="WW_CharLFO1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8">
      <text:list-level-style-bullet text:level="1" text:style-name="WW_CharLFO1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9">
      <text:list-level-style-bullet text:level="1" text:style-name="WW_CharLFO1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0">
      <text:list-level-style-bullet text:level="1" text:style-name="WW_CharLFO1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1">
      <text:list-level-style-bullet text:level="1" text:style-name="WW_CharLFO1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2">
      <text:list-level-style-bullet text:level="1" text:style-name="WW_CharLFO1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family="paragraph">
      <style:paragraph-properties fo:break-before="page" fo:margin-bottom="0.125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4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T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1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1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1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3" style:parent-style-name="Обычный" style:family="paragraph">
      <style:text-properties style:font-name="Segoe UI" style:font-name-asian="Segoe UI" style:font-name-complex="Segoe UI" fo:color="#000000" fo:font-size="11pt" style:font-size-asian="11pt" style:font-size-complex="11pt"/>
    </style:style>
    <style:style style:name="P1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1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1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1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1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19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0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2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2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24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2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2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28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3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3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32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3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3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3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3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37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3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3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4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41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4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4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4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4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4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4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4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49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5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5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5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53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5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5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56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5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5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59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6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6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6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6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6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6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6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67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6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6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7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5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7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9" style:parent-style-name="Абзацсписка" style:family="paragraph">
      <style:paragraph-properties fo:margin-bottom="0in" fo:margin-left="0.1666in">
        <style:tab-stops/>
      </style:paragraph-properties>
    </style:style>
    <style:style style:name="T80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81" style:parent-style-name="Обычный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82" style:parent-style-name="Абзацсписка" style:family="paragraph">
      <style:text-properties style:font-name="Segoe UI" style:font-name-asian="Segoe UI" style:font-name-complex="Segoe UI" fo:color="#000000" fo:font-size="11pt" style:font-size-asian="11pt" style:font-size-complex="11pt"/>
    </style:style>
    <style:style style:name="P83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84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85" style:parent-style-name="Абзацсписка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86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87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88" style:parent-style-name="Абзацсписка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89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90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91" style:parent-style-name="Абзацсписка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92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93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94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95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96" style:parent-style-name="Абзацсписка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97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98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99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00" style:parent-style-name="Абзацсписка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01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02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03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04" style:parent-style-name="Абзацсписка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05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06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07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08" style:parent-style-name="Абзацсписка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09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10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11" style:parent-style-name="Абзацсписка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12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13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14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15" style:parent-style-name="Абзацсписка" style:family="paragraph">
      <style:paragraph-properties fo:margin-bottom="0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16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17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18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19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20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21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12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23" style:parent-style-name="Абзацсписка" style:family="paragraph"/>
    <style:style style:name="T124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25" style:parent-style-name="Абзацсписка" style:family="paragraph">
      <style:paragraph-properties fo:text-align="center"/>
      <style:text-properties style:font-name="Segoe UI" style:font-name-asian="Segoe UI" style:font-name-complex="Segoe UI" fo:color="#000000" fo:font-size="11pt" style:font-size-asian="11pt" style:font-size-complex="11pt"/>
    </style:style>
    <style:style style:name="P126" style:parent-style-name="Абзацсписка" style:family="paragraph">
      <style:paragraph-properties fo:text-align="center"/>
      <style:text-properties style:font-name="Segoe UI" style:font-name-asian="Segoe UI" style:font-name-complex="Segoe UI" fo:color="#000000" fo:font-size="11pt" style:font-size-asian="11pt" style:font-size-complex="11pt"/>
    </style:style>
    <style:style style:name="P127" style:parent-style-name="Абзацсписка" style:family="paragraph">
      <style:paragraph-properties fo:text-align="center"/>
    </style:style>
    <style:style style:name="T12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4pt" style:font-size-asian="14pt" style:font-size-complex="14pt"/>
    </style:style>
    <style:style style:name="P129" style:parent-style-name="Абзацсписка" style:family="paragraph">
      <style:paragraph-properties fo:margin-bottom="0in"/>
    </style:style>
    <style:style style:name="T13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31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32" style:parent-style-name="Абзацсписка" style:family="paragraph">
      <style:paragraph-properties fo:margin-bottom="0in"/>
    </style:style>
    <style:style style:name="T13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34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35" style:parent-style-name="Абзацсписка" style:family="paragraph">
      <style:paragraph-properties fo:margin-bottom="0in"/>
    </style:style>
    <style:style style:name="T13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37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38" style:parent-style-name="Абзацсписка" style:family="paragraph">
      <style:paragraph-properties fo:margin-bottom="0in"/>
    </style:style>
    <style:style style:name="T13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40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41" style:parent-style-name="Абзацсписка" style:family="paragraph">
      <style:paragraph-properties fo:margin-bottom="0in"/>
    </style:style>
    <style:style style:name="T14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4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44" style:parent-style-name="Абзацсписка" style:family="paragraph">
      <style:paragraph-properties fo:margin-bottom="0in"/>
    </style:style>
    <style:style style:name="T14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4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47" style:parent-style-name="Абзацсписка" style:family="paragraph">
      <style:paragraph-properties fo:text-align="center" fo:margin-bottom="0in"/>
    </style:style>
    <style:style style:name="T14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4pt" style:font-size-asian="14pt" style:font-size-complex="14pt"/>
    </style:style>
    <style:style style:name="P149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50" style:parent-style-name="Абзацсписка" style:family="paragraph">
      <style:paragraph-properties fo:margin-bottom="0in" fo:margin-left="0.1666in">
        <style:tab-stops/>
      </style:paragraph-properties>
    </style:style>
    <style:style style:name="T15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52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53" style:parent-style-name="Абзацсписка" style:family="paragraph">
      <style:paragraph-properties fo:margin-bottom="0in" fo:margin-left="0.1666in">
        <style:tab-stops/>
      </style:paragraph-properties>
    </style:style>
    <style:style style:name="T15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55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56" style:parent-style-name="Абзацсписка" style:family="paragraph">
      <style:paragraph-properties fo:margin-bottom="0in" fo:margin-left="0.1666in">
        <style:tab-stops/>
      </style:paragraph-properties>
    </style:style>
    <style:style style:name="T15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58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59" style:parent-style-name="Абзацсписка" style:family="paragraph">
      <style:paragraph-properties fo:margin-bottom="0in" fo:margin-left="0.1666in">
        <style:tab-stops/>
      </style:paragraph-properties>
    </style:style>
    <style:style style:name="T16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61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62" style:parent-style-name="Абзацсписка" style:family="paragraph">
      <style:paragraph-properties fo:margin-bottom="0in" fo:margin-left="0.1666in">
        <style:tab-stops/>
      </style:paragraph-properties>
    </style:style>
    <style:style style:name="T16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64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65" style:parent-style-name="Абзацсписка" style:family="paragraph">
      <style:paragraph-properties fo:margin-bottom="0in" fo:margin-left="0.1666in">
        <style:tab-stops/>
      </style:paragraph-properties>
    </style:style>
    <style:style style:name="T16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67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68" style:parent-style-name="Абзацсписка" style:family="paragraph">
      <style:paragraph-properties fo:margin-bottom="0in" fo:margin-left="0.1666in">
        <style:tab-stops/>
      </style:paragraph-properties>
    </style:style>
    <style:style style:name="T16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70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71" style:parent-style-name="Абзацсписка" style:family="paragraph">
      <style:paragraph-properties fo:margin-bottom="0in" fo:margin-left="0.1666in">
        <style:tab-stops/>
      </style:paragraph-properties>
    </style:style>
    <style:style style:name="T17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7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74" style:parent-style-name="Абзацсписка" style:family="paragraph">
      <style:paragraph-properties fo:margin-bottom="0in" fo:margin-left="0.1666in">
        <style:tab-stops/>
      </style:paragraph-properties>
    </style:style>
    <style:style style:name="T17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7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77" style:parent-style-name="Абзацсписка" style:family="paragraph">
      <style:paragraph-properties fo:margin-bottom="0in" fo:margin-left="0.1666in">
        <style:tab-stops/>
      </style:paragraph-properties>
    </style:style>
    <style:style style:name="T17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79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80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81" style:parent-style-name="Абзацсписка" style:family="paragraph">
      <style:paragraph-properties fo:margin-bottom="0in" fo:margin-left="0.1666in">
        <style:tab-stops/>
      </style:paragraph-properties>
    </style:style>
    <style:style style:name="T18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8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84" style:parent-style-name="Абзацсписка" style:family="paragraph">
      <style:paragraph-properties fo:margin-bottom="0in" fo:margin-left="0.1666in">
        <style:tab-stops/>
      </style:paragraph-properties>
    </style:style>
    <style:style style:name="T18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8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87" style:parent-style-name="Абзацсписка" style:family="paragraph">
      <style:paragraph-properties fo:margin-bottom="0in" fo:margin-left="0.1666in">
        <style:tab-stops/>
      </style:paragraph-properties>
    </style:style>
    <style:style style:name="T18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89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90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191" style:parent-style-name="Абзацсписка" style:family="paragraph">
      <style:paragraph-properties fo:margin-bottom="0in" fo:margin-left="0.1666in">
        <style:tab-stops/>
      </style:paragraph-properties>
    </style:style>
    <style:style style:name="T19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9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94" style:parent-style-name="Абзацсписка" style:family="paragraph">
      <style:paragraph-properties fo:margin-bottom="0in" fo:margin-left="0.1666in">
        <style:tab-stops/>
      </style:paragraph-properties>
    </style:style>
    <style:style style:name="T19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9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197" style:parent-style-name="Абзацсписка" style:family="paragraph">
      <style:paragraph-properties fo:margin-bottom="0in" fo:margin-left="0.1666in">
        <style:tab-stops/>
      </style:paragraph-properties>
    </style:style>
    <style:style style:name="T19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199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00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01" style:parent-style-name="Абзацсписка" style:family="paragraph">
      <style:paragraph-properties fo:margin-bottom="0in" fo:margin-left="0.1666in">
        <style:tab-stops/>
      </style:paragraph-properties>
    </style:style>
    <style:style style:name="T20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0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04" style:parent-style-name="Абзацсписка" style:family="paragraph">
      <style:paragraph-properties fo:margin-bottom="0in" fo:margin-left="0.1666in">
        <style:tab-stops/>
      </style:paragraph-properties>
    </style:style>
    <style:style style:name="T20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0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07" style:parent-style-name="Абзацсписка" style:family="paragraph">
      <style:paragraph-properties fo:margin-bottom="0in" fo:margin-left="0.1666in">
        <style:tab-stops/>
      </style:paragraph-properties>
    </style:style>
    <style:style style:name="T20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09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10" style:parent-style-name="Абзацсписка" style:family="paragraph">
      <style:paragraph-properties fo:margin-bottom="0in" fo:margin-left="0.1666in">
        <style:tab-stops/>
      </style:paragraph-properties>
    </style:style>
    <style:style style:name="T21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12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13" style:parent-style-name="Абзацсписка" style:family="paragraph">
      <style:paragraph-properties fo:margin-bottom="0in" fo:margin-left="0.1666in">
        <style:tab-stops/>
      </style:paragraph-properties>
    </style:style>
    <style:style style:name="T21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15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16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17" style:parent-style-name="Абзацсписка" style:family="paragraph">
      <style:paragraph-properties fo:margin-bottom="0in" fo:margin-left="0.1666in">
        <style:tab-stops/>
      </style:paragraph-properties>
    </style:style>
    <style:style style:name="T21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19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20" style:parent-style-name="Абзацсписка" style:family="paragraph">
      <style:paragraph-properties fo:margin-bottom="0in" fo:margin-left="0.1666in">
        <style:tab-stops/>
      </style:paragraph-properties>
    </style:style>
    <style:style style:name="T22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22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23" style:parent-style-name="Абзацсписка" style:family="paragraph">
      <style:paragraph-properties fo:margin-bottom="0in" fo:margin-left="0.1666in">
        <style:tab-stops/>
      </style:paragraph-properties>
    </style:style>
    <style:style style:name="T22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25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26" style:parent-style-name="Абзацсписка" style:family="paragraph">
      <style:paragraph-properties fo:margin-bottom="0in" fo:margin-left="0.1666in">
        <style:tab-stops/>
      </style:paragraph-properties>
    </style:style>
    <style:style style:name="T22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28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29" style:parent-style-name="Абзацсписка" style:family="paragraph">
      <style:paragraph-properties fo:margin-bottom="0in" fo:margin-left="0.1666in">
        <style:tab-stops/>
      </style:paragraph-properties>
    </style:style>
    <style:style style:name="T23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31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32" style:parent-style-name="Абзацсписка" style:family="paragraph">
      <style:paragraph-properties fo:margin-bottom="0in" fo:margin-left="0.1666in">
        <style:tab-stops/>
      </style:paragraph-properties>
    </style:style>
    <style:style style:name="T23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34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35" style:parent-style-name="Абзацсписка" style:family="paragraph">
      <style:paragraph-properties fo:margin-bottom="0in" fo:margin-left="0.1666in">
        <style:tab-stops/>
      </style:paragraph-properties>
    </style:style>
    <style:style style:name="T23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37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38" style:parent-style-name="Абзацсписка" style:family="paragraph">
      <style:paragraph-properties fo:margin-bottom="0in" fo:margin-left="0.1666in">
        <style:tab-stops/>
      </style:paragraph-properties>
    </style:style>
    <style:style style:name="T23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40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41" style:parent-style-name="Абзацсписка" style:family="paragraph">
      <style:paragraph-properties fo:margin-bottom="0in" fo:margin-left="0.1666in">
        <style:tab-stops/>
      </style:paragraph-properties>
    </style:style>
    <style:style style:name="T24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4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44" style:parent-style-name="Абзацсписка" style:family="paragraph">
      <style:paragraph-properties fo:margin-bottom="0in" fo:margin-left="0.1666in">
        <style:tab-stops/>
      </style:paragraph-properties>
    </style:style>
    <style:style style:name="T24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4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47" style:parent-style-name="Абзацсписка" style:family="paragraph">
      <style:paragraph-properties fo:margin-bottom="0in" fo:margin-left="0.1666in">
        <style:tab-stops/>
      </style:paragraph-properties>
    </style:style>
    <style:style style:name="T24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49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50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51" style:parent-style-name="Абзацсписка" style:family="paragraph">
      <style:paragraph-properties fo:margin-bottom="0in" fo:margin-left="0.1666in">
        <style:tab-stops/>
      </style:paragraph-properties>
    </style:style>
    <style:style style:name="T25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5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54" style:parent-style-name="Абзацсписка" style:family="paragraph">
      <style:paragraph-properties fo:margin-bottom="0in" fo:margin-left="0.1666in">
        <style:tab-stops/>
      </style:paragraph-properties>
    </style:style>
    <style:style style:name="T25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5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57" style:parent-style-name="Абзацсписка" style:family="paragraph">
      <style:paragraph-properties fo:margin-bottom="0in" fo:margin-left="0.1666in">
        <style:tab-stops/>
      </style:paragraph-properties>
    </style:style>
    <style:style style:name="T25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59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60" style:parent-style-name="Абзацсписка" style:family="paragraph">
      <style:paragraph-properties fo:margin-bottom="0in" fo:margin-left="0.1666in">
        <style:tab-stops/>
      </style:paragraph-properties>
    </style:style>
    <style:style style:name="T26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62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63" style:parent-style-name="Абзацсписка" style:family="paragraph">
      <style:paragraph-properties fo:margin-bottom="0in" fo:margin-left="0.1666in">
        <style:tab-stops/>
      </style:paragraph-properties>
    </style:style>
    <style:style style:name="T26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65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66" style:parent-style-name="Абзацсписка" style:family="paragraph">
      <style:paragraph-properties fo:margin-bottom="0in" fo:margin-left="0.1666in">
        <style:tab-stops/>
      </style:paragraph-properties>
    </style:style>
    <style:style style:name="T26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68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69" style:parent-style-name="Абзацсписка" style:family="paragraph">
      <style:paragraph-properties fo:margin-bottom="0in" fo:margin-left="0.1666in">
        <style:tab-stops/>
      </style:paragraph-properties>
    </style:style>
    <style:style style:name="T27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71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72" style:parent-style-name="Абзацсписка" style:family="paragraph">
      <style:paragraph-properties fo:margin-bottom="0in" fo:margin-left="0.1666in">
        <style:tab-stops/>
      </style:paragraph-properties>
    </style:style>
    <style:style style:name="T27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74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75" style:parent-style-name="Абзацсписка" style:family="paragraph">
      <style:paragraph-properties fo:margin-bottom="0in" fo:margin-left="0.1666in">
        <style:tab-stops/>
      </style:paragraph-properties>
    </style:style>
    <style:style style:name="T27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77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78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79" style:parent-style-name="Абзацсписка" style:family="paragraph">
      <style:paragraph-properties fo:margin-bottom="0in" fo:margin-left="0.1666in">
        <style:tab-stops/>
      </style:paragraph-properties>
    </style:style>
    <style:style style:name="T28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81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82" style:parent-style-name="Абзацсписка" style:family="paragraph">
      <style:paragraph-properties fo:margin-bottom="0in" fo:margin-left="0.1666in">
        <style:tab-stops/>
      </style:paragraph-properties>
    </style:style>
    <style:style style:name="T28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84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85" style:parent-style-name="Абзацсписка" style:family="paragraph">
      <style:paragraph-properties fo:margin-bottom="0in" fo:margin-left="0.1666in">
        <style:tab-stops/>
      </style:paragraph-properties>
    </style:style>
    <style:style style:name="T28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87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88" style:parent-style-name="Абзацсписка" style:family="paragraph">
      <style:paragraph-properties fo:margin-bottom="0in" fo:margin-left="0.1666in">
        <style:tab-stops/>
      </style:paragraph-properties>
    </style:style>
    <style:style style:name="T28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90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91" style:parent-style-name="Абзацсписка" style:family="paragraph">
      <style:paragraph-properties fo:margin-bottom="0in" fo:margin-left="0.1666in">
        <style:tab-stops/>
      </style:paragraph-properties>
    </style:style>
    <style:style style:name="T29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9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94" style:parent-style-name="Абзацсписка" style:family="paragraph">
      <style:paragraph-properties fo:margin-bottom="0in" fo:margin-left="0.1666in">
        <style:tab-stops/>
      </style:paragraph-properties>
    </style:style>
    <style:style style:name="T29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29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297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298" style:parent-style-name="Абзацсписка" style:family="paragraph">
      <style:paragraph-properties fo:margin-bottom="0in" fo:margin-left="0.1666in">
        <style:tab-stops/>
      </style:paragraph-properties>
    </style:style>
    <style:style style:name="T29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00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01" style:parent-style-name="Абзацсписка" style:family="paragraph">
      <style:paragraph-properties fo:margin-bottom="0in" fo:margin-left="0.1666in">
        <style:tab-stops/>
      </style:paragraph-properties>
    </style:style>
    <style:style style:name="T30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0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04" style:parent-style-name="Абзацсписка" style:family="paragraph">
      <style:paragraph-properties fo:margin-bottom="0in" fo:margin-left="0.1666in">
        <style:tab-stops/>
      </style:paragraph-properties>
    </style:style>
    <style:style style:name="T30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0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07" style:parent-style-name="Абзацсписка" style:family="paragraph">
      <style:paragraph-properties fo:margin-bottom="0in" fo:margin-left="0.1666in">
        <style:tab-stops/>
      </style:paragraph-properties>
    </style:style>
    <style:style style:name="T30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09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10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311" style:parent-style-name="Абзацсписка" style:family="paragraph">
      <style:paragraph-properties fo:margin-bottom="0in" fo:margin-left="0.1666in">
        <style:tab-stops/>
      </style:paragraph-properties>
    </style:style>
    <style:style style:name="T31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13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14" style:parent-style-name="Абзацсписка" style:family="paragraph">
      <style:paragraph-properties fo:margin-bottom="0in" fo:margin-left="0.1666in">
        <style:tab-stops/>
      </style:paragraph-properties>
    </style:style>
    <style:style style:name="T31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16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17" style:parent-style-name="Абзацсписка" style:family="paragraph">
      <style:paragraph-properties fo:margin-bottom="0in" fo:margin-left="0.1666in">
        <style:tab-stops/>
      </style:paragraph-properties>
    </style:style>
    <style:style style:name="T31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19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20" style:parent-style-name="Абзацсписка" style:family="paragraph">
      <style:paragraph-properties fo:margin-bottom="0in" fo:margin-left="0.1666in">
        <style:tab-stops/>
      </style:paragraph-properties>
    </style:style>
    <style:style style:name="T32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22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23" style:parent-style-name="Абзацсписка" style:family="paragraph">
      <style:paragraph-properties fo:margin-bottom="0in" fo:margin-left="0.1666in">
        <style:tab-stops/>
      </style:paragraph-properties>
    </style:style>
    <style:style style:name="T32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25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26" style:parent-style-name="Абзацсписка" style:family="paragraph">
      <style:paragraph-properties fo:margin-bottom="0in" fo:margin-left="0.1666in">
        <style:tab-stops/>
      </style:paragraph-properties>
    </style:style>
    <style:style style:name="T32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28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29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330" style:parent-style-name="Абзацсписка" style:family="paragraph">
      <style:paragraph-properties fo:margin-bottom="0in" fo:margin-left="0.1666in">
        <style:tab-stops/>
      </style:paragraph-properties>
    </style:style>
    <style:style style:name="T33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32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33" style:parent-style-name="Абзацсписка" style:family="paragraph">
      <style:paragraph-properties fo:margin-bottom="0in" fo:margin-left="0.1666in">
        <style:tab-stops/>
      </style:paragraph-properties>
    </style:style>
    <style:style style:name="T33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35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36" style:parent-style-name="Абзацсписка" style:family="paragraph">
      <style:paragraph-properties fo:margin-bottom="0in" fo:margin-left="0.1666in">
        <style:tab-stops/>
      </style:paragraph-properties>
    </style:style>
    <style:style style:name="T33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38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39" style:parent-style-name="Абзацсписка" style:family="paragraph">
      <style:paragraph-properties fo:margin-bottom="0in" fo:margin-left="0.1666in">
        <style:tab-stops/>
      </style:paragraph-properties>
    </style:style>
    <style:style style:name="T34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41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42" style:parent-style-name="Абзацсписка" style:family="paragraph">
      <style:paragraph-properties fo:margin-bottom="0in" fo:margin-left="0.1666in">
        <style:tab-stops/>
      </style:paragraph-properties>
    </style:style>
    <style:style style:name="T34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44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45" style:parent-style-name="Абзацсписка" style:family="paragraph">
      <style:paragraph-properties fo:margin-bottom="0in" fo:margin-left="0.1666in">
        <style:tab-stops/>
      </style:paragraph-properties>
    </style:style>
    <style:style style:name="T34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347" style:parent-style-name="Основнойшрифтабзаца" style:family="text">
      <style:text-properties style:font-name="Segoe UI" style:font-name-asian="Segoe UI" style:font-name-complex="Segoe UI" fo:color="#000000" fo:font-size="11pt" style:font-size-asian="11pt" style:font-size-complex="11pt"/>
    </style:style>
    <style:style style:name="P348" style:parent-style-name="Абзацсписка" style:family="paragraph">
      <style:paragraph-properties fo:margin-bottom="0in"/>
      <style:text-properties style:font-name="Segoe UI" style:font-name-asian="Segoe UI" style:font-name-complex="Segoe UI" fo:color="#000000" fo:font-size="11pt" style:font-size-asian="11pt" style:font-size-complex="11pt"/>
    </style:style>
    <style:style style:name="P349" style:parent-style-name="Абзацсписка" style:family="paragraph">
      <style:paragraph-properties fo:text-align="center"/>
    </style:style>
  </office:automatic-styles>
  <office:body>
    <office:text text:use-soft-page-breaks="true">
      <text:h text:style-name="P1" text:outline-level="1">Техническое задание на разработку программного комплекса "Каршеринг Автомобилей"</text:h>
      <text:h text:style-name="P2" text:outline-level="2">1. Цели и задачи</text:h>
      <text:p text:style-name="Обычный"><text:span text:style-name="T3">Цель:</text:span><text:span text:style-name="T4"><text:s/>Разработка приложения WPF для сервиса каршеринга автомобилей в г. Тюмени, предоставляющего возможность пользователям регистрироваться, выбирать и арендовать автомобили на определенное время.</text:span><text:span text:style-name="T5">Задачи:</text:span></text:p>
      <text:list text:style-name="LFO162" text:continue-numbering="true">
        <text:list-item>
          <text:p text:style-name="P6">Создание системы регистрации и авторизации пользователей</text:p>
        </text:list-item>
      </text:list>
      <text:list text:style-name="LFO161" text:continue-numbering="true">
        <text:list-item>
          <text:p text:style-name="P7">Разработка интерактивной карты г. Тюмени с отображением доступных автомобилей</text:p>
        </text:list-item>
      </text:list>
      <text:list text:style-name="LFO160" text:continue-numbering="true">
        <text:list-item>
          <text:p text:style-name="P8">Реализация системы аренды автомобилей с возможностью выбора времени</text:p>
        </text:list-item>
      </text:list>
      <text:list text:style-name="LFO159" text:continue-numbering="true">
        <text:list-item>
          <text:p text:style-name="P9">Имитация системы оплаты</text:p>
        </text:list-item>
      </text:list>
      <text:list text:style-name="LFO158" text:continue-numbering="true">
        <text:list-item>
          <text:p text:style-name="P10">Разработка административной панели для управления автопарком</text:p>
        </text:list-item>
      </text:list>
      <text:list text:style-name="LFO157" text:continue-numbering="true">
        <text:list-item>
          <text:p text:style-name="P11">Создание системы поддержки клиентов через чат</text:p>
        </text:list-item>
      </text:list>
      <text:h text:style-name="P12" text:outline-level="2">2. Описание проекта</text:h>
      <text:p text:style-name="P13">Программный комплекс "Каршеринг Автомобилей" представляет собой приложение WPF для краткосрочной аренды автомобилей в городе Тюмени. Система позволяет пользователям регистрироваться, находить доступные автомобили на карте города, арендовать их на нужное время (до 24 часов) и производить оплату.Особенности проекта:</text:p>
      <text:list text:style-name="LFO156" text:continue-numbering="true">
        <text:list-item>
          <text:p text:style-name="P14">Автомобили отображаются на карте в рандомных местах (в зонах парковок)</text:p>
        </text:list-item>
      </text:list>
      <text:list text:style-name="LFO155" text:continue-numbering="true">
        <text:list-item>
          <text:p text:style-name="P15">Открытие и закрытие автомобиля происходит через интерфейс приложения</text:p>
        </text:list-item>
      </text:list>
      <text:list text:style-name="LFO154" text:continue-numbering="true">
        <text:list-item>
          <text:p text:style-name="P16">Ограничение зоны использования автомобилей - только в пределах города Тюмени</text:p>
        </text:list-item>
      </text:list>
      <text:list text:style-name="LFO153" text:continue-numbering="true">
        <text:list-item>
          <text:p text:style-name="P17">Тарификация зависит от класса и стоимости автомобиля</text:p>
        </text:list-item>
      </text:list>
      <text:list text:style-name="LFO152" text:continue-numbering="true">
        <text:list-item>
          <text:p text:style-name="P18">Учебный проект для колледжа с локальным развертыванием</text:p>
        </text:list-item>
      </text:list>
      <text:h text:style-name="P19" text:outline-level="2">3. Функциональные требования</text:h>
      <text:h text:style-name="P20" text:outline-level="3">3.1. Система регистрации и авторизации</text:h>
      <text:list text:style-name="LFO151" text:continue-numbering="true">
        <text:list-item>
          <text:p text:style-name="P21">Регистрация пользователей с вводом ФИО, телефона и email</text:p>
        </text:list-item>
      </text:list>
      <text:list text:style-name="LFO150" text:continue-numbering="true">
        <text:list-item>
          <text:p text:style-name="P22">Авторизация через телефон с подтверждением по SMS (если реализация возможна)</text:p>
        </text:list-item>
      </text:list>
      <text:list text:style-name="LFO149" text:continue-numbering="true">
        <text:list-item>
          <text:p text:style-name="P23">Хранение данных пользователей в базе данных</text:p>
        </text:list-item>
      </text:list>
      <text:h text:style-name="P24" text:outline-level="3">3.2. Интерактивная карта</text:h>
      <text:list text:style-name="LFO148" text:continue-numbering="true">
        <text:list-item>
          <text:p text:style-name="P25">Интеграция с картами Google или 2ГИС</text:p>
        </text:list-item>
      </text:list>
      <text:list text:style-name="LFO147" text:continue-numbering="true">
        <text:list-item>
          <text:p text:style-name="P26">Отображение доступных автомобилей на карте города</text:p>
        </text:list-item>
      </text:list>
      <text:list text:style-name="LFO146" text:continue-numbering="true">
        <text:list-item>
          <text:p text:style-name="P27">Возможность выбора автомобиля на карте и просмотра информации о нем</text:p>
        </text:list-item>
      </text:list>
      <text:h text:style-name="P28" text:outline-level="3">3.3. Информация об автомобилях</text:h>
      <text:list text:style-name="LFO145" text:continue-numbering="true">
        <text:list-item>
          <text:p text:style-name="P29">Отображение марки, модели, года выпуска, фото и уровня топлива</text:p>
        </text:list-item>
      </text:list>
      <text:list text:style-name="LFO144" text:continue-numbering="true">
        <text:list-item>
          <text:p text:style-name="P30">Классификация автомобилей по типу кузова (седан, внедорожник, кабриолет и т.д.)</text:p>
        </text:list-item>
      </text:list>
      <text:list text:style-name="LFO143" text:continue-numbering="true">
        <text:list-item>
          <text:p text:style-name="P31">Отображение стоимости аренды за минуту</text:p>
        </text:list-item>
      </text:list>
      <text:h text:style-name="P32" text:outline-level="3">3.4. Система аренды</text:h>
      <text:list text:style-name="LFO142" text:continue-numbering="true">
        <text:list-item>
          <text:p text:style-name="P33">Выбор автомобиля и срока аренды (до 24 часов)</text:p>
        </text:list-item>
      </text:list>
      <text:list text:style-name="LFO141" text:continue-numbering="true">
        <text:list-item>
          <text:p text:style-name="P34">Расчет стоимости в зависимости от выбранного автомобиля и времени</text:p>
        </text:list-item>
      </text:list>
      <text:list text:style-name="LFO140" text:continue-numbering="true">
        <text:list-item>
          <text:p text:style-name="P35">Функция дистанционного открытия/закрытия автомобиля</text:p>
        </text:list-item>
      </text:list>
      <text:list text:style-name="LFO139" text:continue-numbering="true">
        <text:list-item>
          <text:p text:style-name="P36">Функция завершения аренды</text:p>
        </text:list-item>
      </text:list>
      <text:h text:style-name="P37" text:outline-level="3">3.5. Система оплаты</text:h>
      <text:list text:style-name="LFO138" text:continue-numbering="true">
        <text:list-item>
          <text:p text:style-name="P38">Имитация системы оплаты с вводом данных банковской карты</text:p>
        </text:list-item>
      </text:list>
      <text:list text:style-name="LFO137" text:continue-numbering="true">
        <text:list-item>
          <text:p text:style-name="P39">Поддержка банковских карт и СБП (для демонстрации)</text:p>
        </text:list-item>
      </text:list>
      <text:list text:style-name="LFO136" text:continue-numbering="true">
        <text:list-item>
          <text:p text:style-name="P40">Отображение успешной оплаты</text:p>
        </text:list-item>
      </text:list>
      <text:h text:style-name="P41" text:outline-level="3">3.6. Административная панель</text:h>
      <text:list text:style-name="LFO135" text:continue-numbering="true">
        <text:list-item>
          <text:p text:style-name="P42">Просмотр списка всех зарегистрированных пользователей</text:p>
        </text:list-item>
      </text:list>
      <text:list text:style-name="LFO134" text:continue-numbering="true">
        <text:list-item>
          <text:p text:style-name="P43">Блокировка пользователей</text:p>
        </text:list-item>
      </text:list>
      <text:list text:style-name="LFO133" text:continue-numbering="true">
        <text:list-item>
          <text:p text:style-name="P44">Просмотр и редактирование информации о пользователях (история аренд, активность)</text:p>
        </text:list-item>
      </text:list>
      <text:list text:style-name="LFO132" text:continue-numbering="true">
        <text:list-item>
          <text:p text:style-name="P45">Управление автопарком (добавление/удаление/редактирование автомобилей)</text:p>
        </text:list-item>
      </text:list>
      <text:list text:style-name="LFO131" text:continue-numbering="true">
        <text:list-item>
          <text:p text:style-name="P46">Просмотр сообщений пользователей в поддержку и ответов поддержки</text:p>
        </text:list-item>
      </text:list>
      <text:list text:style-name="LFO130" text:continue-numbering="true">
        <text:list-item>
          <text:p text:style-name="P47">Функция аренды автомобилей без оплаты (для тестирования)</text:p>
        </text:list-item>
      </text:list>
      <text:list text:style-name="LFO129" text:continue-numbering="true">
        <text:list-item>
          <text:p text:style-name="P48">Публикация информации/рекламы для всех пользователей</text:p>
        </text:list-item>
      </text:list>
      <text:h text:style-name="P49" text:outline-level="3">3.7. Система поддержки клиентов</text:h>
      <text:list text:style-name="LFO128" text:continue-numbering="true">
        <text:list-item>
          <text:p text:style-name="P50">Чат с технической поддержкой в интерфейсе приложения</text:p>
        </text:list-item>
      </text:list>
      <text:list text:style-name="LFO127" text:continue-numbering="true">
        <text:list-item>
          <text:p text:style-name="P51">Сохранение истории сообщений</text:p>
        </text:list-item>
      </text:list>
      <text:h text:style-name="P52" text:outline-level="2">4. Нефункциональные требования</text:h>
      <text:h text:style-name="P53" text:outline-level="3">4.1. Безопасность</text:h>
      <text:list text:style-name="LFO126" text:continue-numbering="true">
        <text:list-item>
          <text:p text:style-name="P54">Шифрование паролей пользователей</text:p>
        </text:list-item>
      </text:list>
      <text:list text:style-name="LFO125" text:continue-numbering="true">
        <text:list-item>
          <text:p text:style-name="P55">Защита персональных данных</text:p>
        </text:list-item>
      </text:list>
      <text:h text:style-name="P56" text:outline-level="3">4.2. Производительность</text:h>
      <text:list text:style-name="LFO124" text:continue-numbering="true">
        <text:list-item>
          <text:p text:style-name="P57">Оптимизация для локального использования</text:p>
        </text:list-item>
      </text:list>
      <text:list text:style-name="LFO123" text:continue-numbering="true">
        <text:list-item>
          <text:p text:style-name="P58">Быстрая загрузка карты и данных об автомобилях</text:p>
        </text:list-item>
      </text:list>
      <text:h text:style-name="P59" text:outline-level="3">4.3. Удобство использования</text:h>
      <text:list text:style-name="LFO122" text:continue-numbering="true">
        <text:list-item>
          <text:p text:style-name="P60">Интуитивно понятный интерфейс</text:p>
        </text:list-item>
      </text:list>
      <text:list text:style-name="LFO121" text:continue-numbering="true">
        <text:list-item>
          <text:p text:style-name="P61">Минимальное количество шагов для выполнения основных операций</text:p>
        </text:list-item>
      </text:list>
      <text:h text:style-name="P62" text:outline-level="2">5. Требования к дизайну</text:h>
      <text:list text:style-name="LFO120" text:continue-numbering="true">
        <text:list-item>
          <text:p text:style-name="P63">Минималистичный стиль интерфейса</text:p>
        </text:list-item>
      </text:list>
      <text:list text:style-name="LFO119" text:continue-numbering="true">
        <text:list-item>
          <text:p text:style-name="P64">Цветовая схема: черный, темно-серый, белый, красный</text:p>
        </text:list-item>
      </text:list>
      <text:list text:style-name="LFO118" text:continue-numbering="true">
        <text:list-item>
          <text:p text:style-name="P65">Адаптивный дизайн окон приложения</text:p>
        </text:list-item>
      </text:list>
      <text:list text:style-name="LFO117" text:continue-numbering="true">
        <text:list-item>
          <text:p text:style-name="P66">Удобная навигация между разделами</text:p>
        </text:list-item>
      </text:list>
      <text:h text:style-name="P67" text:outline-level="2">6. Технические требования</text:h>
      <text:list text:style-name="LFO116" text:continue-numbering="true">
        <text:list-item>
          <text:p text:style-name="P68">Платформа разработки: Visual Studio</text:p>
        </text:list-item>
      </text:list>
      <text:list text:style-name="LFO115" text:continue-numbering="true">
        <text:list-item>
          <text:p text:style-name="P69">Тип приложения: WPF (.NET Framework)</text:p>
        </text:list-item>
      </text:list>
      <text:list text:style-name="LFO114" text:continue-numbering="true">
        <text:list-item>
          <text:p text:style-name="P70">База данных: Microsoft SQL Server</text:p>
        </text:list-item>
      </text:list>
      <text:list text:style-name="LFO113" text:continue-numbering="true">
        <text:list-item>
          <text:p text:style-name="P71">Интеграция с картографическими сервисами (Google Maps или 2ГИС)</text:p>
        </text:list-item>
      </text:list>
      <text:h text:style-name="P72" text:outline-level="2">7. Интеграция с внешними системами</text:h>
      <text:list text:style-name="LFO112" text:continue-numbering="true">
        <text:list-item>
          <text:p text:style-name="P73">Интеграция с картографическими сервисами для отображения карты и автомобилей</text:p>
        </text:list-item>
      </text:list>
      <text:list text:style-name="LFO111" text:continue-numbering="true">
        <text:list-item>
          <text:p text:style-name="P74">Имитация интеграции с платежными системами</text:p>
        </text:list-item>
      </text:list>
      <text:h text:style-name="P75" text:outline-level="2">8. Тестирование</text:h>
      <text:list text:style-name="LFO110" text:continue-numbering="true">
        <text:list-item>
          <text:p text:style-name="P76">Функциональное тестирование всех модулей системы</text:p>
        </text:list-item>
      </text:list>
      <text:list text:style-name="LFO109" text:continue-numbering="true">
        <text:list-item>
          <text:p text:style-name="P77">Тестирование интерфейса пользователя</text:p>
        </text:list-item>
      </text:list>
      <text:list text:style-name="LFO108" text:continue-numbering="true">
        <text:list-item>
          <text:p text:style-name="P78">Тестирование производительности</text:p>
        </text:list-item>
      </text:list>
      <text:list text:style-name="LFO107" text:continue-numbering="true">
        <text:list-item>
          <text:p text:style-name="P79"><text:span text:style-name="T80">Тестирование безопасности</text:span><text:line-break/></text:p>
        </text:list-item>
      </text:list>
      <text:p text:style-name="P81">9. Установление сроков</text:p>
      <text:list text:style-name="LFO70" text:continue-numbering="true">
        <text:list-item>
          <text:p text:style-name="P82">Общий срок реализации проекта: 5 дней</text:p>
        </text:list-item>
      </text:list>
      <text:h text:style-name="P83" text:outline-level="2">10. Карта приложения (структура разделов/экранов)</text:h>
      <text:h text:style-name="P84" text:outline-level="3">10.1. Пользовательская часть</text:h>
      <text:list text:style-name="LFO107" text:continue-numbering="true">
        <text:list-item>
          <text:p text:style-name="P85">Окно авторизации/регистрации</text:p>
        </text:list-item>
        <text:list-item>
          <text:p text:style-name="P86">Форма входа (телефон, пароль)</text:p>
        </text:list-item>
        <text:list-item>
          <text:p text:style-name="P87">Форма регистрации (ФИО, телефон, email)</text:p>
        </text:list-item>
        <text:list-item>
          <text:p text:style-name="P88">Главный экран</text:p>
        </text:list-item>
        <text:list-item>
          <text:p text:style-name="P89">Интерактивная карта города с автомобилями</text:p>
        </text:list-item>
        <text:list-item>
          <text:p text:style-name="P90">Фильтры по типам автомобилей</text:p>
        </text:list-item>
        <text:list-item>
          <text:p text:style-name="P91">Окно информации об автомобиле</text:p>
        </text:list-item>
        <text:list-item>
          <text:p text:style-name="P92">Фото автомобиля</text:p>
        </text:list-item>
        <text:list-item>
          <text:p text:style-name="P93">Детальная информация (марка, модель, год, уровень топлива)</text:p>
        </text:list-item>
        <text:list-item>
          <text:p text:style-name="P94">Стоимость аренды</text:p>
        </text:list-item>
        <text:list-item>
          <text:p text:style-name="P95">Кнопка "Арендовать"</text:p>
        </text:list-item>
        <text:list-item>
          <text:p text:style-name="P96">Окно оформления аренды</text:p>
        </text:list-item>
        <text:list-item>
          <text:p text:style-name="P97">Выбор продолжительности аренды</text:p>
        </text:list-item>
        <text:list-item>
          <text:p text:style-name="P98">Расчет стоимости</text:p>
        </text:list-item>
        <text:list-item>
          <text:p text:style-name="P99">Кнопка "Перейти к оплате"</text:p>
        </text:list-item>
        <text:list-item>
          <text:p text:style-name="P100">Окно оплаты</text:p>
        </text:list-item>
        <text:list-item>
          <text:p text:style-name="P101">Форма ввода данных карты</text:p>
        </text:list-item>
        <text:list-item>
          <text:p text:style-name="P102">Выбор способа оплаты</text:p>
        </text:list-item>
        <text:list-item>
          <text:p text:style-name="P103">Кнопка "Оплатить"</text:p>
        </text:list-item>
        <text:list-item>
          <text:p text:style-name="P104">Окно управления текущей арендой</text:p>
        </text:list-item>
        <text:list-item>
          <text:p text:style-name="P105">Информация о текущей аренде</text:p>
        </text:list-item>
        <text:list-item>
          <text:p text:style-name="P106">Кнопки "Открыть" и "Закрыть" автомобиль</text:p>
        </text:list-item>
        <text:list-item>
          <text:p text:style-name="P107">Кнопка "Завершить аренду"</text:p>
        </text:list-item>
        <text:list-item>
          <text:p text:style-name="P108">Окно чата с поддержкой</text:p>
        </text:list-item>
        <text:list-item>
          <text:p text:style-name="P109">История сообщений</text:p>
        </text:list-item>
        <text:list-item>
          <text:p text:style-name="P110">Поле ввода сообщения</text:p>
        </text:list-item>
        <text:list-item>
          <text:p text:style-name="P111">Профиль пользователя</text:p>
        </text:list-item>
        <text:list-item>
          <text:p text:style-name="P112">Личная информация</text:p>
        </text:list-item>
        <text:list-item>
          <text:p text:style-name="P113">История аренд</text:p>
        </text:list-item>
      </text:list>
      <text:h text:style-name="P114" text:outline-level="3">10.2. Административная часть</text:h>
      <text:list text:style-name="LFO107" text:continue-numbering="true">
        <text:list-item>
          <text:p text:style-name="P115">Панель администратора</text:p>
        </text:list-item>
        <text:list-item>
          <text:p text:style-name="P116">Список пользователей</text:p>
        </text:list-item>
        <text:list-item>
          <text:p text:style-name="P117">Список автомобилей</text:p>
        </text:list-item>
        <text:list-item>
          <text:p text:style-name="P118">Сообщения пользователей</text:p>
        </text:list-item>
        <text:list-item>
          <text:p text:style-name="P119">Статистика использования</text:p>
        </text:list-item>
        <text:list-item>
          <text:p text:style-name="P120">Управление автопарком</text:p>
        </text:list-item>
        <text:list-item>
          <text:p text:style-name="P121">Публикация объявлений</text:p>
        </text:list-item>
      </text:list>
      <text:h text:style-name="P122" text:outline-level="2">11. Прототипы интерфейса</text:h>
      <text:list text:style-name="LFO107" text:continue-numbering="true">
        <text:list-item>
          <text:p text:style-name="P123"><text:span text:style-name="T124">Для разработки интерфейса будет использован прототип интерфейса "cars7". Дизайн будет придерживаться минималистичного стиля с использованием указанной цветовой схемы (черный, темно-серый, белый, красный).</text:span></text:p>
        </text:list-item>
      </text:list>
      <text:p text:style-name="P125"/>
      <text:p text:style-name="P126"/>
      <text:p text:style-name="P127"><text:line-break/><text:span text:style-name="T128">Стек технологий</text:span></text:p>
      <text:list text:style-name="LFO107" text:continue-numbering="true">
        <text:list-item>
          <text:p text:style-name="P129"><text:span text:style-name="T130">Платформа разработки:</text:span><text:span text:style-name="T131"><text:s/>WPF (.NET Framework)</text:span></text:p>
        </text:list-item>
        <text:list-item>
          <text:p text:style-name="P132"><text:span text:style-name="T133">Язык программирования:</text:span><text:span text:style-name="T134"><text:s/>C#</text:span></text:p>
        </text:list-item>
        <text:list-item>
          <text:p text:style-name="P135"><text:span text:style-name="T136">СУБД:</text:span><text:span text:style-name="T137"><text:s/>Microsoft SQL Server</text:span></text:p>
        </text:list-item>
        <text:list-item>
          <text:p text:style-name="P138"><text:span text:style-name="T139">Картографический сервис:</text:span><text:span text:style-name="T140"><text:s/>Google Maps API или 2ГИС API ( Картинка )</text:span></text:p>
        </text:list-item>
        <text:list-item>
          <text:p text:style-name="P141"><text:span text:style-name="T142">Система контроля версий:</text:span><text:span text:style-name="T143"><text:s/>Git</text:span></text:p>
        </text:list-item>
        <text:list-item>
          <text:p text:style-name="P144"><text:span text:style-name="T145">Хранилище кода:</text:span><text:span text:style-name="T146"><text:s/>GitHub</text:span><text:line-break/></text:p>
        </text:list-item>
      </text:list>
      <text:p text:style-name="P147"><text:line-break/><text:span text:style-name="T148">Проектирование структуры БД</text:span></text:p>
      <text:h text:style-name="P149" text:outline-level="3">Users (Пользователи)</text:h>
      <text:list text:style-name="LFO63" text:continue-numbering="true">
        <text:list-item>
          <text:p text:style-name="P150"><text:span text:style-name="T151">UserID</text:span><text:span text:style-name="T152"><text:s/>(PK) - уникальный идентификатор пользователя</text:span></text:p>
        </text:list-item>
      </text:list>
      <text:list text:style-name="LFO62" text:continue-numbering="true">
        <text:list-item>
          <text:p text:style-name="P153"><text:span text:style-name="T154">FullName</text:span><text:span text:style-name="T155"><text:s/>- полное имя пользователя</text:span></text:p>
        </text:list-item>
      </text:list>
      <text:list text:style-name="LFO61" text:continue-numbering="true">
        <text:list-item>
          <text:p text:style-name="P156"><text:span text:style-name="T157">Phone</text:span><text:span text:style-name="T158"><text:s/>- номер телефона (для авторизации)</text:span></text:p>
        </text:list-item>
      </text:list>
      <text:list text:style-name="LFO60" text:continue-numbering="true">
        <text:list-item>
          <text:p text:style-name="P159"><text:span text:style-name="T160">Email</text:span><text:span text:style-name="T161"><text:s/>- электронная почта</text:span></text:p>
        </text:list-item>
      </text:list>
      <text:list text:style-name="LFO59" text:continue-numbering="true">
        <text:list-item>
          <text:p text:style-name="P162"><text:span text:style-name="T163">PasswordHash</text:span><text:span text:style-name="T164"><text:s/>- хэш пароля</text:span></text:p>
        </text:list-item>
      </text:list>
      <text:list text:style-name="LFO58" text:continue-numbering="true">
        <text:list-item>
          <text:p text:style-name="P165"><text:span text:style-name="T166">RegistrationDate</text:span><text:span text:style-name="T167"><text:s/>- дата регистрации</text:span></text:p>
        </text:list-item>
      </text:list>
      <text:list text:style-name="LFO57" text:continue-numbering="true">
        <text:list-item>
          <text:p text:style-name="P168"><text:span text:style-name="T169">LastLoginDate</text:span><text:span text:style-name="T170"><text:s/>- дата последнего входа</text:span></text:p>
        </text:list-item>
      </text:list>
      <text:list text:style-name="LFO56" text:continue-numbering="true">
        <text:list-item>
          <text:p text:style-name="P171"><text:span text:style-name="T172">IsBlocked</text:span><text:span text:style-name="T173"><text:s/>- флаг блокировки аккаунта</text:span></text:p>
        </text:list-item>
      </text:list>
      <text:list text:style-name="LFO55" text:continue-numbering="true">
        <text:list-item>
          <text:p text:style-name="P174"><text:span text:style-name="T175">IsAdmin</text:span><text:span text:style-name="T176"><text:s/>- флаг администратора</text:span></text:p>
        </text:list-item>
      </text:list>
      <text:list text:style-name="LFO54" text:continue-numbering="true">
        <text:list-item>
          <text:p text:style-name="P177"><text:span text:style-name="T178">IsSupport</text:span><text:span text:style-name="T179"><text:s/>- флаг сотрудника поддержки</text:span></text:p>
        </text:list-item>
      </text:list>
      <text:h text:style-name="P180" text:outline-level="3">2. CarTypes (Типы автомобилей)</text:h>
      <text:list text:style-name="LFO53" text:continue-numbering="true">
        <text:list-item>
          <text:p text:style-name="P181"><text:span text:style-name="T182">TypeID</text:span><text:span text:style-name="T183"><text:s/>(PK) - уникальный идентификатор типа</text:span></text:p>
        </text:list-item>
      </text:list>
      <text:list text:style-name="LFO52" text:continue-numbering="true">
        <text:list-item>
          <text:p text:style-name="P184"><text:span text:style-name="T185">TypeName</text:span><text:span text:style-name="T186"><text:s/>- название типа (седан, внедорожник, кабриолет и т.д.)</text:span></text:p>
        </text:list-item>
      </text:list>
      <text:list text:style-name="LFO51" text:continue-numbering="true">
        <text:list-item>
          <text:p text:style-name="P187"><text:span text:style-name="T188">Description</text:span><text:span text:style-name="T189"><text:s/>- описание типа</text:span></text:p>
        </text:list-item>
      </text:list>
      <text:h text:style-name="P190" text:outline-level="3">3. CarBrands (Марки автомобилей)</text:h>
      <text:list text:style-name="LFO50" text:continue-numbering="true">
        <text:list-item>
          <text:p text:style-name="P191"><text:span text:style-name="T192">BrandID</text:span><text:span text:style-name="T193"><text:s/>(PK) - уникальный идентификатор марки</text:span></text:p>
        </text:list-item>
      </text:list>
      <text:list text:style-name="LFO49" text:continue-numbering="true">
        <text:list-item>
          <text:p text:style-name="P194"><text:span text:style-name="T195">BrandName</text:span><text:span text:style-name="T196"><text:s/>- название марки (Toyota, BMW, Lada и т.д.)</text:span></text:p>
        </text:list-item>
      </text:list>
      <text:list text:style-name="LFO48" text:continue-numbering="true">
        <text:list-item>
          <text:p text:style-name="P197"><text:span text:style-name="T198">CountryOfOrigin</text:span><text:span text:style-name="T199"><text:s/>- страна производитель</text:span></text:p>
        </text:list-item>
      </text:list>
      <text:h text:style-name="P200" text:outline-level="3">4. CarModels (Модели автомобилей)</text:h>
      <text:list text:style-name="LFO47" text:continue-numbering="true">
        <text:list-item>
          <text:p text:style-name="P201"><text:span text:style-name="T202">ModelID</text:span><text:span text:style-name="T203"><text:s/>(PK) - уникальный идентификатор модели</text:span></text:p>
        </text:list-item>
      </text:list>
      <text:list text:style-name="LFO46" text:continue-numbering="true">
        <text:list-item>
          <text:p text:style-name="P204"><text:span text:style-name="T205">BrandID</text:span><text:span text:style-name="T206"><text:s/>(FK) - ссылка на марку</text:span></text:p>
        </text:list-item>
      </text:list>
      <text:list text:style-name="LFO45" text:continue-numbering="true">
        <text:list-item>
          <text:p text:style-name="P207"><text:span text:style-name="T208">ModelName</text:span><text:span text:style-name="T209"><text:s/>- название модели (Camry, X5, Granta и т.д.)</text:span></text:p>
        </text:list-item>
      </text:list>
      <text:list text:style-name="LFO44" text:continue-numbering="true">
        <text:list-item>
          <text:p text:style-name="P210"><text:span text:style-name="T211">Year</text:span><text:span text:style-name="T212"><text:s/>- год выпуска</text:span></text:p>
        </text:list-item>
      </text:list>
      <text:list text:style-name="LFO43" text:continue-numbering="true">
        <text:list-item>
          <text:p text:style-name="P213"><text:span text:style-name="T214">TypeID</text:span><text:span text:style-name="T215"><text:s/>(FK) - ссылка на тип кузова</text:span></text:p>
        </text:list-item>
      </text:list>
      <text:h text:style-name="P216" text:outline-level="3">5. Cars (Автомобили)</text:h>
      <text:list text:style-name="LFO42" text:continue-numbering="true">
        <text:list-item>
          <text:p text:style-name="P217"><text:span text:style-name="T218">CarID</text:span><text:span text:style-name="T219"><text:s/>(PK) - уникальный идентификатор автомобиля</text:span></text:p>
        </text:list-item>
      </text:list>
      <text:list text:style-name="LFO41" text:continue-numbering="true">
        <text:list-item>
          <text:p text:style-name="P220"><text:span text:style-name="T221">ModelID</text:span><text:span text:style-name="T222"><text:s/>(FK) - ссылка на модель</text:span></text:p>
        </text:list-item>
      </text:list>
      <text:list text:style-name="LFO40" text:continue-numbering="true">
        <text:list-item>
          <text:p text:style-name="P223"><text:span text:style-name="T224">RegistrationNumber</text:span><text:span text:style-name="T225"><text:s/>- гос. номер</text:span></text:p>
        </text:list-item>
      </text:list>
      <text:list text:style-name="LFO39" text:continue-numbering="true">
        <text:list-item>
          <text:p text:style-name="P226"><text:span text:style-name="T227">Color</text:span><text:span text:style-name="T228"><text:s/>- цвет автомобиля</text:span></text:p>
        </text:list-item>
      </text:list>
      <text:list text:style-name="LFO38" text:continue-numbering="true">
        <text:list-item>
          <text:p text:style-name="P229"><text:span text:style-name="T230">PricePerMinute</text:span><text:span text:style-name="T231"><text:s/>- стоимость аренды за минуту</text:span></text:p>
        </text:list-item>
      </text:list>
      <text:list text:style-name="LFO37" text:continue-numbering="true">
        <text:list-item>
          <text:p text:style-name="P232"><text:span text:style-name="T233">FuelLevel</text:span><text:span text:style-name="T234"><text:s/>- уровень топлива (%)</text:span></text:p>
        </text:list-item>
      </text:list>
      <text:list text:style-name="LFO36" text:continue-numbering="true">
        <text:list-item>
          <text:p text:style-name="P235"><text:span text:style-name="T236">Latitude</text:span><text:span text:style-name="T237"><text:s/>- широта текущего местоположения</text:span></text:p>
        </text:list-item>
      </text:list>
      <text:list text:style-name="LFO35" text:continue-numbering="true">
        <text:list-item>
          <text:p text:style-name="P238"><text:span text:style-name="T239">Longitude</text:span><text:span text:style-name="T240"><text:s/>- долгота текущего местоположения</text:span></text:p>
        </text:list-item>
      </text:list>
      <text:list text:style-name="LFO34" text:continue-numbering="true">
        <text:list-item>
          <text:p text:style-name="P241"><text:span text:style-name="T242">IsAvailable</text:span><text:span text:style-name="T243"><text:s/>- доступность для аренды</text:span></text:p>
        </text:list-item>
      </text:list>
      <text:list text:style-name="LFO33" text:continue-numbering="true">
        <text:list-item>
          <text:p text:style-name="P244"><text:span text:style-name="T245">ImageURL</text:span><text:span text:style-name="T246"><text:s/>- ссылка на изображение автомобиля</text:span></text:p>
        </text:list-item>
      </text:list>
      <text:list text:style-name="LFO32" text:continue-numbering="true">
        <text:list-item>
          <text:p text:style-name="P247"><text:span text:style-name="T248">LastMaintenance</text:span><text:span text:style-name="T249"><text:s/>- дата последнего ТО</text:span></text:p>
        </text:list-item>
      </text:list>
      <text:h text:style-name="P250" text:outline-level="3">6. Rentals (Аренды)</text:h>
      <text:list text:style-name="LFO31" text:continue-numbering="true">
        <text:list-item>
          <text:p text:style-name="P251"><text:span text:style-name="T252">RentalID</text:span><text:span text:style-name="T253"><text:s/>(PK) - уникальный идентификатор аренды</text:span></text:p>
        </text:list-item>
      </text:list>
      <text:list text:style-name="LFO30" text:continue-numbering="true">
        <text:list-item>
          <text:p text:style-name="P254"><text:span text:style-name="T255">UserID</text:span><text:span text:style-name="T256"><text:s/>(FK) - ссылка на пользователя</text:span></text:p>
        </text:list-item>
      </text:list>
      <text:list text:style-name="LFO29" text:continue-numbering="true">
        <text:list-item>
          <text:p text:style-name="P257"><text:span text:style-name="T258">CarID</text:span><text:span text:style-name="T259"><text:s/>(FK) - ссылка на автомобиль</text:span></text:p>
        </text:list-item>
      </text:list>
      <text:list text:style-name="LFO28" text:continue-numbering="true">
        <text:list-item>
          <text:p text:style-name="P260"><text:span text:style-name="T261">StartTime</text:span><text:span text:style-name="T262"><text:s/>- время начала аренды</text:span></text:p>
        </text:list-item>
      </text:list>
      <text:list text:style-name="LFO27" text:continue-numbering="true">
        <text:list-item>
          <text:p text:style-name="P263"><text:span text:style-name="T264">EndTime</text:span><text:span text:style-name="T265"><text:s/>- плановое время окончания аренды</text:span></text:p>
        </text:list-item>
      </text:list>
      <text:list text:style-name="LFO26" text:continue-numbering="true">
        <text:list-item>
          <text:p text:style-name="P266"><text:span text:style-name="T267">ActualEndTime</text:span><text:span text:style-name="T268"><text:s/>- фактическое время окончания аренды</text:span></text:p>
        </text:list-item>
      </text:list>
      <text:list text:style-name="LFO25" text:continue-numbering="true">
        <text:list-item>
          <text:p text:style-name="P269"><text:span text:style-name="T270">TotalCost</text:span><text:span text:style-name="T271"><text:s/>- итоговая стоимость</text:span></text:p>
        </text:list-item>
      </text:list>
      <text:list text:style-name="LFO24" text:continue-numbering="true">
        <text:list-item>
          <text:p text:style-name="P272"><text:span text:style-name="T273">Status</text:span><text:span text:style-name="T274"><text:s/>- статус аренды (активная, завершенная, отмененная)</text:span></text:p>
        </text:list-item>
      </text:list>
      <text:list text:style-name="LFO23" text:continue-numbering="true">
        <text:list-item>
          <text:p text:style-name="P275"><text:span text:style-name="T276">PaymentStatus</text:span><text:span text:style-name="T277"><text:s/>- статус оплаты</text:span></text:p>
        </text:list-item>
      </text:list>
      <text:h text:style-name="P278" text:outline-level="3">7. Payments (Платежи)</text:h>
      <text:list text:style-name="LFO22" text:continue-numbering="true">
        <text:list-item>
          <text:p text:style-name="P279"><text:span text:style-name="T280">PaymentID</text:span><text:span text:style-name="T281"><text:s/>(PK) - уникальный идентификатор платежа</text:span></text:p>
        </text:list-item>
      </text:list>
      <text:list text:style-name="LFO21" text:continue-numbering="true">
        <text:list-item>
          <text:p text:style-name="P282"><text:span text:style-name="T283">RentalID</text:span><text:span text:style-name="T284"><text:s/>(FK) - ссылка на аренду</text:span></text:p>
        </text:list-item>
      </text:list>
      <text:list text:style-name="LFO20" text:continue-numbering="true">
        <text:list-item>
          <text:p text:style-name="P285"><text:span text:style-name="T286">Amount</text:span><text:span text:style-name="T287"><text:s/>- сумма платежа</text:span></text:p>
        </text:list-item>
      </text:list>
      <text:list text:style-name="LFO19" text:continue-numbering="true">
        <text:list-item>
          <text:p text:style-name="P288"><text:span text:style-name="T289">PaymentTime</text:span><text:span text:style-name="T290"><text:s/>- время платежа</text:span></text:p>
        </text:list-item>
      </text:list>
      <text:list text:style-name="LFO18" text:continue-numbering="true">
        <text:list-item>
          <text:p text:style-name="P291"><text:span text:style-name="T292">PaymentMethod</text:span><text:span text:style-name="T293"><text:s/>- способ оплаты (карта, СБП)</text:span></text:p>
        </text:list-item>
      </text:list>
      <text:list text:style-name="LFO17" text:continue-numbering="true">
        <text:list-item>
          <text:p text:style-name="P294"><text:span text:style-name="T295">Status</text:span><text:span text:style-name="T296"><text:s/>- статус платежа</text:span></text:p>
        </text:list-item>
      </text:list>
      <text:h text:style-name="P297" text:outline-level="3">8. SupportChats (Чаты поддержки)</text:h>
      <text:list text:style-name="LFO16" text:continue-numbering="true">
        <text:list-item>
          <text:p text:style-name="P298"><text:span text:style-name="T299">ChatID</text:span><text:span text:style-name="T300"><text:s/>(PK) - уникальный идентификатор чата</text:span></text:p>
        </text:list-item>
      </text:list>
      <text:list text:style-name="LFO15" text:continue-numbering="true">
        <text:list-item>
          <text:p text:style-name="P301"><text:span text:style-name="T302">UserID</text:span><text:span text:style-name="T303"><text:s/>(FK) - ссылка на пользователя</text:span></text:p>
        </text:list-item>
      </text:list>
      <text:list text:style-name="LFO14" text:continue-numbering="true">
        <text:list-item>
          <text:p text:style-name="P304"><text:span text:style-name="T305">CreatedAt</text:span><text:span text:style-name="T306"><text:s/>- время создания чата</text:span></text:p>
        </text:list-item>
      </text:list>
      <text:list text:style-name="LFO13" text:continue-numbering="true">
        <text:list-item>
          <text:p text:style-name="P307"><text:span text:style-name="T308">Status</text:span><text:span text:style-name="T309"><text:s/>- статус чата (открытый, закрытый)</text:span></text:p>
        </text:list-item>
      </text:list>
      <text:h text:style-name="P310" text:outline-level="3">9. Messages (Сообщения)</text:h>
      <text:list text:style-name="LFO12" text:continue-numbering="true">
        <text:list-item>
          <text:p text:style-name="P311"><text:span text:style-name="T312">MessageID</text:span><text:span text:style-name="T313"><text:s/>(PK) - уникальный идентификатор сообщения</text:span></text:p>
        </text:list-item>
      </text:list>
      <text:list text:style-name="LFO11" text:continue-numbering="true">
        <text:list-item>
          <text:p text:style-name="P314"><text:span text:style-name="T315">ChatID</text:span><text:span text:style-name="T316"><text:s/>(FK) - ссылка на чат</text:span></text:p>
        </text:list-item>
      </text:list>
      <text:list text:style-name="LFO10" text:continue-numbering="true">
        <text:list-item>
          <text:p text:style-name="P317"><text:span text:style-name="T318">SenderID</text:span><text:span text:style-name="T319"><text:s/>(FK) - ссылка на отправителя (пользователь или поддержка)</text:span></text:p>
        </text:list-item>
      </text:list>
      <text:list text:style-name="LFO9" text:continue-numbering="true">
        <text:list-item>
          <text:p text:style-name="P320"><text:span text:style-name="T321">Text</text:span><text:span text:style-name="T322"><text:s/>- текст сообщения</text:span></text:p>
        </text:list-item>
      </text:list>
      <text:list text:style-name="LFO8" text:continue-numbering="true">
        <text:list-item>
          <text:p text:style-name="P323"><text:span text:style-name="T324">SentTime</text:span><text:span text:style-name="T325"><text:s/>- время отправки</text:span></text:p>
        </text:list-item>
      </text:list>
      <text:list text:style-name="LFO7" text:continue-numbering="true">
        <text:list-item>
          <text:p text:style-name="P326"><text:span text:style-name="T327">IsRead</text:span><text:span text:style-name="T328"><text:s/>- прочитано ли сообщение</text:span></text:p>
        </text:list-item>
      </text:list>
      <text:h text:style-name="P329" text:outline-level="3">10. Announcements (Объявления/реклама)</text:h>
      <text:list text:style-name="LFO6" text:continue-numbering="true">
        <text:list-item>
          <text:p text:style-name="P330"><text:span text:style-name="T331">AnnouncementID</text:span><text:span text:style-name="T332"><text:s/>(PK) - уникальный идентификатор объявления</text:span></text:p>
        </text:list-item>
      </text:list>
      <text:list text:style-name="LFO5" text:continue-numbering="true">
        <text:list-item>
          <text:p text:style-name="P333"><text:span text:style-name="T334">Title</text:span><text:span text:style-name="T335"><text:s/>- заголовок</text:span></text:p>
        </text:list-item>
      </text:list>
      <text:list text:style-name="LFO4" text:continue-numbering="true">
        <text:list-item>
          <text:p text:style-name="P336"><text:span text:style-name="T337">Content</text:span><text:span text:style-name="T338"><text:s/>- содержание</text:span></text:p>
        </text:list-item>
      </text:list>
      <text:list text:style-name="LFO3" text:continue-numbering="true">
        <text:list-item>
          <text:p text:style-name="P339"><text:span text:style-name="T340">CreatedBy</text:span><text:span text:style-name="T341"><text:s/>(FK) - ссылка на администратора, создавшего объявление</text:span></text:p>
        </text:list-item>
      </text:list>
      <text:list text:style-name="LFO2" text:continue-numbering="true">
        <text:list-item>
          <text:p text:style-name="P342"><text:span text:style-name="T343">CreatedAt</text:span><text:span text:style-name="T344"><text:s/>- время создания</text:span></text:p>
        </text:list-item>
      </text:list>
      <text:list text:style-name="LFO1" text:continue-numbering="true">
        <text:list-item>
          <text:p text:style-name="P345"><text:span text:style-name="T346">IsActive</text:span><text:span text:style-name="T347"><text:s/>- активно ли объявление</text:span></text:p>
        </text:list-item>
      </text:list>
      <text:p text:style-name="P348"/>
      <text:p text:style-name="P349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/>
    </style:style>
    <style:style style:name="WW_CharLFO54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/>
    </style:style>
    <style:style style:name="WW_CharLFO58LVL9" style:family="text">
      <style:text-properties style:font-name="Wingdings"/>
    </style:style>
    <style:style style:name="WW_CharLFO59LVL1" style:family="text">
      <style:text-properties style:font-name="Symbol"/>
    </style:style>
    <style:style style:name="WW_CharLFO59LVL2" style:family="text">
      <style:text-properties style:font-name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/>
    </style:style>
    <style:style style:name="WW_CharLFO59LVL9" style:family="text">
      <style:text-properties style:font-name="Wingdings"/>
    </style:style>
    <style:style style:name="WW_CharLFO60LVL1" style:family="text">
      <style:text-properties style:font-name="Symbol"/>
    </style:style>
    <style:style style:name="WW_CharLFO60LVL2" style:family="text">
      <style:text-properties style:font-name="Courier New"/>
    </style:style>
    <style:style style:name="WW_CharLFO60LVL3" style:family="text">
      <style:text-properties style:font-name="Wingdings"/>
    </style:style>
    <style:style style:name="WW_CharLFO60LVL4" style:family="text">
      <style:text-properties style:font-name="Symbol"/>
    </style:style>
    <style:style style:name="WW_CharLFO60LVL5" style:family="text">
      <style:text-properties style:font-name="Courier New"/>
    </style:style>
    <style:style style:name="WW_CharLFO60LVL6" style:family="text">
      <style:text-properties style:font-name="Wingdings"/>
    </style:style>
    <style:style style:name="WW_CharLFO60LVL7" style:family="text">
      <style:text-properties style:font-name="Symbol"/>
    </style:style>
    <style:style style:name="WW_CharLFO60LVL8" style:family="text">
      <style:text-properties style:font-name="Courier New"/>
    </style:style>
    <style:style style:name="WW_CharLFO60LVL9" style:family="text">
      <style:text-properties style:font-name="Wingdings"/>
    </style:style>
    <style:style style:name="WW_CharLFO61LVL1" style:family="text">
      <style:text-properties style:font-name="Symbol"/>
    </style:style>
    <style:style style:name="WW_CharLFO61LVL2" style:family="text">
      <style:text-properties style:font-name="Courier New"/>
    </style:style>
    <style:style style:name="WW_CharLFO61LVL3" style:family="text">
      <style:text-properties style:font-name="Wingdings"/>
    </style:style>
    <style:style style:name="WW_CharLFO61LVL4" style:family="text">
      <style:text-properties style:font-name="Symbol"/>
    </style:style>
    <style:style style:name="WW_CharLFO61LVL5" style:family="text">
      <style:text-properties style:font-name="Courier New"/>
    </style:style>
    <style:style style:name="WW_CharLFO61LVL6" style:family="text">
      <style:text-properties style:font-name="Wingdings"/>
    </style:style>
    <style:style style:name="WW_CharLFO61LVL7" style:family="text">
      <style:text-properties style:font-name="Symbol"/>
    </style:style>
    <style:style style:name="WW_CharLFO61LVL8" style:family="text">
      <style:text-properties style:font-name="Courier New"/>
    </style:style>
    <style:style style:name="WW_CharLFO61LVL9" style:family="text">
      <style:text-properties style:font-name="Wingdings"/>
    </style:style>
    <style:style style:name="WW_CharLFO62LVL1" style:family="text">
      <style:text-properties style:font-name="Symbol"/>
    </style:style>
    <style:style style:name="WW_CharLFO62LVL2" style:family="text">
      <style:text-properties style:font-name="Courier New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Symbol"/>
    </style:style>
    <style:style style:name="WW_CharLFO62LVL5" style:family="text">
      <style:text-properties style:font-name="Courier New"/>
    </style:style>
    <style:style style:name="WW_CharLFO62LVL6" style:family="text">
      <style:text-properties style:font-name="Wingdings"/>
    </style:style>
    <style:style style:name="WW_CharLFO62LVL7" style:family="text">
      <style:text-properties style:font-name="Symbol"/>
    </style:style>
    <style:style style:name="WW_CharLFO62LVL8" style:family="text">
      <style:text-properties style:font-name="Courier New"/>
    </style:style>
    <style:style style:name="WW_CharLFO62LVL9" style:family="text">
      <style:text-properties style:font-name="Wingdings"/>
    </style:style>
    <style:style style:name="WW_CharLFO63LVL1" style:family="text">
      <style:text-properties style:font-name="Symbol"/>
    </style:style>
    <style:style style:name="WW_CharLFO63LVL2" style:family="text">
      <style:text-properties style:font-name="Courier New"/>
    </style:style>
    <style:style style:name="WW_CharLFO63LVL3" style:family="text">
      <style:text-properties style:font-name="Wingdings"/>
    </style:style>
    <style:style style:name="WW_CharLFO63LVL4" style:family="text">
      <style:text-properties style:font-name="Symbol"/>
    </style:style>
    <style:style style:name="WW_CharLFO63LVL5" style:family="text">
      <style:text-properties style:font-name="Courier New"/>
    </style:style>
    <style:style style:name="WW_CharLFO63LVL6" style:family="text">
      <style:text-properties style:font-name="Wingdings"/>
    </style:style>
    <style:style style:name="WW_CharLFO63LVL7" style:family="text">
      <style:text-properties style:font-name="Symbol"/>
    </style:style>
    <style:style style:name="WW_CharLFO63LVL8" style:family="text">
      <style:text-properties style:font-name="Courier New"/>
    </style:style>
    <style:style style:name="WW_CharLFO63LVL9" style:family="text">
      <style:text-properties style:font-name="Wingdings"/>
    </style:style>
    <style:style style:name="WW_CharLFO64LVL1" style:family="text">
      <style:text-properties style:font-name="Symbol"/>
    </style:style>
    <style:style style:name="WW_CharLFO64LVL2" style:family="text">
      <style:text-properties style:font-name="Courier New"/>
    </style:style>
    <style:style style:name="WW_CharLFO64LVL3" style:family="text">
      <style:text-properties style:font-name="Wingdings"/>
    </style:style>
    <style:style style:name="WW_CharLFO64LVL4" style:family="text">
      <style:text-properties style:font-name="Symbol"/>
    </style:style>
    <style:style style:name="WW_CharLFO64LVL5" style:family="text">
      <style:text-properties style:font-name="Courier New"/>
    </style:style>
    <style:style style:name="WW_CharLFO64LVL6" style:family="text">
      <style:text-properties style:font-name="Wingdings"/>
    </style:style>
    <style:style style:name="WW_CharLFO64LVL7" style:family="text">
      <style:text-properties style:font-name="Symbol"/>
    </style:style>
    <style:style style:name="WW_CharLFO64LVL8" style:family="text">
      <style:text-properties style:font-name="Courier New"/>
    </style:style>
    <style:style style:name="WW_CharLFO64LVL9" style:family="text">
      <style:text-properties style:font-name="Wingdings"/>
    </style:style>
    <style:style style:name="WW_CharLFO65LVL1" style:family="text">
      <style:text-properties style:font-name="Symbol"/>
    </style:style>
    <style:style style:name="WW_CharLFO65LVL2" style:family="text">
      <style:text-properties style:font-name="Courier New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Symbol"/>
    </style:style>
    <style:style style:name="WW_CharLFO65LVL5" style:family="text">
      <style:text-properties style:font-name="Courier New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Symbol"/>
    </style:style>
    <style:style style:name="WW_CharLFO65LVL8" style:family="text">
      <style:text-properties style:font-name="Courier New"/>
    </style:style>
    <style:style style:name="WW_CharLFO65LVL9" style:family="text">
      <style:text-properties style:font-name="Wingdings"/>
    </style:style>
    <style:style style:name="WW_CharLFO66LVL1" style:family="text">
      <style:text-properties style:font-name="Symbol"/>
    </style:style>
    <style:style style:name="WW_CharLFO66LVL2" style:family="text">
      <style:text-properties style:font-name="Courier New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Symbol"/>
    </style:style>
    <style:style style:name="WW_CharLFO66LVL5" style:family="text">
      <style:text-properties style:font-name="Courier New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Symbol"/>
    </style:style>
    <style:style style:name="WW_CharLFO66LVL8" style:family="text">
      <style:text-properties style:font-name="Courier New"/>
    </style:style>
    <style:style style:name="WW_CharLFO66LVL9" style:family="text">
      <style:text-properties style:font-name="Wingdings"/>
    </style:style>
    <style:style style:name="WW_CharLFO67LVL1" style:family="text">
      <style:text-properties style:font-name="Symbol"/>
    </style:style>
    <style:style style:name="WW_CharLFO67LVL2" style:family="text">
      <style:text-properties style:font-name="Courier New"/>
    </style:style>
    <style:style style:name="WW_CharLFO67LVL3" style:family="text">
      <style:text-properties style:font-name="Wingdings"/>
    </style:style>
    <style:style style:name="WW_CharLFO67LVL4" style:family="text">
      <style:text-properties style:font-name="Symbol"/>
    </style:style>
    <style:style style:name="WW_CharLFO67LVL5" style:family="text">
      <style:text-properties style:font-name="Courier New"/>
    </style:style>
    <style:style style:name="WW_CharLFO67LVL6" style:family="text">
      <style:text-properties style:font-name="Wingdings"/>
    </style:style>
    <style:style style:name="WW_CharLFO67LVL7" style:family="text">
      <style:text-properties style:font-name="Symbol"/>
    </style:style>
    <style:style style:name="WW_CharLFO67LVL8" style:family="text">
      <style:text-properties style:font-name="Courier New"/>
    </style:style>
    <style:style style:name="WW_CharLFO67LVL9" style:family="text">
      <style:text-properties style:font-name="Wingdings"/>
    </style:style>
    <style:style style:name="WW_CharLFO68LVL1" style:family="text">
      <style:text-properties style:font-name="Symbol"/>
    </style:style>
    <style:style style:name="WW_CharLFO68LVL2" style:family="text">
      <style:text-properties style:font-name="Courier New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Symbol"/>
    </style:style>
    <style:style style:name="WW_CharLFO68LVL5" style:family="text">
      <style:text-properties style:font-name="Courier New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Symbol"/>
    </style:style>
    <style:style style:name="WW_CharLFO68LVL8" style:family="text">
      <style:text-properties style:font-name="Courier New"/>
    </style:style>
    <style:style style:name="WW_CharLFO68LVL9" style:family="text">
      <style:text-properties style:font-name="Wingdings"/>
    </style:style>
    <style:style style:name="WW_CharLFO69LVL1" style:family="text">
      <style:text-properties style:font-name="Symbol"/>
    </style:style>
    <style:style style:name="WW_CharLFO69LVL2" style:family="text">
      <style:text-properties style:font-name="Courier New"/>
    </style:style>
    <style:style style:name="WW_CharLFO69LVL3" style:family="text">
      <style:text-properties style:font-name="Wingdings"/>
    </style:style>
    <style:style style:name="WW_CharLFO69LVL4" style:family="text">
      <style:text-properties style:font-name="Symbol"/>
    </style:style>
    <style:style style:name="WW_CharLFO69LVL5" style:family="text">
      <style:text-properties style:font-name="Courier New"/>
    </style:style>
    <style:style style:name="WW_CharLFO69LVL6" style:family="text">
      <style:text-properties style:font-name="Wingdings"/>
    </style:style>
    <style:style style:name="WW_CharLFO69LVL7" style:family="text">
      <style:text-properties style:font-name="Symbol"/>
    </style:style>
    <style:style style:name="WW_CharLFO69LVL8" style:family="text">
      <style:text-properties style:font-name="Courier New"/>
    </style:style>
    <style:style style:name="WW_CharLFO69LVL9" style:family="text">
      <style:text-properties style:font-name="Wingdings"/>
    </style:style>
    <style:style style:name="WW_CharLFO70LVL1" style:family="text">
      <style:text-properties style:font-name="Symbol"/>
    </style:style>
    <style:style style:name="WW_CharLFO70LVL2" style:family="text">
      <style:text-properties style:font-name="Courier New"/>
    </style:style>
    <style:style style:name="WW_CharLFO70LVL3" style:family="text">
      <style:text-properties style:font-name="Wingdings"/>
    </style:style>
    <style:style style:name="WW_CharLFO70LVL4" style:family="text">
      <style:text-properties style:font-name="Symbol"/>
    </style:style>
    <style:style style:name="WW_CharLFO70LVL5" style:family="text">
      <style:text-properties style:font-name="Courier New"/>
    </style:style>
    <style:style style:name="WW_CharLFO70LVL6" style:family="text">
      <style:text-properties style:font-name="Wingdings"/>
    </style:style>
    <style:style style:name="WW_CharLFO70LVL7" style:family="text">
      <style:text-properties style:font-name="Symbol"/>
    </style:style>
    <style:style style:name="WW_CharLFO70LVL8" style:family="text">
      <style:text-properties style:font-name="Courier New"/>
    </style:style>
    <style:style style:name="WW_CharLFO70LVL9" style:family="text">
      <style:text-properties style:font-name="Wingdings"/>
    </style:style>
    <style:style style:name="WW_CharLFO71LVL1" style:family="text">
      <style:text-properties style:font-name="Symbol"/>
    </style:style>
    <style:style style:name="WW_CharLFO71LVL2" style:family="text">
      <style:text-properties style:font-name="Courier New"/>
    </style:style>
    <style:style style:name="WW_CharLFO71LVL3" style:family="text">
      <style:text-properties style:font-name="Wingdings"/>
    </style:style>
    <style:style style:name="WW_CharLFO71LVL4" style:family="text">
      <style:text-properties style:font-name="Symbol"/>
    </style:style>
    <style:style style:name="WW_CharLFO71LVL5" style:family="text">
      <style:text-properties style:font-name="Courier New"/>
    </style:style>
    <style:style style:name="WW_CharLFO71LVL6" style:family="text">
      <style:text-properties style:font-name="Wingdings"/>
    </style:style>
    <style:style style:name="WW_CharLFO71LVL7" style:family="text">
      <style:text-properties style:font-name="Symbol"/>
    </style:style>
    <style:style style:name="WW_CharLFO71LVL8" style:family="text">
      <style:text-properties style:font-name="Courier New"/>
    </style:style>
    <style:style style:name="WW_CharLFO71LVL9" style:family="text">
      <style:text-properties style:font-name="Wingdings"/>
    </style:style>
    <style:style style:name="WW_CharLFO72LVL1" style:family="text">
      <style:text-properties style:font-name="Symbol"/>
    </style:style>
    <style:style style:name="WW_CharLFO72LVL2" style:family="text">
      <style:text-properties style:font-name="Courier New"/>
    </style:style>
    <style:style style:name="WW_CharLFO72LVL3" style:family="text">
      <style:text-properties style:font-name="Wingdings"/>
    </style:style>
    <style:style style:name="WW_CharLFO72LVL4" style:family="text">
      <style:text-properties style:font-name="Symbol"/>
    </style:style>
    <style:style style:name="WW_CharLFO72LVL5" style:family="text">
      <style:text-properties style:font-name="Courier New"/>
    </style:style>
    <style:style style:name="WW_CharLFO72LVL6" style:family="text">
      <style:text-properties style:font-name="Wingdings"/>
    </style:style>
    <style:style style:name="WW_CharLFO72LVL7" style:family="text">
      <style:text-properties style:font-name="Symbol"/>
    </style:style>
    <style:style style:name="WW_CharLFO72LVL8" style:family="text">
      <style:text-properties style:font-name="Courier New"/>
    </style:style>
    <style:style style:name="WW_CharLFO72LVL9" style:family="text">
      <style:text-properties style:font-name="Wingdings"/>
    </style:style>
    <style:style style:name="WW_CharLFO73LVL1" style:family="text">
      <style:text-properties style:font-name="Symbol"/>
    </style:style>
    <style:style style:name="WW_CharLFO73LVL2" style:family="text">
      <style:text-properties style:font-name="Courier New"/>
    </style:style>
    <style:style style:name="WW_CharLFO73LVL3" style:family="text">
      <style:text-properties style:font-name="Wingdings"/>
    </style:style>
    <style:style style:name="WW_CharLFO73LVL4" style:family="text">
      <style:text-properties style:font-name="Symbol"/>
    </style:style>
    <style:style style:name="WW_CharLFO73LVL5" style:family="text">
      <style:text-properties style:font-name="Courier New"/>
    </style:style>
    <style:style style:name="WW_CharLFO73LVL6" style:family="text">
      <style:text-properties style:font-name="Wingdings"/>
    </style:style>
    <style:style style:name="WW_CharLFO73LVL7" style:family="text">
      <style:text-properties style:font-name="Symbol"/>
    </style:style>
    <style:style style:name="WW_CharLFO73LVL8" style:family="text">
      <style:text-properties style:font-name="Courier New"/>
    </style:style>
    <style:style style:name="WW_CharLFO73LVL9" style:family="text">
      <style:text-properties style:font-name="Wingdings"/>
    </style:style>
    <style:style style:name="WW_CharLFO74LVL1" style:family="text">
      <style:text-properties style:font-name="Symbol"/>
    </style:style>
    <style:style style:name="WW_CharLFO74LVL2" style:family="text">
      <style:text-properties style:font-name="Courier New"/>
    </style:style>
    <style:style style:name="WW_CharLFO74LVL3" style:family="text">
      <style:text-properties style:font-name="Wingdings"/>
    </style:style>
    <style:style style:name="WW_CharLFO74LVL4" style:family="text">
      <style:text-properties style:font-name="Symbol"/>
    </style:style>
    <style:style style:name="WW_CharLFO74LVL5" style:family="text">
      <style:text-properties style:font-name="Courier New"/>
    </style:style>
    <style:style style:name="WW_CharLFO74LVL6" style:family="text">
      <style:text-properties style:font-name="Wingdings"/>
    </style:style>
    <style:style style:name="WW_CharLFO74LVL7" style:family="text">
      <style:text-properties style:font-name="Symbol"/>
    </style:style>
    <style:style style:name="WW_CharLFO74LVL8" style:family="text">
      <style:text-properties style:font-name="Courier New"/>
    </style:style>
    <style:style style:name="WW_CharLFO74LVL9" style:family="text">
      <style:text-properties style:font-name="Wingdings"/>
    </style:style>
    <style:style style:name="WW_CharLFO75LVL1" style:family="text">
      <style:text-properties style:font-name="Symbol"/>
    </style:style>
    <style:style style:name="WW_CharLFO75LVL2" style:family="text">
      <style:text-properties style:font-name="Courier New"/>
    </style:style>
    <style:style style:name="WW_CharLFO75LVL3" style:family="text">
      <style:text-properties style:font-name="Wingdings"/>
    </style:style>
    <style:style style:name="WW_CharLFO75LVL4" style:family="text">
      <style:text-properties style:font-name="Symbol"/>
    </style:style>
    <style:style style:name="WW_CharLFO75LVL5" style:family="text">
      <style:text-properties style:font-name="Courier New"/>
    </style:style>
    <style:style style:name="WW_CharLFO75LVL6" style:family="text">
      <style:text-properties style:font-name="Wingdings"/>
    </style:style>
    <style:style style:name="WW_CharLFO75LVL7" style:family="text">
      <style:text-properties style:font-name="Symbol"/>
    </style:style>
    <style:style style:name="WW_CharLFO75LVL8" style:family="text">
      <style:text-properties style:font-name="Courier New"/>
    </style:style>
    <style:style style:name="WW_CharLFO75LVL9" style:family="text">
      <style:text-properties style:font-name="Wingdings"/>
    </style:style>
    <style:style style:name="WW_CharLFO76LVL1" style:family="text">
      <style:text-properties style:font-name="Symbol"/>
    </style:style>
    <style:style style:name="WW_CharLFO76LVL2" style:family="text">
      <style:text-properties style:font-name="Courier New"/>
    </style:style>
    <style:style style:name="WW_CharLFO76LVL3" style:family="text">
      <style:text-properties style:font-name="Wingdings"/>
    </style:style>
    <style:style style:name="WW_CharLFO76LVL4" style:family="text">
      <style:text-properties style:font-name="Symbol"/>
    </style:style>
    <style:style style:name="WW_CharLFO76LVL5" style:family="text">
      <style:text-properties style:font-name="Courier New"/>
    </style:style>
    <style:style style:name="WW_CharLFO76LVL6" style:family="text">
      <style:text-properties style:font-name="Wingdings"/>
    </style:style>
    <style:style style:name="WW_CharLFO76LVL7" style:family="text">
      <style:text-properties style:font-name="Symbol"/>
    </style:style>
    <style:style style:name="WW_CharLFO76LVL8" style:family="text">
      <style:text-properties style:font-name="Courier New"/>
    </style:style>
    <style:style style:name="WW_CharLFO76LVL9" style:family="text">
      <style:text-properties style:font-name="Wingdings"/>
    </style:style>
    <style:style style:name="WW_CharLFO77LVL1" style:family="text">
      <style:text-properties style:font-name="Symbol"/>
    </style:style>
    <style:style style:name="WW_CharLFO77LVL2" style:family="text">
      <style:text-properties style:font-name="Courier New"/>
    </style:style>
    <style:style style:name="WW_CharLFO77LVL3" style:family="text">
      <style:text-properties style:font-name="Wingdings"/>
    </style:style>
    <style:style style:name="WW_CharLFO77LVL4" style:family="text">
      <style:text-properties style:font-name="Symbol"/>
    </style:style>
    <style:style style:name="WW_CharLFO77LVL5" style:family="text">
      <style:text-properties style:font-name="Courier New"/>
    </style:style>
    <style:style style:name="WW_CharLFO77LVL6" style:family="text">
      <style:text-properties style:font-name="Wingdings"/>
    </style:style>
    <style:style style:name="WW_CharLFO77LVL7" style:family="text">
      <style:text-properties style:font-name="Symbol"/>
    </style:style>
    <style:style style:name="WW_CharLFO77LVL8" style:family="text">
      <style:text-properties style:font-name="Courier New"/>
    </style:style>
    <style:style style:name="WW_CharLFO77LVL9" style:family="text">
      <style:text-properties style:font-name="Wingdings"/>
    </style:style>
    <style:style style:name="WW_CharLFO78LVL1" style:family="text">
      <style:text-properties style:font-name="Symbol"/>
    </style:style>
    <style:style style:name="WW_CharLFO78LVL2" style:family="text">
      <style:text-properties style:font-name="Courier New"/>
    </style:style>
    <style:style style:name="WW_CharLFO78LVL3" style:family="text">
      <style:text-properties style:font-name="Wingdings"/>
    </style:style>
    <style:style style:name="WW_CharLFO78LVL4" style:family="text">
      <style:text-properties style:font-name="Symbol"/>
    </style:style>
    <style:style style:name="WW_CharLFO78LVL5" style:family="text">
      <style:text-properties style:font-name="Courier New"/>
    </style:style>
    <style:style style:name="WW_CharLFO78LVL6" style:family="text">
      <style:text-properties style:font-name="Wingdings"/>
    </style:style>
    <style:style style:name="WW_CharLFO78LVL7" style:family="text">
      <style:text-properties style:font-name="Symbol"/>
    </style:style>
    <style:style style:name="WW_CharLFO78LVL8" style:family="text">
      <style:text-properties style:font-name="Courier New"/>
    </style:style>
    <style:style style:name="WW_CharLFO78LVL9" style:family="text">
      <style:text-properties style:font-name="Wingdings"/>
    </style:style>
    <style:style style:name="WW_CharLFO79LVL1" style:family="text">
      <style:text-properties style:font-name="Symbol"/>
    </style:style>
    <style:style style:name="WW_CharLFO79LVL2" style:family="text">
      <style:text-properties style:font-name="Courier New"/>
    </style:style>
    <style:style style:name="WW_CharLFO79LVL3" style:family="text">
      <style:text-properties style:font-name="Wingdings"/>
    </style:style>
    <style:style style:name="WW_CharLFO79LVL4" style:family="text">
      <style:text-properties style:font-name="Symbol"/>
    </style:style>
    <style:style style:name="WW_CharLFO79LVL5" style:family="text">
      <style:text-properties style:font-name="Courier New"/>
    </style:style>
    <style:style style:name="WW_CharLFO79LVL6" style:family="text">
      <style:text-properties style:font-name="Wingdings"/>
    </style:style>
    <style:style style:name="WW_CharLFO79LVL7" style:family="text">
      <style:text-properties style:font-name="Symbol"/>
    </style:style>
    <style:style style:name="WW_CharLFO79LVL8" style:family="text">
      <style:text-properties style:font-name="Courier New"/>
    </style:style>
    <style:style style:name="WW_CharLFO79LVL9" style:family="text">
      <style:text-properties style:font-name="Wingdings"/>
    </style:style>
    <style:style style:name="WW_CharLFO80LVL1" style:family="text">
      <style:text-properties style:font-name="Symbol"/>
    </style:style>
    <style:style style:name="WW_CharLFO80LVL2" style:family="text">
      <style:text-properties style:font-name="Courier New"/>
    </style:style>
    <style:style style:name="WW_CharLFO80LVL3" style:family="text">
      <style:text-properties style:font-name="Wingdings"/>
    </style:style>
    <style:style style:name="WW_CharLFO80LVL4" style:family="text">
      <style:text-properties style:font-name="Symbol"/>
    </style:style>
    <style:style style:name="WW_CharLFO80LVL5" style:family="text">
      <style:text-properties style:font-name="Courier New"/>
    </style:style>
    <style:style style:name="WW_CharLFO80LVL6" style:family="text">
      <style:text-properties style:font-name="Wingdings"/>
    </style:style>
    <style:style style:name="WW_CharLFO80LVL7" style:family="text">
      <style:text-properties style:font-name="Symbol"/>
    </style:style>
    <style:style style:name="WW_CharLFO80LVL8" style:family="text">
      <style:text-properties style:font-name="Courier New"/>
    </style:style>
    <style:style style:name="WW_CharLFO80LVL9" style:family="text">
      <style:text-properties style:font-name="Wingdings"/>
    </style:style>
    <style:style style:name="WW_CharLFO81LVL1" style:family="text">
      <style:text-properties style:font-name="Symbol"/>
    </style:style>
    <style:style style:name="WW_CharLFO81LVL2" style:family="text">
      <style:text-properties style:font-name="Courier New"/>
    </style:style>
    <style:style style:name="WW_CharLFO81LVL3" style:family="text">
      <style:text-properties style:font-name="Wingdings"/>
    </style:style>
    <style:style style:name="WW_CharLFO81LVL4" style:family="text">
      <style:text-properties style:font-name="Symbol"/>
    </style:style>
    <style:style style:name="WW_CharLFO81LVL5" style:family="text">
      <style:text-properties style:font-name="Courier New"/>
    </style:style>
    <style:style style:name="WW_CharLFO81LVL6" style:family="text">
      <style:text-properties style:font-name="Wingdings"/>
    </style:style>
    <style:style style:name="WW_CharLFO81LVL7" style:family="text">
      <style:text-properties style:font-name="Symbol"/>
    </style:style>
    <style:style style:name="WW_CharLFO81LVL8" style:family="text">
      <style:text-properties style:font-name="Courier New"/>
    </style:style>
    <style:style style:name="WW_CharLFO81LVL9" style:family="text">
      <style:text-properties style:font-name="Wingdings"/>
    </style:style>
    <style:style style:name="WW_CharLFO82LVL1" style:family="text">
      <style:text-properties style:font-name="Symbol"/>
    </style:style>
    <style:style style:name="WW_CharLFO82LVL2" style:family="text">
      <style:text-properties style:font-name="Courier New"/>
    </style:style>
    <style:style style:name="WW_CharLFO82LVL3" style:family="text">
      <style:text-properties style:font-name="Wingdings"/>
    </style:style>
    <style:style style:name="WW_CharLFO82LVL4" style:family="text">
      <style:text-properties style:font-name="Symbol"/>
    </style:style>
    <style:style style:name="WW_CharLFO82LVL5" style:family="text">
      <style:text-properties style:font-name="Courier New"/>
    </style:style>
    <style:style style:name="WW_CharLFO82LVL6" style:family="text">
      <style:text-properties style:font-name="Wingdings"/>
    </style:style>
    <style:style style:name="WW_CharLFO82LVL7" style:family="text">
      <style:text-properties style:font-name="Symbol"/>
    </style:style>
    <style:style style:name="WW_CharLFO82LVL8" style:family="text">
      <style:text-properties style:font-name="Courier New"/>
    </style:style>
    <style:style style:name="WW_CharLFO82LVL9" style:family="text">
      <style:text-properties style:font-name="Wingdings"/>
    </style:style>
    <style:style style:name="WW_CharLFO83LVL1" style:family="text">
      <style:text-properties style:font-name="Symbol"/>
    </style:style>
    <style:style style:name="WW_CharLFO83LVL2" style:family="text">
      <style:text-properties style:font-name="Courier New"/>
    </style:style>
    <style:style style:name="WW_CharLFO83LVL3" style:family="text">
      <style:text-properties style:font-name="Wingdings"/>
    </style:style>
    <style:style style:name="WW_CharLFO83LVL4" style:family="text">
      <style:text-properties style:font-name="Symbol"/>
    </style:style>
    <style:style style:name="WW_CharLFO83LVL5" style:family="text">
      <style:text-properties style:font-name="Courier New"/>
    </style:style>
    <style:style style:name="WW_CharLFO83LVL6" style:family="text">
      <style:text-properties style:font-name="Wingdings"/>
    </style:style>
    <style:style style:name="WW_CharLFO83LVL7" style:family="text">
      <style:text-properties style:font-name="Symbol"/>
    </style:style>
    <style:style style:name="WW_CharLFO83LVL8" style:family="text">
      <style:text-properties style:font-name="Courier New"/>
    </style:style>
    <style:style style:name="WW_CharLFO83LVL9" style:family="text">
      <style:text-properties style:font-name="Wingdings"/>
    </style:style>
    <style:style style:name="WW_CharLFO84LVL1" style:family="text">
      <style:text-properties style:font-name="Symbol"/>
    </style:style>
    <style:style style:name="WW_CharLFO84LVL2" style:family="text">
      <style:text-properties style:font-name="Courier New"/>
    </style:style>
    <style:style style:name="WW_CharLFO84LVL3" style:family="text">
      <style:text-properties style:font-name="Wingdings"/>
    </style:style>
    <style:style style:name="WW_CharLFO84LVL4" style:family="text">
      <style:text-properties style:font-name="Symbol"/>
    </style:style>
    <style:style style:name="WW_CharLFO84LVL5" style:family="text">
      <style:text-properties style:font-name="Courier New"/>
    </style:style>
    <style:style style:name="WW_CharLFO84LVL6" style:family="text">
      <style:text-properties style:font-name="Wingdings"/>
    </style:style>
    <style:style style:name="WW_CharLFO84LVL7" style:family="text">
      <style:text-properties style:font-name="Symbol"/>
    </style:style>
    <style:style style:name="WW_CharLFO84LVL8" style:family="text">
      <style:text-properties style:font-name="Courier New"/>
    </style:style>
    <style:style style:name="WW_CharLFO84LVL9" style:family="text">
      <style:text-properties style:font-name="Wingdings"/>
    </style:style>
    <style:style style:name="WW_CharLFO85LVL1" style:family="text">
      <style:text-properties style:font-name="Symbol"/>
    </style:style>
    <style:style style:name="WW_CharLFO85LVL2" style:family="text">
      <style:text-properties style:font-name="Courier New"/>
    </style:style>
    <style:style style:name="WW_CharLFO85LVL3" style:family="text">
      <style:text-properties style:font-name="Wingdings"/>
    </style:style>
    <style:style style:name="WW_CharLFO85LVL4" style:family="text">
      <style:text-properties style:font-name="Symbol"/>
    </style:style>
    <style:style style:name="WW_CharLFO85LVL5" style:family="text">
      <style:text-properties style:font-name="Courier New"/>
    </style:style>
    <style:style style:name="WW_CharLFO85LVL6" style:family="text">
      <style:text-properties style:font-name="Wingdings"/>
    </style:style>
    <style:style style:name="WW_CharLFO85LVL7" style:family="text">
      <style:text-properties style:font-name="Symbol"/>
    </style:style>
    <style:style style:name="WW_CharLFO85LVL8" style:family="text">
      <style:text-properties style:font-name="Courier New"/>
    </style:style>
    <style:style style:name="WW_CharLFO85LVL9" style:family="text">
      <style:text-properties style:font-name="Wingdings"/>
    </style:style>
    <style:style style:name="WW_CharLFO86LVL1" style:family="text">
      <style:text-properties style:font-name="Symbol"/>
    </style:style>
    <style:style style:name="WW_CharLFO86LVL2" style:family="text">
      <style:text-properties style:font-name="Courier New"/>
    </style:style>
    <style:style style:name="WW_CharLFO86LVL3" style:family="text">
      <style:text-properties style:font-name="Wingdings"/>
    </style:style>
    <style:style style:name="WW_CharLFO86LVL4" style:family="text">
      <style:text-properties style:font-name="Symbol"/>
    </style:style>
    <style:style style:name="WW_CharLFO86LVL5" style:family="text">
      <style:text-properties style:font-name="Courier New"/>
    </style:style>
    <style:style style:name="WW_CharLFO86LVL6" style:family="text">
      <style:text-properties style:font-name="Wingdings"/>
    </style:style>
    <style:style style:name="WW_CharLFO86LVL7" style:family="text">
      <style:text-properties style:font-name="Symbol"/>
    </style:style>
    <style:style style:name="WW_CharLFO86LVL8" style:family="text">
      <style:text-properties style:font-name="Courier New"/>
    </style:style>
    <style:style style:name="WW_CharLFO86LVL9" style:family="text">
      <style:text-properties style:font-name="Wingdings"/>
    </style:style>
    <style:style style:name="WW_CharLFO87LVL1" style:family="text">
      <style:text-properties style:font-name="Symbol"/>
    </style:style>
    <style:style style:name="WW_CharLFO87LVL2" style:family="text">
      <style:text-properties style:font-name="Courier New"/>
    </style:style>
    <style:style style:name="WW_CharLFO87LVL3" style:family="text">
      <style:text-properties style:font-name="Wingdings"/>
    </style:style>
    <style:style style:name="WW_CharLFO87LVL4" style:family="text">
      <style:text-properties style:font-name="Symbol"/>
    </style:style>
    <style:style style:name="WW_CharLFO87LVL5" style:family="text">
      <style:text-properties style:font-name="Courier New"/>
    </style:style>
    <style:style style:name="WW_CharLFO87LVL6" style:family="text">
      <style:text-properties style:font-name="Wingdings"/>
    </style:style>
    <style:style style:name="WW_CharLFO87LVL7" style:family="text">
      <style:text-properties style:font-name="Symbol"/>
    </style:style>
    <style:style style:name="WW_CharLFO87LVL8" style:family="text">
      <style:text-properties style:font-name="Courier New"/>
    </style:style>
    <style:style style:name="WW_CharLFO87LVL9" style:family="text">
      <style:text-properties style:font-name="Wingdings"/>
    </style:style>
    <style:style style:name="WW_CharLFO88LVL1" style:family="text">
      <style:text-properties style:font-name="Symbol"/>
    </style:style>
    <style:style style:name="WW_CharLFO88LVL2" style:family="text">
      <style:text-properties style:font-name="Courier New"/>
    </style:style>
    <style:style style:name="WW_CharLFO88LVL3" style:family="text">
      <style:text-properties style:font-name="Wingdings"/>
    </style:style>
    <style:style style:name="WW_CharLFO88LVL4" style:family="text">
      <style:text-properties style:font-name="Symbol"/>
    </style:style>
    <style:style style:name="WW_CharLFO88LVL5" style:family="text">
      <style:text-properties style:font-name="Courier New"/>
    </style:style>
    <style:style style:name="WW_CharLFO88LVL6" style:family="text">
      <style:text-properties style:font-name="Wingdings"/>
    </style:style>
    <style:style style:name="WW_CharLFO88LVL7" style:family="text">
      <style:text-properties style:font-name="Symbol"/>
    </style:style>
    <style:style style:name="WW_CharLFO88LVL8" style:family="text">
      <style:text-properties style:font-name="Courier New"/>
    </style:style>
    <style:style style:name="WW_CharLFO88LVL9" style:family="text">
      <style:text-properties style:font-name="Wingdings"/>
    </style:style>
    <style:style style:name="WW_CharLFO89LVL1" style:family="text">
      <style:text-properties style:font-name="Symbol"/>
    </style:style>
    <style:style style:name="WW_CharLFO89LVL2" style:family="text">
      <style:text-properties style:font-name="Courier New"/>
    </style:style>
    <style:style style:name="WW_CharLFO89LVL3" style:family="text">
      <style:text-properties style:font-name="Wingdings"/>
    </style:style>
    <style:style style:name="WW_CharLFO89LVL4" style:family="text">
      <style:text-properties style:font-name="Symbol"/>
    </style:style>
    <style:style style:name="WW_CharLFO89LVL5" style:family="text">
      <style:text-properties style:font-name="Courier New"/>
    </style:style>
    <style:style style:name="WW_CharLFO89LVL6" style:family="text">
      <style:text-properties style:font-name="Wingdings"/>
    </style:style>
    <style:style style:name="WW_CharLFO89LVL7" style:family="text">
      <style:text-properties style:font-name="Symbol"/>
    </style:style>
    <style:style style:name="WW_CharLFO89LVL8" style:family="text">
      <style:text-properties style:font-name="Courier New"/>
    </style:style>
    <style:style style:name="WW_CharLFO89LVL9" style:family="text">
      <style:text-properties style:font-name="Wingdings"/>
    </style:style>
    <style:style style:name="WW_CharLFO90LVL1" style:family="text">
      <style:text-properties style:font-name="Symbol"/>
    </style:style>
    <style:style style:name="WW_CharLFO90LVL2" style:family="text">
      <style:text-properties style:font-name="Courier New"/>
    </style:style>
    <style:style style:name="WW_CharLFO90LVL3" style:family="text">
      <style:text-properties style:font-name="Wingdings"/>
    </style:style>
    <style:style style:name="WW_CharLFO90LVL4" style:family="text">
      <style:text-properties style:font-name="Symbol"/>
    </style:style>
    <style:style style:name="WW_CharLFO90LVL5" style:family="text">
      <style:text-properties style:font-name="Courier New"/>
    </style:style>
    <style:style style:name="WW_CharLFO90LVL6" style:family="text">
      <style:text-properties style:font-name="Wingdings"/>
    </style:style>
    <style:style style:name="WW_CharLFO90LVL7" style:family="text">
      <style:text-properties style:font-name="Symbol"/>
    </style:style>
    <style:style style:name="WW_CharLFO90LVL8" style:family="text">
      <style:text-properties style:font-name="Courier New"/>
    </style:style>
    <style:style style:name="WW_CharLFO90LVL9" style:family="text">
      <style:text-properties style:font-name="Wingdings"/>
    </style:style>
    <style:style style:name="WW_CharLFO91LVL1" style:family="text">
      <style:text-properties style:font-name="Symbol"/>
    </style:style>
    <style:style style:name="WW_CharLFO91LVL2" style:family="text">
      <style:text-properties style:font-name="Courier New"/>
    </style:style>
    <style:style style:name="WW_CharLFO91LVL3" style:family="text">
      <style:text-properties style:font-name="Wingdings"/>
    </style:style>
    <style:style style:name="WW_CharLFO91LVL4" style:family="text">
      <style:text-properties style:font-name="Symbol"/>
    </style:style>
    <style:style style:name="WW_CharLFO91LVL5" style:family="text">
      <style:text-properties style:font-name="Courier New"/>
    </style:style>
    <style:style style:name="WW_CharLFO91LVL6" style:family="text">
      <style:text-properties style:font-name="Wingdings"/>
    </style:style>
    <style:style style:name="WW_CharLFO91LVL7" style:family="text">
      <style:text-properties style:font-name="Symbol"/>
    </style:style>
    <style:style style:name="WW_CharLFO91LVL8" style:family="text">
      <style:text-properties style:font-name="Courier New"/>
    </style:style>
    <style:style style:name="WW_CharLFO91LVL9" style:family="text">
      <style:text-properties style:font-name="Wingdings"/>
    </style:style>
    <style:style style:name="WW_CharLFO92LVL1" style:family="text">
      <style:text-properties style:font-name="Symbol"/>
    </style:style>
    <style:style style:name="WW_CharLFO92LVL2" style:family="text">
      <style:text-properties style:font-name="Courier New"/>
    </style:style>
    <style:style style:name="WW_CharLFO92LVL3" style:family="text">
      <style:text-properties style:font-name="Wingdings"/>
    </style:style>
    <style:style style:name="WW_CharLFO92LVL4" style:family="text">
      <style:text-properties style:font-name="Symbol"/>
    </style:style>
    <style:style style:name="WW_CharLFO92LVL5" style:family="text">
      <style:text-properties style:font-name="Courier New"/>
    </style:style>
    <style:style style:name="WW_CharLFO92LVL6" style:family="text">
      <style:text-properties style:font-name="Wingdings"/>
    </style:style>
    <style:style style:name="WW_CharLFO92LVL7" style:family="text">
      <style:text-properties style:font-name="Symbol"/>
    </style:style>
    <style:style style:name="WW_CharLFO92LVL8" style:family="text">
      <style:text-properties style:font-name="Courier New"/>
    </style:style>
    <style:style style:name="WW_CharLFO92LVL9" style:family="text">
      <style:text-properties style:font-name="Wingdings"/>
    </style:style>
    <style:style style:name="WW_CharLFO93LVL1" style:family="text">
      <style:text-properties style:font-name="Symbol"/>
    </style:style>
    <style:style style:name="WW_CharLFO93LVL2" style:family="text">
      <style:text-properties style:font-name="Courier New"/>
    </style:style>
    <style:style style:name="WW_CharLFO93LVL3" style:family="text">
      <style:text-properties style:font-name="Wingdings"/>
    </style:style>
    <style:style style:name="WW_CharLFO93LVL4" style:family="text">
      <style:text-properties style:font-name="Symbol"/>
    </style:style>
    <style:style style:name="WW_CharLFO93LVL5" style:family="text">
      <style:text-properties style:font-name="Courier New"/>
    </style:style>
    <style:style style:name="WW_CharLFO93LVL6" style:family="text">
      <style:text-properties style:font-name="Wingdings"/>
    </style:style>
    <style:style style:name="WW_CharLFO93LVL7" style:family="text">
      <style:text-properties style:font-name="Symbol"/>
    </style:style>
    <style:style style:name="WW_CharLFO93LVL8" style:family="text">
      <style:text-properties style:font-name="Courier New"/>
    </style:style>
    <style:style style:name="WW_CharLFO93LVL9" style:family="text">
      <style:text-properties style:font-name="Wingdings"/>
    </style:style>
    <style:style style:name="WW_CharLFO94LVL1" style:family="text">
      <style:text-properties style:font-name="Symbol"/>
    </style:style>
    <style:style style:name="WW_CharLFO94LVL2" style:family="text">
      <style:text-properties style:font-name="Courier New"/>
    </style:style>
    <style:style style:name="WW_CharLFO94LVL3" style:family="text">
      <style:text-properties style:font-name="Wingdings"/>
    </style:style>
    <style:style style:name="WW_CharLFO94LVL4" style:family="text">
      <style:text-properties style:font-name="Symbol"/>
    </style:style>
    <style:style style:name="WW_CharLFO94LVL5" style:family="text">
      <style:text-properties style:font-name="Courier New"/>
    </style:style>
    <style:style style:name="WW_CharLFO94LVL6" style:family="text">
      <style:text-properties style:font-name="Wingdings"/>
    </style:style>
    <style:style style:name="WW_CharLFO94LVL7" style:family="text">
      <style:text-properties style:font-name="Symbol"/>
    </style:style>
    <style:style style:name="WW_CharLFO94LVL8" style:family="text">
      <style:text-properties style:font-name="Courier New"/>
    </style:style>
    <style:style style:name="WW_CharLFO94LVL9" style:family="text">
      <style:text-properties style:font-name="Wingdings"/>
    </style:style>
    <style:style style:name="WW_CharLFO95LVL1" style:family="text">
      <style:text-properties style:font-name="Symbol"/>
    </style:style>
    <style:style style:name="WW_CharLFO95LVL2" style:family="text">
      <style:text-properties style:font-name="Courier New"/>
    </style:style>
    <style:style style:name="WW_CharLFO95LVL3" style:family="text">
      <style:text-properties style:font-name="Wingdings"/>
    </style:style>
    <style:style style:name="WW_CharLFO95LVL4" style:family="text">
      <style:text-properties style:font-name="Symbol"/>
    </style:style>
    <style:style style:name="WW_CharLFO95LVL5" style:family="text">
      <style:text-properties style:font-name="Courier New"/>
    </style:style>
    <style:style style:name="WW_CharLFO95LVL6" style:family="text">
      <style:text-properties style:font-name="Wingdings"/>
    </style:style>
    <style:style style:name="WW_CharLFO95LVL7" style:family="text">
      <style:text-properties style:font-name="Symbol"/>
    </style:style>
    <style:style style:name="WW_CharLFO95LVL8" style:family="text">
      <style:text-properties style:font-name="Courier New"/>
    </style:style>
    <style:style style:name="WW_CharLFO95LVL9" style:family="text">
      <style:text-properties style:font-name="Wingdings"/>
    </style:style>
    <style:style style:name="WW_CharLFO96LVL1" style:family="text">
      <style:text-properties style:font-name="Symbol"/>
    </style:style>
    <style:style style:name="WW_CharLFO96LVL2" style:family="text">
      <style:text-properties style:font-name="Courier New"/>
    </style:style>
    <style:style style:name="WW_CharLFO96LVL3" style:family="text">
      <style:text-properties style:font-name="Wingdings"/>
    </style:style>
    <style:style style:name="WW_CharLFO96LVL4" style:family="text">
      <style:text-properties style:font-name="Symbol"/>
    </style:style>
    <style:style style:name="WW_CharLFO96LVL5" style:family="text">
      <style:text-properties style:font-name="Courier New"/>
    </style:style>
    <style:style style:name="WW_CharLFO96LVL6" style:family="text">
      <style:text-properties style:font-name="Wingdings"/>
    </style:style>
    <style:style style:name="WW_CharLFO96LVL7" style:family="text">
      <style:text-properties style:font-name="Symbol"/>
    </style:style>
    <style:style style:name="WW_CharLFO96LVL8" style:family="text">
      <style:text-properties style:font-name="Courier New"/>
    </style:style>
    <style:style style:name="WW_CharLFO96LVL9" style:family="text">
      <style:text-properties style:font-name="Wingdings"/>
    </style:style>
    <style:style style:name="WW_CharLFO97LVL1" style:family="text">
      <style:text-properties style:font-name="Symbol"/>
    </style:style>
    <style:style style:name="WW_CharLFO97LVL2" style:family="text">
      <style:text-properties style:font-name="Courier New"/>
    </style:style>
    <style:style style:name="WW_CharLFO97LVL3" style:family="text">
      <style:text-properties style:font-name="Wingdings"/>
    </style:style>
    <style:style style:name="WW_CharLFO97LVL4" style:family="text">
      <style:text-properties style:font-name="Symbol"/>
    </style:style>
    <style:style style:name="WW_CharLFO97LVL5" style:family="text">
      <style:text-properties style:font-name="Courier New"/>
    </style:style>
    <style:style style:name="WW_CharLFO97LVL6" style:family="text">
      <style:text-properties style:font-name="Wingdings"/>
    </style:style>
    <style:style style:name="WW_CharLFO97LVL7" style:family="text">
      <style:text-properties style:font-name="Symbol"/>
    </style:style>
    <style:style style:name="WW_CharLFO97LVL8" style:family="text">
      <style:text-properties style:font-name="Courier New"/>
    </style:style>
    <style:style style:name="WW_CharLFO97LVL9" style:family="text">
      <style:text-properties style:font-name="Wingdings"/>
    </style:style>
    <style:style style:name="WW_CharLFO98LVL1" style:family="text">
      <style:text-properties style:font-name="Symbol"/>
    </style:style>
    <style:style style:name="WW_CharLFO98LVL2" style:family="text">
      <style:text-properties style:font-name="Courier New"/>
    </style:style>
    <style:style style:name="WW_CharLFO98LVL3" style:family="text">
      <style:text-properties style:font-name="Wingdings"/>
    </style:style>
    <style:style style:name="WW_CharLFO98LVL4" style:family="text">
      <style:text-properties style:font-name="Symbol"/>
    </style:style>
    <style:style style:name="WW_CharLFO98LVL5" style:family="text">
      <style:text-properties style:font-name="Courier New"/>
    </style:style>
    <style:style style:name="WW_CharLFO98LVL6" style:family="text">
      <style:text-properties style:font-name="Wingdings"/>
    </style:style>
    <style:style style:name="WW_CharLFO98LVL7" style:family="text">
      <style:text-properties style:font-name="Symbol"/>
    </style:style>
    <style:style style:name="WW_CharLFO98LVL8" style:family="text">
      <style:text-properties style:font-name="Courier New"/>
    </style:style>
    <style:style style:name="WW_CharLFO98LVL9" style:family="text">
      <style:text-properties style:font-name="Wingdings"/>
    </style:style>
    <style:style style:name="WW_CharLFO99LVL1" style:family="text">
      <style:text-properties style:font-name="Symbol"/>
    </style:style>
    <style:style style:name="WW_CharLFO99LVL2" style:family="text">
      <style:text-properties style:font-name="Courier New"/>
    </style:style>
    <style:style style:name="WW_CharLFO99LVL3" style:family="text">
      <style:text-properties style:font-name="Wingdings"/>
    </style:style>
    <style:style style:name="WW_CharLFO99LVL4" style:family="text">
      <style:text-properties style:font-name="Symbol"/>
    </style:style>
    <style:style style:name="WW_CharLFO99LVL5" style:family="text">
      <style:text-properties style:font-name="Courier New"/>
    </style:style>
    <style:style style:name="WW_CharLFO99LVL6" style:family="text">
      <style:text-properties style:font-name="Wingdings"/>
    </style:style>
    <style:style style:name="WW_CharLFO99LVL7" style:family="text">
      <style:text-properties style:font-name="Symbol"/>
    </style:style>
    <style:style style:name="WW_CharLFO99LVL8" style:family="text">
      <style:text-properties style:font-name="Courier New"/>
    </style:style>
    <style:style style:name="WW_CharLFO99LVL9" style:family="text">
      <style:text-properties style:font-name="Wingdings"/>
    </style:style>
    <style:style style:name="WW_CharLFO100LVL1" style:family="text">
      <style:text-properties style:font-name="Symbol"/>
    </style:style>
    <style:style style:name="WW_CharLFO100LVL2" style:family="text">
      <style:text-properties style:font-name="Courier New"/>
    </style:style>
    <style:style style:name="WW_CharLFO100LVL3" style:family="text">
      <style:text-properties style:font-name="Wingdings"/>
    </style:style>
    <style:style style:name="WW_CharLFO100LVL4" style:family="text">
      <style:text-properties style:font-name="Symbol"/>
    </style:style>
    <style:style style:name="WW_CharLFO100LVL5" style:family="text">
      <style:text-properties style:font-name="Courier New"/>
    </style:style>
    <style:style style:name="WW_CharLFO100LVL6" style:family="text">
      <style:text-properties style:font-name="Wingdings"/>
    </style:style>
    <style:style style:name="WW_CharLFO100LVL7" style:family="text">
      <style:text-properties style:font-name="Symbol"/>
    </style:style>
    <style:style style:name="WW_CharLFO100LVL8" style:family="text">
      <style:text-properties style:font-name="Courier New"/>
    </style:style>
    <style:style style:name="WW_CharLFO100LVL9" style:family="text">
      <style:text-properties style:font-name="Wingdings"/>
    </style:style>
    <style:style style:name="WW_CharLFO101LVL1" style:family="text">
      <style:text-properties style:font-name="Symbol"/>
    </style:style>
    <style:style style:name="WW_CharLFO101LVL2" style:family="text">
      <style:text-properties style:font-name="Courier New"/>
    </style:style>
    <style:style style:name="WW_CharLFO101LVL3" style:family="text">
      <style:text-properties style:font-name="Wingdings"/>
    </style:style>
    <style:style style:name="WW_CharLFO101LVL4" style:family="text">
      <style:text-properties style:font-name="Symbol"/>
    </style:style>
    <style:style style:name="WW_CharLFO101LVL5" style:family="text">
      <style:text-properties style:font-name="Courier New"/>
    </style:style>
    <style:style style:name="WW_CharLFO101LVL6" style:family="text">
      <style:text-properties style:font-name="Wingdings"/>
    </style:style>
    <style:style style:name="WW_CharLFO101LVL7" style:family="text">
      <style:text-properties style:font-name="Symbol"/>
    </style:style>
    <style:style style:name="WW_CharLFO101LVL8" style:family="text">
      <style:text-properties style:font-name="Courier New"/>
    </style:style>
    <style:style style:name="WW_CharLFO101LVL9" style:family="text">
      <style:text-properties style:font-name="Wingdings"/>
    </style:style>
    <style:style style:name="WW_CharLFO102LVL1" style:family="text">
      <style:text-properties style:font-name="Symbol"/>
    </style:style>
    <style:style style:name="WW_CharLFO102LVL2" style:family="text">
      <style:text-properties style:font-name="Courier New"/>
    </style:style>
    <style:style style:name="WW_CharLFO102LVL3" style:family="text">
      <style:text-properties style:font-name="Wingdings"/>
    </style:style>
    <style:style style:name="WW_CharLFO102LVL4" style:family="text">
      <style:text-properties style:font-name="Symbol"/>
    </style:style>
    <style:style style:name="WW_CharLFO102LVL5" style:family="text">
      <style:text-properties style:font-name="Courier New"/>
    </style:style>
    <style:style style:name="WW_CharLFO102LVL6" style:family="text">
      <style:text-properties style:font-name="Wingdings"/>
    </style:style>
    <style:style style:name="WW_CharLFO102LVL7" style:family="text">
      <style:text-properties style:font-name="Symbol"/>
    </style:style>
    <style:style style:name="WW_CharLFO102LVL8" style:family="text">
      <style:text-properties style:font-name="Courier New"/>
    </style:style>
    <style:style style:name="WW_CharLFO102LVL9" style:family="text">
      <style:text-properties style:font-name="Wingdings"/>
    </style:style>
    <style:style style:name="WW_CharLFO103LVL1" style:family="text">
      <style:text-properties style:font-name="Symbol"/>
    </style:style>
    <style:style style:name="WW_CharLFO103LVL2" style:family="text">
      <style:text-properties style:font-name="Courier New"/>
    </style:style>
    <style:style style:name="WW_CharLFO103LVL3" style:family="text">
      <style:text-properties style:font-name="Wingdings"/>
    </style:style>
    <style:style style:name="WW_CharLFO103LVL4" style:family="text">
      <style:text-properties style:font-name="Symbol"/>
    </style:style>
    <style:style style:name="WW_CharLFO103LVL5" style:family="text">
      <style:text-properties style:font-name="Courier New"/>
    </style:style>
    <style:style style:name="WW_CharLFO103LVL6" style:family="text">
      <style:text-properties style:font-name="Wingdings"/>
    </style:style>
    <style:style style:name="WW_CharLFO103LVL7" style:family="text">
      <style:text-properties style:font-name="Symbol"/>
    </style:style>
    <style:style style:name="WW_CharLFO103LVL8" style:family="text">
      <style:text-properties style:font-name="Courier New"/>
    </style:style>
    <style:style style:name="WW_CharLFO103LVL9" style:family="text">
      <style:text-properties style:font-name="Wingdings"/>
    </style:style>
    <style:style style:name="WW_CharLFO104LVL1" style:family="text">
      <style:text-properties style:font-name="Symbol"/>
    </style:style>
    <style:style style:name="WW_CharLFO104LVL2" style:family="text">
      <style:text-properties style:font-name="Courier New"/>
    </style:style>
    <style:style style:name="WW_CharLFO104LVL3" style:family="text">
      <style:text-properties style:font-name="Wingdings"/>
    </style:style>
    <style:style style:name="WW_CharLFO104LVL4" style:family="text">
      <style:text-properties style:font-name="Symbol"/>
    </style:style>
    <style:style style:name="WW_CharLFO104LVL5" style:family="text">
      <style:text-properties style:font-name="Courier New"/>
    </style:style>
    <style:style style:name="WW_CharLFO104LVL6" style:family="text">
      <style:text-properties style:font-name="Wingdings"/>
    </style:style>
    <style:style style:name="WW_CharLFO104LVL7" style:family="text">
      <style:text-properties style:font-name="Symbol"/>
    </style:style>
    <style:style style:name="WW_CharLFO104LVL8" style:family="text">
      <style:text-properties style:font-name="Courier New"/>
    </style:style>
    <style:style style:name="WW_CharLFO104LVL9" style:family="text">
      <style:text-properties style:font-name="Wingdings"/>
    </style:style>
    <style:style style:name="WW_CharLFO105LVL1" style:family="text">
      <style:text-properties style:font-name="Symbol"/>
    </style:style>
    <style:style style:name="WW_CharLFO105LVL2" style:family="text">
      <style:text-properties style:font-name="Courier New"/>
    </style:style>
    <style:style style:name="WW_CharLFO105LVL3" style:family="text">
      <style:text-properties style:font-name="Wingdings"/>
    </style:style>
    <style:style style:name="WW_CharLFO105LVL4" style:family="text">
      <style:text-properties style:font-name="Symbol"/>
    </style:style>
    <style:style style:name="WW_CharLFO105LVL5" style:family="text">
      <style:text-properties style:font-name="Courier New"/>
    </style:style>
    <style:style style:name="WW_CharLFO105LVL6" style:family="text">
      <style:text-properties style:font-name="Wingdings"/>
    </style:style>
    <style:style style:name="WW_CharLFO105LVL7" style:family="text">
      <style:text-properties style:font-name="Symbol"/>
    </style:style>
    <style:style style:name="WW_CharLFO105LVL8" style:family="text">
      <style:text-properties style:font-name="Courier New"/>
    </style:style>
    <style:style style:name="WW_CharLFO105LVL9" style:family="text">
      <style:text-properties style:font-name="Wingdings"/>
    </style:style>
    <style:style style:name="WW_CharLFO106LVL1" style:family="text">
      <style:text-properties style:font-name="Symbol"/>
    </style:style>
    <style:style style:name="WW_CharLFO106LVL2" style:family="text">
      <style:text-properties style:font-name="Courier New"/>
    </style:style>
    <style:style style:name="WW_CharLFO106LVL3" style:family="text">
      <style:text-properties style:font-name="Wingdings"/>
    </style:style>
    <style:style style:name="WW_CharLFO106LVL4" style:family="text">
      <style:text-properties style:font-name="Symbol"/>
    </style:style>
    <style:style style:name="WW_CharLFO106LVL5" style:family="text">
      <style:text-properties style:font-name="Courier New"/>
    </style:style>
    <style:style style:name="WW_CharLFO106LVL6" style:family="text">
      <style:text-properties style:font-name="Wingdings"/>
    </style:style>
    <style:style style:name="WW_CharLFO106LVL7" style:family="text">
      <style:text-properties style:font-name="Symbol"/>
    </style:style>
    <style:style style:name="WW_CharLFO106LVL8" style:family="text">
      <style:text-properties style:font-name="Courier New"/>
    </style:style>
    <style:style style:name="WW_CharLFO106LVL9" style:family="text">
      <style:text-properties style:font-name="Wingdings"/>
    </style:style>
    <style:style style:name="WW_CharLFO107LVL1" style:family="text">
      <style:text-properties style:font-name="Symbol"/>
    </style:style>
    <style:style style:name="WW_CharLFO107LVL2" style:family="text">
      <style:text-properties style:font-name="Courier New"/>
    </style:style>
    <style:style style:name="WW_CharLFO107LVL3" style:family="text">
      <style:text-properties style:font-name="Wingdings"/>
    </style:style>
    <style:style style:name="WW_CharLFO107LVL4" style:family="text">
      <style:text-properties style:font-name="Symbol"/>
    </style:style>
    <style:style style:name="WW_CharLFO107LVL5" style:family="text">
      <style:text-properties style:font-name="Courier New"/>
    </style:style>
    <style:style style:name="WW_CharLFO107LVL6" style:family="text">
      <style:text-properties style:font-name="Wingdings"/>
    </style:style>
    <style:style style:name="WW_CharLFO107LVL7" style:family="text">
      <style:text-properties style:font-name="Symbol"/>
    </style:style>
    <style:style style:name="WW_CharLFO107LVL8" style:family="text">
      <style:text-properties style:font-name="Courier New"/>
    </style:style>
    <style:style style:name="WW_CharLFO107LVL9" style:family="text">
      <style:text-properties style:font-name="Wingdings"/>
    </style:style>
    <style:style style:name="WW_CharLFO108LVL1" style:family="text">
      <style:text-properties style:font-name="Symbol"/>
    </style:style>
    <style:style style:name="WW_CharLFO108LVL2" style:family="text">
      <style:text-properties style:font-name="Courier New"/>
    </style:style>
    <style:style style:name="WW_CharLFO108LVL3" style:family="text">
      <style:text-properties style:font-name="Wingdings"/>
    </style:style>
    <style:style style:name="WW_CharLFO108LVL4" style:family="text">
      <style:text-properties style:font-name="Symbol"/>
    </style:style>
    <style:style style:name="WW_CharLFO108LVL5" style:family="text">
      <style:text-properties style:font-name="Courier New"/>
    </style:style>
    <style:style style:name="WW_CharLFO108LVL6" style:family="text">
      <style:text-properties style:font-name="Wingdings"/>
    </style:style>
    <style:style style:name="WW_CharLFO108LVL7" style:family="text">
      <style:text-properties style:font-name="Symbol"/>
    </style:style>
    <style:style style:name="WW_CharLFO108LVL8" style:family="text">
      <style:text-properties style:font-name="Courier New"/>
    </style:style>
    <style:style style:name="WW_CharLFO108LVL9" style:family="text">
      <style:text-properties style:font-name="Wingdings"/>
    </style:style>
    <style:style style:name="WW_CharLFO109LVL1" style:family="text">
      <style:text-properties style:font-name="Symbol"/>
    </style:style>
    <style:style style:name="WW_CharLFO109LVL2" style:family="text">
      <style:text-properties style:font-name="Courier New"/>
    </style:style>
    <style:style style:name="WW_CharLFO109LVL3" style:family="text">
      <style:text-properties style:font-name="Wingdings"/>
    </style:style>
    <style:style style:name="WW_CharLFO109LVL4" style:family="text">
      <style:text-properties style:font-name="Symbol"/>
    </style:style>
    <style:style style:name="WW_CharLFO109LVL5" style:family="text">
      <style:text-properties style:font-name="Courier New"/>
    </style:style>
    <style:style style:name="WW_CharLFO109LVL6" style:family="text">
      <style:text-properties style:font-name="Wingdings"/>
    </style:style>
    <style:style style:name="WW_CharLFO109LVL7" style:family="text">
      <style:text-properties style:font-name="Symbol"/>
    </style:style>
    <style:style style:name="WW_CharLFO109LVL8" style:family="text">
      <style:text-properties style:font-name="Courier New"/>
    </style:style>
    <style:style style:name="WW_CharLFO109LVL9" style:family="text">
      <style:text-properties style:font-name="Wingdings"/>
    </style:style>
    <style:style style:name="WW_CharLFO110LVL1" style:family="text">
      <style:text-properties style:font-name="Symbol"/>
    </style:style>
    <style:style style:name="WW_CharLFO110LVL2" style:family="text">
      <style:text-properties style:font-name="Courier New"/>
    </style:style>
    <style:style style:name="WW_CharLFO110LVL3" style:family="text">
      <style:text-properties style:font-name="Wingdings"/>
    </style:style>
    <style:style style:name="WW_CharLFO110LVL4" style:family="text">
      <style:text-properties style:font-name="Symbol"/>
    </style:style>
    <style:style style:name="WW_CharLFO110LVL5" style:family="text">
      <style:text-properties style:font-name="Courier New"/>
    </style:style>
    <style:style style:name="WW_CharLFO110LVL6" style:family="text">
      <style:text-properties style:font-name="Wingdings"/>
    </style:style>
    <style:style style:name="WW_CharLFO110LVL7" style:family="text">
      <style:text-properties style:font-name="Symbol"/>
    </style:style>
    <style:style style:name="WW_CharLFO110LVL8" style:family="text">
      <style:text-properties style:font-name="Courier New"/>
    </style:style>
    <style:style style:name="WW_CharLFO110LVL9" style:family="text">
      <style:text-properties style:font-name="Wingdings"/>
    </style:style>
    <style:style style:name="WW_CharLFO111LVL1" style:family="text">
      <style:text-properties style:font-name="Symbol"/>
    </style:style>
    <style:style style:name="WW_CharLFO111LVL2" style:family="text">
      <style:text-properties style:font-name="Courier New"/>
    </style:style>
    <style:style style:name="WW_CharLFO111LVL3" style:family="text">
      <style:text-properties style:font-name="Wingdings"/>
    </style:style>
    <style:style style:name="WW_CharLFO111LVL4" style:family="text">
      <style:text-properties style:font-name="Symbol"/>
    </style:style>
    <style:style style:name="WW_CharLFO111LVL5" style:family="text">
      <style:text-properties style:font-name="Courier New"/>
    </style:style>
    <style:style style:name="WW_CharLFO111LVL6" style:family="text">
      <style:text-properties style:font-name="Wingdings"/>
    </style:style>
    <style:style style:name="WW_CharLFO111LVL7" style:family="text">
      <style:text-properties style:font-name="Symbol"/>
    </style:style>
    <style:style style:name="WW_CharLFO111LVL8" style:family="text">
      <style:text-properties style:font-name="Courier New"/>
    </style:style>
    <style:style style:name="WW_CharLFO111LVL9" style:family="text">
      <style:text-properties style:font-name="Wingdings"/>
    </style:style>
    <style:style style:name="WW_CharLFO112LVL1" style:family="text">
      <style:text-properties style:font-name="Symbol"/>
    </style:style>
    <style:style style:name="WW_CharLFO112LVL2" style:family="text">
      <style:text-properties style:font-name="Courier New"/>
    </style:style>
    <style:style style:name="WW_CharLFO112LVL3" style:family="text">
      <style:text-properties style:font-name="Wingdings"/>
    </style:style>
    <style:style style:name="WW_CharLFO112LVL4" style:family="text">
      <style:text-properties style:font-name="Symbol"/>
    </style:style>
    <style:style style:name="WW_CharLFO112LVL5" style:family="text">
      <style:text-properties style:font-name="Courier New"/>
    </style:style>
    <style:style style:name="WW_CharLFO112LVL6" style:family="text">
      <style:text-properties style:font-name="Wingdings"/>
    </style:style>
    <style:style style:name="WW_CharLFO112LVL7" style:family="text">
      <style:text-properties style:font-name="Symbol"/>
    </style:style>
    <style:style style:name="WW_CharLFO112LVL8" style:family="text">
      <style:text-properties style:font-name="Courier New"/>
    </style:style>
    <style:style style:name="WW_CharLFO112LVL9" style:family="text">
      <style:text-properties style:font-name="Wingdings"/>
    </style:style>
    <style:style style:name="WW_CharLFO113LVL1" style:family="text">
      <style:text-properties style:font-name="Symbol"/>
    </style:style>
    <style:style style:name="WW_CharLFO113LVL2" style:family="text">
      <style:text-properties style:font-name="Courier New"/>
    </style:style>
    <style:style style:name="WW_CharLFO113LVL3" style:family="text">
      <style:text-properties style:font-name="Wingdings"/>
    </style:style>
    <style:style style:name="WW_CharLFO113LVL4" style:family="text">
      <style:text-properties style:font-name="Symbol"/>
    </style:style>
    <style:style style:name="WW_CharLFO113LVL5" style:family="text">
      <style:text-properties style:font-name="Courier New"/>
    </style:style>
    <style:style style:name="WW_CharLFO113LVL6" style:family="text">
      <style:text-properties style:font-name="Wingdings"/>
    </style:style>
    <style:style style:name="WW_CharLFO113LVL7" style:family="text">
      <style:text-properties style:font-name="Symbol"/>
    </style:style>
    <style:style style:name="WW_CharLFO113LVL8" style:family="text">
      <style:text-properties style:font-name="Courier New"/>
    </style:style>
    <style:style style:name="WW_CharLFO113LVL9" style:family="text">
      <style:text-properties style:font-name="Wingdings"/>
    </style:style>
    <style:style style:name="WW_CharLFO114LVL1" style:family="text">
      <style:text-properties style:font-name="Symbol"/>
    </style:style>
    <style:style style:name="WW_CharLFO114LVL2" style:family="text">
      <style:text-properties style:font-name="Courier New"/>
    </style:style>
    <style:style style:name="WW_CharLFO114LVL3" style:family="text">
      <style:text-properties style:font-name="Wingdings"/>
    </style:style>
    <style:style style:name="WW_CharLFO114LVL4" style:family="text">
      <style:text-properties style:font-name="Symbol"/>
    </style:style>
    <style:style style:name="WW_CharLFO114LVL5" style:family="text">
      <style:text-properties style:font-name="Courier New"/>
    </style:style>
    <style:style style:name="WW_CharLFO114LVL6" style:family="text">
      <style:text-properties style:font-name="Wingdings"/>
    </style:style>
    <style:style style:name="WW_CharLFO114LVL7" style:family="text">
      <style:text-properties style:font-name="Symbol"/>
    </style:style>
    <style:style style:name="WW_CharLFO114LVL8" style:family="text">
      <style:text-properties style:font-name="Courier New"/>
    </style:style>
    <style:style style:name="WW_CharLFO114LVL9" style:family="text">
      <style:text-properties style:font-name="Wingdings"/>
    </style:style>
    <style:style style:name="WW_CharLFO115LVL1" style:family="text">
      <style:text-properties style:font-name="Symbol"/>
    </style:style>
    <style:style style:name="WW_CharLFO115LVL2" style:family="text">
      <style:text-properties style:font-name="Courier New"/>
    </style:style>
    <style:style style:name="WW_CharLFO115LVL3" style:family="text">
      <style:text-properties style:font-name="Wingdings"/>
    </style:style>
    <style:style style:name="WW_CharLFO115LVL4" style:family="text">
      <style:text-properties style:font-name="Symbol"/>
    </style:style>
    <style:style style:name="WW_CharLFO115LVL5" style:family="text">
      <style:text-properties style:font-name="Courier New"/>
    </style:style>
    <style:style style:name="WW_CharLFO115LVL6" style:family="text">
      <style:text-properties style:font-name="Wingdings"/>
    </style:style>
    <style:style style:name="WW_CharLFO115LVL7" style:family="text">
      <style:text-properties style:font-name="Symbol"/>
    </style:style>
    <style:style style:name="WW_CharLFO115LVL8" style:family="text">
      <style:text-properties style:font-name="Courier New"/>
    </style:style>
    <style:style style:name="WW_CharLFO115LVL9" style:family="text">
      <style:text-properties style:font-name="Wingdings"/>
    </style:style>
    <style:style style:name="WW_CharLFO116LVL1" style:family="text">
      <style:text-properties style:font-name="Symbol"/>
    </style:style>
    <style:style style:name="WW_CharLFO116LVL2" style:family="text">
      <style:text-properties style:font-name="Courier New"/>
    </style:style>
    <style:style style:name="WW_CharLFO116LVL3" style:family="text">
      <style:text-properties style:font-name="Wingdings"/>
    </style:style>
    <style:style style:name="WW_CharLFO116LVL4" style:family="text">
      <style:text-properties style:font-name="Symbol"/>
    </style:style>
    <style:style style:name="WW_CharLFO116LVL5" style:family="text">
      <style:text-properties style:font-name="Courier New"/>
    </style:style>
    <style:style style:name="WW_CharLFO116LVL6" style:family="text">
      <style:text-properties style:font-name="Wingdings"/>
    </style:style>
    <style:style style:name="WW_CharLFO116LVL7" style:family="text">
      <style:text-properties style:font-name="Symbol"/>
    </style:style>
    <style:style style:name="WW_CharLFO116LVL8" style:family="text">
      <style:text-properties style:font-name="Courier New"/>
    </style:style>
    <style:style style:name="WW_CharLFO116LVL9" style:family="text">
      <style:text-properties style:font-name="Wingdings"/>
    </style:style>
    <style:style style:name="WW_CharLFO117LVL1" style:family="text">
      <style:text-properties style:font-name="Symbol"/>
    </style:style>
    <style:style style:name="WW_CharLFO117LVL2" style:family="text">
      <style:text-properties style:font-name="Courier New"/>
    </style:style>
    <style:style style:name="WW_CharLFO117LVL3" style:family="text">
      <style:text-properties style:font-name="Wingdings"/>
    </style:style>
    <style:style style:name="WW_CharLFO117LVL4" style:family="text">
      <style:text-properties style:font-name="Symbol"/>
    </style:style>
    <style:style style:name="WW_CharLFO117LVL5" style:family="text">
      <style:text-properties style:font-name="Courier New"/>
    </style:style>
    <style:style style:name="WW_CharLFO117LVL6" style:family="text">
      <style:text-properties style:font-name="Wingdings"/>
    </style:style>
    <style:style style:name="WW_CharLFO117LVL7" style:family="text">
      <style:text-properties style:font-name="Symbol"/>
    </style:style>
    <style:style style:name="WW_CharLFO117LVL8" style:family="text">
      <style:text-properties style:font-name="Courier New"/>
    </style:style>
    <style:style style:name="WW_CharLFO117LVL9" style:family="text">
      <style:text-properties style:font-name="Wingdings"/>
    </style:style>
    <style:style style:name="WW_CharLFO118LVL1" style:family="text">
      <style:text-properties style:font-name="Symbol"/>
    </style:style>
    <style:style style:name="WW_CharLFO118LVL2" style:family="text">
      <style:text-properties style:font-name="Courier New"/>
    </style:style>
    <style:style style:name="WW_CharLFO118LVL3" style:family="text">
      <style:text-properties style:font-name="Wingdings"/>
    </style:style>
    <style:style style:name="WW_CharLFO118LVL4" style:family="text">
      <style:text-properties style:font-name="Symbol"/>
    </style:style>
    <style:style style:name="WW_CharLFO118LVL5" style:family="text">
      <style:text-properties style:font-name="Courier New"/>
    </style:style>
    <style:style style:name="WW_CharLFO118LVL6" style:family="text">
      <style:text-properties style:font-name="Wingdings"/>
    </style:style>
    <style:style style:name="WW_CharLFO118LVL7" style:family="text">
      <style:text-properties style:font-name="Symbol"/>
    </style:style>
    <style:style style:name="WW_CharLFO118LVL8" style:family="text">
      <style:text-properties style:font-name="Courier New"/>
    </style:style>
    <style:style style:name="WW_CharLFO118LVL9" style:family="text">
      <style:text-properties style:font-name="Wingdings"/>
    </style:style>
    <style:style style:name="WW_CharLFO119LVL1" style:family="text">
      <style:text-properties style:font-name="Symbol"/>
    </style:style>
    <style:style style:name="WW_CharLFO119LVL2" style:family="text">
      <style:text-properties style:font-name="Courier New"/>
    </style:style>
    <style:style style:name="WW_CharLFO119LVL3" style:family="text">
      <style:text-properties style:font-name="Wingdings"/>
    </style:style>
    <style:style style:name="WW_CharLFO119LVL4" style:family="text">
      <style:text-properties style:font-name="Symbol"/>
    </style:style>
    <style:style style:name="WW_CharLFO119LVL5" style:family="text">
      <style:text-properties style:font-name="Courier New"/>
    </style:style>
    <style:style style:name="WW_CharLFO119LVL6" style:family="text">
      <style:text-properties style:font-name="Wingdings"/>
    </style:style>
    <style:style style:name="WW_CharLFO119LVL7" style:family="text">
      <style:text-properties style:font-name="Symbol"/>
    </style:style>
    <style:style style:name="WW_CharLFO119LVL8" style:family="text">
      <style:text-properties style:font-name="Courier New"/>
    </style:style>
    <style:style style:name="WW_CharLFO119LVL9" style:family="text">
      <style:text-properties style:font-name="Wingdings"/>
    </style:style>
    <style:style style:name="WW_CharLFO120LVL1" style:family="text">
      <style:text-properties style:font-name="Symbol"/>
    </style:style>
    <style:style style:name="WW_CharLFO120LVL2" style:family="text">
      <style:text-properties style:font-name="Courier New"/>
    </style:style>
    <style:style style:name="WW_CharLFO120LVL3" style:family="text">
      <style:text-properties style:font-name="Wingdings"/>
    </style:style>
    <style:style style:name="WW_CharLFO120LVL4" style:family="text">
      <style:text-properties style:font-name="Symbol"/>
    </style:style>
    <style:style style:name="WW_CharLFO120LVL5" style:family="text">
      <style:text-properties style:font-name="Courier New"/>
    </style:style>
    <style:style style:name="WW_CharLFO120LVL6" style:family="text">
      <style:text-properties style:font-name="Wingdings"/>
    </style:style>
    <style:style style:name="WW_CharLFO120LVL7" style:family="text">
      <style:text-properties style:font-name="Symbol"/>
    </style:style>
    <style:style style:name="WW_CharLFO120LVL8" style:family="text">
      <style:text-properties style:font-name="Courier New"/>
    </style:style>
    <style:style style:name="WW_CharLFO120LVL9" style:family="text">
      <style:text-properties style:font-name="Wingdings"/>
    </style:style>
    <style:style style:name="WW_CharLFO121LVL1" style:family="text">
      <style:text-properties style:font-name="Symbol"/>
    </style:style>
    <style:style style:name="WW_CharLFO121LVL2" style:family="text">
      <style:text-properties style:font-name="Courier New"/>
    </style:style>
    <style:style style:name="WW_CharLFO121LVL3" style:family="text">
      <style:text-properties style:font-name="Wingdings"/>
    </style:style>
    <style:style style:name="WW_CharLFO121LVL4" style:family="text">
      <style:text-properties style:font-name="Symbol"/>
    </style:style>
    <style:style style:name="WW_CharLFO121LVL5" style:family="text">
      <style:text-properties style:font-name="Courier New"/>
    </style:style>
    <style:style style:name="WW_CharLFO121LVL6" style:family="text">
      <style:text-properties style:font-name="Wingdings"/>
    </style:style>
    <style:style style:name="WW_CharLFO121LVL7" style:family="text">
      <style:text-properties style:font-name="Symbol"/>
    </style:style>
    <style:style style:name="WW_CharLFO121LVL8" style:family="text">
      <style:text-properties style:font-name="Courier New"/>
    </style:style>
    <style:style style:name="WW_CharLFO121LVL9" style:family="text">
      <style:text-properties style:font-name="Wingdings"/>
    </style:style>
    <style:style style:name="WW_CharLFO122LVL1" style:family="text">
      <style:text-properties style:font-name="Symbol"/>
    </style:style>
    <style:style style:name="WW_CharLFO122LVL2" style:family="text">
      <style:text-properties style:font-name="Courier New"/>
    </style:style>
    <style:style style:name="WW_CharLFO122LVL3" style:family="text">
      <style:text-properties style:font-name="Wingdings"/>
    </style:style>
    <style:style style:name="WW_CharLFO122LVL4" style:family="text">
      <style:text-properties style:font-name="Symbol"/>
    </style:style>
    <style:style style:name="WW_CharLFO122LVL5" style:family="text">
      <style:text-properties style:font-name="Courier New"/>
    </style:style>
    <style:style style:name="WW_CharLFO122LVL6" style:family="text">
      <style:text-properties style:font-name="Wingdings"/>
    </style:style>
    <style:style style:name="WW_CharLFO122LVL7" style:family="text">
      <style:text-properties style:font-name="Symbol"/>
    </style:style>
    <style:style style:name="WW_CharLFO122LVL8" style:family="text">
      <style:text-properties style:font-name="Courier New"/>
    </style:style>
    <style:style style:name="WW_CharLFO122LVL9" style:family="text">
      <style:text-properties style:font-name="Wingdings"/>
    </style:style>
    <style:style style:name="WW_CharLFO123LVL1" style:family="text">
      <style:text-properties style:font-name="Symbol"/>
    </style:style>
    <style:style style:name="WW_CharLFO123LVL2" style:family="text">
      <style:text-properties style:font-name="Courier New"/>
    </style:style>
    <style:style style:name="WW_CharLFO123LVL3" style:family="text">
      <style:text-properties style:font-name="Wingdings"/>
    </style:style>
    <style:style style:name="WW_CharLFO123LVL4" style:family="text">
      <style:text-properties style:font-name="Symbol"/>
    </style:style>
    <style:style style:name="WW_CharLFO123LVL5" style:family="text">
      <style:text-properties style:font-name="Courier New"/>
    </style:style>
    <style:style style:name="WW_CharLFO123LVL6" style:family="text">
      <style:text-properties style:font-name="Wingdings"/>
    </style:style>
    <style:style style:name="WW_CharLFO123LVL7" style:family="text">
      <style:text-properties style:font-name="Symbol"/>
    </style:style>
    <style:style style:name="WW_CharLFO123LVL8" style:family="text">
      <style:text-properties style:font-name="Courier New"/>
    </style:style>
    <style:style style:name="WW_CharLFO123LVL9" style:family="text">
      <style:text-properties style:font-name="Wingdings"/>
    </style:style>
    <style:style style:name="WW_CharLFO124LVL1" style:family="text">
      <style:text-properties style:font-name="Symbol"/>
    </style:style>
    <style:style style:name="WW_CharLFO124LVL2" style:family="text">
      <style:text-properties style:font-name="Courier New"/>
    </style:style>
    <style:style style:name="WW_CharLFO124LVL3" style:family="text">
      <style:text-properties style:font-name="Wingdings"/>
    </style:style>
    <style:style style:name="WW_CharLFO124LVL4" style:family="text">
      <style:text-properties style:font-name="Symbol"/>
    </style:style>
    <style:style style:name="WW_CharLFO124LVL5" style:family="text">
      <style:text-properties style:font-name="Courier New"/>
    </style:style>
    <style:style style:name="WW_CharLFO124LVL6" style:family="text">
      <style:text-properties style:font-name="Wingdings"/>
    </style:style>
    <style:style style:name="WW_CharLFO124LVL7" style:family="text">
      <style:text-properties style:font-name="Symbol"/>
    </style:style>
    <style:style style:name="WW_CharLFO124LVL8" style:family="text">
      <style:text-properties style:font-name="Courier New"/>
    </style:style>
    <style:style style:name="WW_CharLFO124LVL9" style:family="text">
      <style:text-properties style:font-name="Wingdings"/>
    </style:style>
    <style:style style:name="WW_CharLFO125LVL1" style:family="text">
      <style:text-properties style:font-name="Symbol"/>
    </style:style>
    <style:style style:name="WW_CharLFO125LVL2" style:family="text">
      <style:text-properties style:font-name="Courier New"/>
    </style:style>
    <style:style style:name="WW_CharLFO125LVL3" style:family="text">
      <style:text-properties style:font-name="Wingdings"/>
    </style:style>
    <style:style style:name="WW_CharLFO125LVL4" style:family="text">
      <style:text-properties style:font-name="Symbol"/>
    </style:style>
    <style:style style:name="WW_CharLFO125LVL5" style:family="text">
      <style:text-properties style:font-name="Courier New"/>
    </style:style>
    <style:style style:name="WW_CharLFO125LVL6" style:family="text">
      <style:text-properties style:font-name="Wingdings"/>
    </style:style>
    <style:style style:name="WW_CharLFO125LVL7" style:family="text">
      <style:text-properties style:font-name="Symbol"/>
    </style:style>
    <style:style style:name="WW_CharLFO125LVL8" style:family="text">
      <style:text-properties style:font-name="Courier New"/>
    </style:style>
    <style:style style:name="WW_CharLFO125LVL9" style:family="text">
      <style:text-properties style:font-name="Wingdings"/>
    </style:style>
    <style:style style:name="WW_CharLFO126LVL1" style:family="text">
      <style:text-properties style:font-name="Symbol"/>
    </style:style>
    <style:style style:name="WW_CharLFO126LVL2" style:family="text">
      <style:text-properties style:font-name="Courier New"/>
    </style:style>
    <style:style style:name="WW_CharLFO126LVL3" style:family="text">
      <style:text-properties style:font-name="Wingdings"/>
    </style:style>
    <style:style style:name="WW_CharLFO126LVL4" style:family="text">
      <style:text-properties style:font-name="Symbol"/>
    </style:style>
    <style:style style:name="WW_CharLFO126LVL5" style:family="text">
      <style:text-properties style:font-name="Courier New"/>
    </style:style>
    <style:style style:name="WW_CharLFO126LVL6" style:family="text">
      <style:text-properties style:font-name="Wingdings"/>
    </style:style>
    <style:style style:name="WW_CharLFO126LVL7" style:family="text">
      <style:text-properties style:font-name="Symbol"/>
    </style:style>
    <style:style style:name="WW_CharLFO126LVL8" style:family="text">
      <style:text-properties style:font-name="Courier New"/>
    </style:style>
    <style:style style:name="WW_CharLFO126LVL9" style:family="text">
      <style:text-properties style:font-name="Wingdings"/>
    </style:style>
    <style:style style:name="WW_CharLFO127LVL1" style:family="text">
      <style:text-properties style:font-name="Symbol"/>
    </style:style>
    <style:style style:name="WW_CharLFO127LVL2" style:family="text">
      <style:text-properties style:font-name="Courier New"/>
    </style:style>
    <style:style style:name="WW_CharLFO127LVL3" style:family="text">
      <style:text-properties style:font-name="Wingdings"/>
    </style:style>
    <style:style style:name="WW_CharLFO127LVL4" style:family="text">
      <style:text-properties style:font-name="Symbol"/>
    </style:style>
    <style:style style:name="WW_CharLFO127LVL5" style:family="text">
      <style:text-properties style:font-name="Courier New"/>
    </style:style>
    <style:style style:name="WW_CharLFO127LVL6" style:family="text">
      <style:text-properties style:font-name="Wingdings"/>
    </style:style>
    <style:style style:name="WW_CharLFO127LVL7" style:family="text">
      <style:text-properties style:font-name="Symbol"/>
    </style:style>
    <style:style style:name="WW_CharLFO127LVL8" style:family="text">
      <style:text-properties style:font-name="Courier New"/>
    </style:style>
    <style:style style:name="WW_CharLFO127LVL9" style:family="text">
      <style:text-properties style:font-name="Wingdings"/>
    </style:style>
    <style:style style:name="WW_CharLFO128LVL1" style:family="text">
      <style:text-properties style:font-name="Symbol"/>
    </style:style>
    <style:style style:name="WW_CharLFO128LVL2" style:family="text">
      <style:text-properties style:font-name="Courier New"/>
    </style:style>
    <style:style style:name="WW_CharLFO128LVL3" style:family="text">
      <style:text-properties style:font-name="Wingdings"/>
    </style:style>
    <style:style style:name="WW_CharLFO128LVL4" style:family="text">
      <style:text-properties style:font-name="Symbol"/>
    </style:style>
    <style:style style:name="WW_CharLFO128LVL5" style:family="text">
      <style:text-properties style:font-name="Courier New"/>
    </style:style>
    <style:style style:name="WW_CharLFO128LVL6" style:family="text">
      <style:text-properties style:font-name="Wingdings"/>
    </style:style>
    <style:style style:name="WW_CharLFO128LVL7" style:family="text">
      <style:text-properties style:font-name="Symbol"/>
    </style:style>
    <style:style style:name="WW_CharLFO128LVL8" style:family="text">
      <style:text-properties style:font-name="Courier New"/>
    </style:style>
    <style:style style:name="WW_CharLFO128LVL9" style:family="text">
      <style:text-properties style:font-name="Wingdings"/>
    </style:style>
    <style:style style:name="WW_CharLFO129LVL1" style:family="text">
      <style:text-properties style:font-name="Symbol"/>
    </style:style>
    <style:style style:name="WW_CharLFO129LVL2" style:family="text">
      <style:text-properties style:font-name="Courier New"/>
    </style:style>
    <style:style style:name="WW_CharLFO129LVL3" style:family="text">
      <style:text-properties style:font-name="Wingdings"/>
    </style:style>
    <style:style style:name="WW_CharLFO129LVL4" style:family="text">
      <style:text-properties style:font-name="Symbol"/>
    </style:style>
    <style:style style:name="WW_CharLFO129LVL5" style:family="text">
      <style:text-properties style:font-name="Courier New"/>
    </style:style>
    <style:style style:name="WW_CharLFO129LVL6" style:family="text">
      <style:text-properties style:font-name="Wingdings"/>
    </style:style>
    <style:style style:name="WW_CharLFO129LVL7" style:family="text">
      <style:text-properties style:font-name="Symbol"/>
    </style:style>
    <style:style style:name="WW_CharLFO129LVL8" style:family="text">
      <style:text-properties style:font-name="Courier New"/>
    </style:style>
    <style:style style:name="WW_CharLFO129LVL9" style:family="text">
      <style:text-properties style:font-name="Wingdings"/>
    </style:style>
    <style:style style:name="WW_CharLFO130LVL1" style:family="text">
      <style:text-properties style:font-name="Symbol"/>
    </style:style>
    <style:style style:name="WW_CharLFO130LVL2" style:family="text">
      <style:text-properties style:font-name="Courier New"/>
    </style:style>
    <style:style style:name="WW_CharLFO130LVL3" style:family="text">
      <style:text-properties style:font-name="Wingdings"/>
    </style:style>
    <style:style style:name="WW_CharLFO130LVL4" style:family="text">
      <style:text-properties style:font-name="Symbol"/>
    </style:style>
    <style:style style:name="WW_CharLFO130LVL5" style:family="text">
      <style:text-properties style:font-name="Courier New"/>
    </style:style>
    <style:style style:name="WW_CharLFO130LVL6" style:family="text">
      <style:text-properties style:font-name="Wingdings"/>
    </style:style>
    <style:style style:name="WW_CharLFO130LVL7" style:family="text">
      <style:text-properties style:font-name="Symbol"/>
    </style:style>
    <style:style style:name="WW_CharLFO130LVL8" style:family="text">
      <style:text-properties style:font-name="Courier New"/>
    </style:style>
    <style:style style:name="WW_CharLFO130LVL9" style:family="text">
      <style:text-properties style:font-name="Wingdings"/>
    </style:style>
    <style:style style:name="WW_CharLFO131LVL1" style:family="text">
      <style:text-properties style:font-name="Symbol"/>
    </style:style>
    <style:style style:name="WW_CharLFO131LVL2" style:family="text">
      <style:text-properties style:font-name="Courier New"/>
    </style:style>
    <style:style style:name="WW_CharLFO131LVL3" style:family="text">
      <style:text-properties style:font-name="Wingdings"/>
    </style:style>
    <style:style style:name="WW_CharLFO131LVL4" style:family="text">
      <style:text-properties style:font-name="Symbol"/>
    </style:style>
    <style:style style:name="WW_CharLFO131LVL5" style:family="text">
      <style:text-properties style:font-name="Courier New"/>
    </style:style>
    <style:style style:name="WW_CharLFO131LVL6" style:family="text">
      <style:text-properties style:font-name="Wingdings"/>
    </style:style>
    <style:style style:name="WW_CharLFO131LVL7" style:family="text">
      <style:text-properties style:font-name="Symbol"/>
    </style:style>
    <style:style style:name="WW_CharLFO131LVL8" style:family="text">
      <style:text-properties style:font-name="Courier New"/>
    </style:style>
    <style:style style:name="WW_CharLFO131LVL9" style:family="text">
      <style:text-properties style:font-name="Wingdings"/>
    </style:style>
    <style:style style:name="WW_CharLFO132LVL1" style:family="text">
      <style:text-properties style:font-name="Symbol"/>
    </style:style>
    <style:style style:name="WW_CharLFO132LVL2" style:family="text">
      <style:text-properties style:font-name="Courier New"/>
    </style:style>
    <style:style style:name="WW_CharLFO132LVL3" style:family="text">
      <style:text-properties style:font-name="Wingdings"/>
    </style:style>
    <style:style style:name="WW_CharLFO132LVL4" style:family="text">
      <style:text-properties style:font-name="Symbol"/>
    </style:style>
    <style:style style:name="WW_CharLFO132LVL5" style:family="text">
      <style:text-properties style:font-name="Courier New"/>
    </style:style>
    <style:style style:name="WW_CharLFO132LVL6" style:family="text">
      <style:text-properties style:font-name="Wingdings"/>
    </style:style>
    <style:style style:name="WW_CharLFO132LVL7" style:family="text">
      <style:text-properties style:font-name="Symbol"/>
    </style:style>
    <style:style style:name="WW_CharLFO132LVL8" style:family="text">
      <style:text-properties style:font-name="Courier New"/>
    </style:style>
    <style:style style:name="WW_CharLFO132LVL9" style:family="text">
      <style:text-properties style:font-name="Wingdings"/>
    </style:style>
    <style:style style:name="WW_CharLFO133LVL1" style:family="text">
      <style:text-properties style:font-name="Symbol"/>
    </style:style>
    <style:style style:name="WW_CharLFO133LVL2" style:family="text">
      <style:text-properties style:font-name="Courier New"/>
    </style:style>
    <style:style style:name="WW_CharLFO133LVL3" style:family="text">
      <style:text-properties style:font-name="Wingdings"/>
    </style:style>
    <style:style style:name="WW_CharLFO133LVL4" style:family="text">
      <style:text-properties style:font-name="Symbol"/>
    </style:style>
    <style:style style:name="WW_CharLFO133LVL5" style:family="text">
      <style:text-properties style:font-name="Courier New"/>
    </style:style>
    <style:style style:name="WW_CharLFO133LVL6" style:family="text">
      <style:text-properties style:font-name="Wingdings"/>
    </style:style>
    <style:style style:name="WW_CharLFO133LVL7" style:family="text">
      <style:text-properties style:font-name="Symbol"/>
    </style:style>
    <style:style style:name="WW_CharLFO133LVL8" style:family="text">
      <style:text-properties style:font-name="Courier New"/>
    </style:style>
    <style:style style:name="WW_CharLFO133LVL9" style:family="text">
      <style:text-properties style:font-name="Wingdings"/>
    </style:style>
    <style:style style:name="WW_CharLFO134LVL1" style:family="text">
      <style:text-properties style:font-name="Symbol"/>
    </style:style>
    <style:style style:name="WW_CharLFO134LVL2" style:family="text">
      <style:text-properties style:font-name="Courier New"/>
    </style:style>
    <style:style style:name="WW_CharLFO134LVL3" style:family="text">
      <style:text-properties style:font-name="Wingdings"/>
    </style:style>
    <style:style style:name="WW_CharLFO134LVL4" style:family="text">
      <style:text-properties style:font-name="Symbol"/>
    </style:style>
    <style:style style:name="WW_CharLFO134LVL5" style:family="text">
      <style:text-properties style:font-name="Courier New"/>
    </style:style>
    <style:style style:name="WW_CharLFO134LVL6" style:family="text">
      <style:text-properties style:font-name="Wingdings"/>
    </style:style>
    <style:style style:name="WW_CharLFO134LVL7" style:family="text">
      <style:text-properties style:font-name="Symbol"/>
    </style:style>
    <style:style style:name="WW_CharLFO134LVL8" style:family="text">
      <style:text-properties style:font-name="Courier New"/>
    </style:style>
    <style:style style:name="WW_CharLFO134LVL9" style:family="text">
      <style:text-properties style:font-name="Wingdings"/>
    </style:style>
    <style:style style:name="WW_CharLFO135LVL1" style:family="text">
      <style:text-properties style:font-name="Symbol"/>
    </style:style>
    <style:style style:name="WW_CharLFO135LVL2" style:family="text">
      <style:text-properties style:font-name="Courier New"/>
    </style:style>
    <style:style style:name="WW_CharLFO135LVL3" style:family="text">
      <style:text-properties style:font-name="Wingdings"/>
    </style:style>
    <style:style style:name="WW_CharLFO135LVL4" style:family="text">
      <style:text-properties style:font-name="Symbol"/>
    </style:style>
    <style:style style:name="WW_CharLFO135LVL5" style:family="text">
      <style:text-properties style:font-name="Courier New"/>
    </style:style>
    <style:style style:name="WW_CharLFO135LVL6" style:family="text">
      <style:text-properties style:font-name="Wingdings"/>
    </style:style>
    <style:style style:name="WW_CharLFO135LVL7" style:family="text">
      <style:text-properties style:font-name="Symbol"/>
    </style:style>
    <style:style style:name="WW_CharLFO135LVL8" style:family="text">
      <style:text-properties style:font-name="Courier New"/>
    </style:style>
    <style:style style:name="WW_CharLFO135LVL9" style:family="text">
      <style:text-properties style:font-name="Wingdings"/>
    </style:style>
    <style:style style:name="WW_CharLFO136LVL1" style:family="text">
      <style:text-properties style:font-name="Symbol"/>
    </style:style>
    <style:style style:name="WW_CharLFO136LVL2" style:family="text">
      <style:text-properties style:font-name="Courier New"/>
    </style:style>
    <style:style style:name="WW_CharLFO136LVL3" style:family="text">
      <style:text-properties style:font-name="Wingdings"/>
    </style:style>
    <style:style style:name="WW_CharLFO136LVL4" style:family="text">
      <style:text-properties style:font-name="Symbol"/>
    </style:style>
    <style:style style:name="WW_CharLFO136LVL5" style:family="text">
      <style:text-properties style:font-name="Courier New"/>
    </style:style>
    <style:style style:name="WW_CharLFO136LVL6" style:family="text">
      <style:text-properties style:font-name="Wingdings"/>
    </style:style>
    <style:style style:name="WW_CharLFO136LVL7" style:family="text">
      <style:text-properties style:font-name="Symbol"/>
    </style:style>
    <style:style style:name="WW_CharLFO136LVL8" style:family="text">
      <style:text-properties style:font-name="Courier New"/>
    </style:style>
    <style:style style:name="WW_CharLFO136LVL9" style:family="text">
      <style:text-properties style:font-name="Wingdings"/>
    </style:style>
    <style:style style:name="WW_CharLFO137LVL1" style:family="text">
      <style:text-properties style:font-name="Symbol"/>
    </style:style>
    <style:style style:name="WW_CharLFO137LVL2" style:family="text">
      <style:text-properties style:font-name="Courier New"/>
    </style:style>
    <style:style style:name="WW_CharLFO137LVL3" style:family="text">
      <style:text-properties style:font-name="Wingdings"/>
    </style:style>
    <style:style style:name="WW_CharLFO137LVL4" style:family="text">
      <style:text-properties style:font-name="Symbol"/>
    </style:style>
    <style:style style:name="WW_CharLFO137LVL5" style:family="text">
      <style:text-properties style:font-name="Courier New"/>
    </style:style>
    <style:style style:name="WW_CharLFO137LVL6" style:family="text">
      <style:text-properties style:font-name="Wingdings"/>
    </style:style>
    <style:style style:name="WW_CharLFO137LVL7" style:family="text">
      <style:text-properties style:font-name="Symbol"/>
    </style:style>
    <style:style style:name="WW_CharLFO137LVL8" style:family="text">
      <style:text-properties style:font-name="Courier New"/>
    </style:style>
    <style:style style:name="WW_CharLFO137LVL9" style:family="text">
      <style:text-properties style:font-name="Wingdings"/>
    </style:style>
    <style:style style:name="WW_CharLFO138LVL1" style:family="text">
      <style:text-properties style:font-name="Symbol"/>
    </style:style>
    <style:style style:name="WW_CharLFO138LVL2" style:family="text">
      <style:text-properties style:font-name="Courier New"/>
    </style:style>
    <style:style style:name="WW_CharLFO138LVL3" style:family="text">
      <style:text-properties style:font-name="Wingdings"/>
    </style:style>
    <style:style style:name="WW_CharLFO138LVL4" style:family="text">
      <style:text-properties style:font-name="Symbol"/>
    </style:style>
    <style:style style:name="WW_CharLFO138LVL5" style:family="text">
      <style:text-properties style:font-name="Courier New"/>
    </style:style>
    <style:style style:name="WW_CharLFO138LVL6" style:family="text">
      <style:text-properties style:font-name="Wingdings"/>
    </style:style>
    <style:style style:name="WW_CharLFO138LVL7" style:family="text">
      <style:text-properties style:font-name="Symbol"/>
    </style:style>
    <style:style style:name="WW_CharLFO138LVL8" style:family="text">
      <style:text-properties style:font-name="Courier New"/>
    </style:style>
    <style:style style:name="WW_CharLFO138LVL9" style:family="text">
      <style:text-properties style:font-name="Wingdings"/>
    </style:style>
    <style:style style:name="WW_CharLFO139LVL1" style:family="text">
      <style:text-properties style:font-name="Symbol"/>
    </style:style>
    <style:style style:name="WW_CharLFO139LVL2" style:family="text">
      <style:text-properties style:font-name="Courier New"/>
    </style:style>
    <style:style style:name="WW_CharLFO139LVL3" style:family="text">
      <style:text-properties style:font-name="Wingdings"/>
    </style:style>
    <style:style style:name="WW_CharLFO139LVL4" style:family="text">
      <style:text-properties style:font-name="Symbol"/>
    </style:style>
    <style:style style:name="WW_CharLFO139LVL5" style:family="text">
      <style:text-properties style:font-name="Courier New"/>
    </style:style>
    <style:style style:name="WW_CharLFO139LVL6" style:family="text">
      <style:text-properties style:font-name="Wingdings"/>
    </style:style>
    <style:style style:name="WW_CharLFO139LVL7" style:family="text">
      <style:text-properties style:font-name="Symbol"/>
    </style:style>
    <style:style style:name="WW_CharLFO139LVL8" style:family="text">
      <style:text-properties style:font-name="Courier New"/>
    </style:style>
    <style:style style:name="WW_CharLFO139LVL9" style:family="text">
      <style:text-properties style:font-name="Wingdings"/>
    </style:style>
    <style:style style:name="WW_CharLFO140LVL1" style:family="text">
      <style:text-properties style:font-name="Symbol"/>
    </style:style>
    <style:style style:name="WW_CharLFO140LVL2" style:family="text">
      <style:text-properties style:font-name="Courier New"/>
    </style:style>
    <style:style style:name="WW_CharLFO140LVL3" style:family="text">
      <style:text-properties style:font-name="Wingdings"/>
    </style:style>
    <style:style style:name="WW_CharLFO140LVL4" style:family="text">
      <style:text-properties style:font-name="Symbol"/>
    </style:style>
    <style:style style:name="WW_CharLFO140LVL5" style:family="text">
      <style:text-properties style:font-name="Courier New"/>
    </style:style>
    <style:style style:name="WW_CharLFO140LVL6" style:family="text">
      <style:text-properties style:font-name="Wingdings"/>
    </style:style>
    <style:style style:name="WW_CharLFO140LVL7" style:family="text">
      <style:text-properties style:font-name="Symbol"/>
    </style:style>
    <style:style style:name="WW_CharLFO140LVL8" style:family="text">
      <style:text-properties style:font-name="Courier New"/>
    </style:style>
    <style:style style:name="WW_CharLFO140LVL9" style:family="text">
      <style:text-properties style:font-name="Wingdings"/>
    </style:style>
    <style:style style:name="WW_CharLFO141LVL1" style:family="text">
      <style:text-properties style:font-name="Symbol"/>
    </style:style>
    <style:style style:name="WW_CharLFO141LVL2" style:family="text">
      <style:text-properties style:font-name="Courier New"/>
    </style:style>
    <style:style style:name="WW_CharLFO141LVL3" style:family="text">
      <style:text-properties style:font-name="Wingdings"/>
    </style:style>
    <style:style style:name="WW_CharLFO141LVL4" style:family="text">
      <style:text-properties style:font-name="Symbol"/>
    </style:style>
    <style:style style:name="WW_CharLFO141LVL5" style:family="text">
      <style:text-properties style:font-name="Courier New"/>
    </style:style>
    <style:style style:name="WW_CharLFO141LVL6" style:family="text">
      <style:text-properties style:font-name="Wingdings"/>
    </style:style>
    <style:style style:name="WW_CharLFO141LVL7" style:family="text">
      <style:text-properties style:font-name="Symbol"/>
    </style:style>
    <style:style style:name="WW_CharLFO141LVL8" style:family="text">
      <style:text-properties style:font-name="Courier New"/>
    </style:style>
    <style:style style:name="WW_CharLFO141LVL9" style:family="text">
      <style:text-properties style:font-name="Wingdings"/>
    </style:style>
    <style:style style:name="WW_CharLFO142LVL1" style:family="text">
      <style:text-properties style:font-name="Symbol"/>
    </style:style>
    <style:style style:name="WW_CharLFO142LVL2" style:family="text">
      <style:text-properties style:font-name="Courier New"/>
    </style:style>
    <style:style style:name="WW_CharLFO142LVL3" style:family="text">
      <style:text-properties style:font-name="Wingdings"/>
    </style:style>
    <style:style style:name="WW_CharLFO142LVL4" style:family="text">
      <style:text-properties style:font-name="Symbol"/>
    </style:style>
    <style:style style:name="WW_CharLFO142LVL5" style:family="text">
      <style:text-properties style:font-name="Courier New"/>
    </style:style>
    <style:style style:name="WW_CharLFO142LVL6" style:family="text">
      <style:text-properties style:font-name="Wingdings"/>
    </style:style>
    <style:style style:name="WW_CharLFO142LVL7" style:family="text">
      <style:text-properties style:font-name="Symbol"/>
    </style:style>
    <style:style style:name="WW_CharLFO142LVL8" style:family="text">
      <style:text-properties style:font-name="Courier New"/>
    </style:style>
    <style:style style:name="WW_CharLFO142LVL9" style:family="text">
      <style:text-properties style:font-name="Wingdings"/>
    </style:style>
    <style:style style:name="WW_CharLFO143LVL1" style:family="text">
      <style:text-properties style:font-name="Symbol"/>
    </style:style>
    <style:style style:name="WW_CharLFO143LVL2" style:family="text">
      <style:text-properties style:font-name="Courier New"/>
    </style:style>
    <style:style style:name="WW_CharLFO143LVL3" style:family="text">
      <style:text-properties style:font-name="Wingdings"/>
    </style:style>
    <style:style style:name="WW_CharLFO143LVL4" style:family="text">
      <style:text-properties style:font-name="Symbol"/>
    </style:style>
    <style:style style:name="WW_CharLFO143LVL5" style:family="text">
      <style:text-properties style:font-name="Courier New"/>
    </style:style>
    <style:style style:name="WW_CharLFO143LVL6" style:family="text">
      <style:text-properties style:font-name="Wingdings"/>
    </style:style>
    <style:style style:name="WW_CharLFO143LVL7" style:family="text">
      <style:text-properties style:font-name="Symbol"/>
    </style:style>
    <style:style style:name="WW_CharLFO143LVL8" style:family="text">
      <style:text-properties style:font-name="Courier New"/>
    </style:style>
    <style:style style:name="WW_CharLFO143LVL9" style:family="text">
      <style:text-properties style:font-name="Wingdings"/>
    </style:style>
    <style:style style:name="WW_CharLFO144LVL1" style:family="text">
      <style:text-properties style:font-name="Symbol"/>
    </style:style>
    <style:style style:name="WW_CharLFO144LVL2" style:family="text">
      <style:text-properties style:font-name="Courier New"/>
    </style:style>
    <style:style style:name="WW_CharLFO144LVL3" style:family="text">
      <style:text-properties style:font-name="Wingdings"/>
    </style:style>
    <style:style style:name="WW_CharLFO144LVL4" style:family="text">
      <style:text-properties style:font-name="Symbol"/>
    </style:style>
    <style:style style:name="WW_CharLFO144LVL5" style:family="text">
      <style:text-properties style:font-name="Courier New"/>
    </style:style>
    <style:style style:name="WW_CharLFO144LVL6" style:family="text">
      <style:text-properties style:font-name="Wingdings"/>
    </style:style>
    <style:style style:name="WW_CharLFO144LVL7" style:family="text">
      <style:text-properties style:font-name="Symbol"/>
    </style:style>
    <style:style style:name="WW_CharLFO144LVL8" style:family="text">
      <style:text-properties style:font-name="Courier New"/>
    </style:style>
    <style:style style:name="WW_CharLFO144LVL9" style:family="text">
      <style:text-properties style:font-name="Wingdings"/>
    </style:style>
    <style:style style:name="WW_CharLFO145LVL1" style:family="text">
      <style:text-properties style:font-name="Symbol"/>
    </style:style>
    <style:style style:name="WW_CharLFO145LVL2" style:family="text">
      <style:text-properties style:font-name="Courier New"/>
    </style:style>
    <style:style style:name="WW_CharLFO145LVL3" style:family="text">
      <style:text-properties style:font-name="Wingdings"/>
    </style:style>
    <style:style style:name="WW_CharLFO145LVL4" style:family="text">
      <style:text-properties style:font-name="Symbol"/>
    </style:style>
    <style:style style:name="WW_CharLFO145LVL5" style:family="text">
      <style:text-properties style:font-name="Courier New"/>
    </style:style>
    <style:style style:name="WW_CharLFO145LVL6" style:family="text">
      <style:text-properties style:font-name="Wingdings"/>
    </style:style>
    <style:style style:name="WW_CharLFO145LVL7" style:family="text">
      <style:text-properties style:font-name="Symbol"/>
    </style:style>
    <style:style style:name="WW_CharLFO145LVL8" style:family="text">
      <style:text-properties style:font-name="Courier New"/>
    </style:style>
    <style:style style:name="WW_CharLFO145LVL9" style:family="text">
      <style:text-properties style:font-name="Wingdings"/>
    </style:style>
    <style:style style:name="WW_CharLFO146LVL1" style:family="text">
      <style:text-properties style:font-name="Symbol"/>
    </style:style>
    <style:style style:name="WW_CharLFO146LVL2" style:family="text">
      <style:text-properties style:font-name="Courier New"/>
    </style:style>
    <style:style style:name="WW_CharLFO146LVL3" style:family="text">
      <style:text-properties style:font-name="Wingdings"/>
    </style:style>
    <style:style style:name="WW_CharLFO146LVL4" style:family="text">
      <style:text-properties style:font-name="Symbol"/>
    </style:style>
    <style:style style:name="WW_CharLFO146LVL5" style:family="text">
      <style:text-properties style:font-name="Courier New"/>
    </style:style>
    <style:style style:name="WW_CharLFO146LVL6" style:family="text">
      <style:text-properties style:font-name="Wingdings"/>
    </style:style>
    <style:style style:name="WW_CharLFO146LVL7" style:family="text">
      <style:text-properties style:font-name="Symbol"/>
    </style:style>
    <style:style style:name="WW_CharLFO146LVL8" style:family="text">
      <style:text-properties style:font-name="Courier New"/>
    </style:style>
    <style:style style:name="WW_CharLFO146LVL9" style:family="text">
      <style:text-properties style:font-name="Wingdings"/>
    </style:style>
    <style:style style:name="WW_CharLFO147LVL1" style:family="text">
      <style:text-properties style:font-name="Symbol"/>
    </style:style>
    <style:style style:name="WW_CharLFO147LVL2" style:family="text">
      <style:text-properties style:font-name="Courier New"/>
    </style:style>
    <style:style style:name="WW_CharLFO147LVL3" style:family="text">
      <style:text-properties style:font-name="Wingdings"/>
    </style:style>
    <style:style style:name="WW_CharLFO147LVL4" style:family="text">
      <style:text-properties style:font-name="Symbol"/>
    </style:style>
    <style:style style:name="WW_CharLFO147LVL5" style:family="text">
      <style:text-properties style:font-name="Courier New"/>
    </style:style>
    <style:style style:name="WW_CharLFO147LVL6" style:family="text">
      <style:text-properties style:font-name="Wingdings"/>
    </style:style>
    <style:style style:name="WW_CharLFO147LVL7" style:family="text">
      <style:text-properties style:font-name="Symbol"/>
    </style:style>
    <style:style style:name="WW_CharLFO147LVL8" style:family="text">
      <style:text-properties style:font-name="Courier New"/>
    </style:style>
    <style:style style:name="WW_CharLFO147LVL9" style:family="text">
      <style:text-properties style:font-name="Wingdings"/>
    </style:style>
    <style:style style:name="WW_CharLFO148LVL1" style:family="text">
      <style:text-properties style:font-name="Symbol"/>
    </style:style>
    <style:style style:name="WW_CharLFO148LVL2" style:family="text">
      <style:text-properties style:font-name="Courier New"/>
    </style:style>
    <style:style style:name="WW_CharLFO148LVL3" style:family="text">
      <style:text-properties style:font-name="Wingdings"/>
    </style:style>
    <style:style style:name="WW_CharLFO148LVL4" style:family="text">
      <style:text-properties style:font-name="Symbol"/>
    </style:style>
    <style:style style:name="WW_CharLFO148LVL5" style:family="text">
      <style:text-properties style:font-name="Courier New"/>
    </style:style>
    <style:style style:name="WW_CharLFO148LVL6" style:family="text">
      <style:text-properties style:font-name="Wingdings"/>
    </style:style>
    <style:style style:name="WW_CharLFO148LVL7" style:family="text">
      <style:text-properties style:font-name="Symbol"/>
    </style:style>
    <style:style style:name="WW_CharLFO148LVL8" style:family="text">
      <style:text-properties style:font-name="Courier New"/>
    </style:style>
    <style:style style:name="WW_CharLFO148LVL9" style:family="text">
      <style:text-properties style:font-name="Wingdings"/>
    </style:style>
    <style:style style:name="WW_CharLFO149LVL1" style:family="text">
      <style:text-properties style:font-name="Symbol"/>
    </style:style>
    <style:style style:name="WW_CharLFO149LVL2" style:family="text">
      <style:text-properties style:font-name="Courier New"/>
    </style:style>
    <style:style style:name="WW_CharLFO149LVL3" style:family="text">
      <style:text-properties style:font-name="Wingdings"/>
    </style:style>
    <style:style style:name="WW_CharLFO149LVL4" style:family="text">
      <style:text-properties style:font-name="Symbol"/>
    </style:style>
    <style:style style:name="WW_CharLFO149LVL5" style:family="text">
      <style:text-properties style:font-name="Courier New"/>
    </style:style>
    <style:style style:name="WW_CharLFO149LVL6" style:family="text">
      <style:text-properties style:font-name="Wingdings"/>
    </style:style>
    <style:style style:name="WW_CharLFO149LVL7" style:family="text">
      <style:text-properties style:font-name="Symbol"/>
    </style:style>
    <style:style style:name="WW_CharLFO149LVL8" style:family="text">
      <style:text-properties style:font-name="Courier New"/>
    </style:style>
    <style:style style:name="WW_CharLFO149LVL9" style:family="text">
      <style:text-properties style:font-name="Wingdings"/>
    </style:style>
    <style:style style:name="WW_CharLFO150LVL1" style:family="text">
      <style:text-properties style:font-name="Symbol"/>
    </style:style>
    <style:style style:name="WW_CharLFO150LVL2" style:family="text">
      <style:text-properties style:font-name="Courier New"/>
    </style:style>
    <style:style style:name="WW_CharLFO150LVL3" style:family="text">
      <style:text-properties style:font-name="Wingdings"/>
    </style:style>
    <style:style style:name="WW_CharLFO150LVL4" style:family="text">
      <style:text-properties style:font-name="Symbol"/>
    </style:style>
    <style:style style:name="WW_CharLFO150LVL5" style:family="text">
      <style:text-properties style:font-name="Courier New"/>
    </style:style>
    <style:style style:name="WW_CharLFO150LVL6" style:family="text">
      <style:text-properties style:font-name="Wingdings"/>
    </style:style>
    <style:style style:name="WW_CharLFO150LVL7" style:family="text">
      <style:text-properties style:font-name="Symbol"/>
    </style:style>
    <style:style style:name="WW_CharLFO150LVL8" style:family="text">
      <style:text-properties style:font-name="Courier New"/>
    </style:style>
    <style:style style:name="WW_CharLFO150LVL9" style:family="text">
      <style:text-properties style:font-name="Wingdings"/>
    </style:style>
    <style:style style:name="WW_CharLFO151LVL1" style:family="text">
      <style:text-properties style:font-name="Symbol"/>
    </style:style>
    <style:style style:name="WW_CharLFO151LVL2" style:family="text">
      <style:text-properties style:font-name="Courier New"/>
    </style:style>
    <style:style style:name="WW_CharLFO151LVL3" style:family="text">
      <style:text-properties style:font-name="Wingdings"/>
    </style:style>
    <style:style style:name="WW_CharLFO151LVL4" style:family="text">
      <style:text-properties style:font-name="Symbol"/>
    </style:style>
    <style:style style:name="WW_CharLFO151LVL5" style:family="text">
      <style:text-properties style:font-name="Courier New"/>
    </style:style>
    <style:style style:name="WW_CharLFO151LVL6" style:family="text">
      <style:text-properties style:font-name="Wingdings"/>
    </style:style>
    <style:style style:name="WW_CharLFO151LVL7" style:family="text">
      <style:text-properties style:font-name="Symbol"/>
    </style:style>
    <style:style style:name="WW_CharLFO151LVL8" style:family="text">
      <style:text-properties style:font-name="Courier New"/>
    </style:style>
    <style:style style:name="WW_CharLFO151LVL9" style:family="text">
      <style:text-properties style:font-name="Wingdings"/>
    </style:style>
    <style:style style:name="WW_CharLFO152LVL1" style:family="text">
      <style:text-properties style:font-name="Symbol"/>
    </style:style>
    <style:style style:name="WW_CharLFO152LVL2" style:family="text">
      <style:text-properties style:font-name="Courier New"/>
    </style:style>
    <style:style style:name="WW_CharLFO152LVL3" style:family="text">
      <style:text-properties style:font-name="Wingdings"/>
    </style:style>
    <style:style style:name="WW_CharLFO152LVL4" style:family="text">
      <style:text-properties style:font-name="Symbol"/>
    </style:style>
    <style:style style:name="WW_CharLFO152LVL5" style:family="text">
      <style:text-properties style:font-name="Courier New"/>
    </style:style>
    <style:style style:name="WW_CharLFO152LVL6" style:family="text">
      <style:text-properties style:font-name="Wingdings"/>
    </style:style>
    <style:style style:name="WW_CharLFO152LVL7" style:family="text">
      <style:text-properties style:font-name="Symbol"/>
    </style:style>
    <style:style style:name="WW_CharLFO152LVL8" style:family="text">
      <style:text-properties style:font-name="Courier New"/>
    </style:style>
    <style:style style:name="WW_CharLFO152LVL9" style:family="text">
      <style:text-properties style:font-name="Wingdings"/>
    </style:style>
    <style:style style:name="WW_CharLFO153LVL1" style:family="text">
      <style:text-properties style:font-name="Symbol"/>
    </style:style>
    <style:style style:name="WW_CharLFO153LVL2" style:family="text">
      <style:text-properties style:font-name="Courier New"/>
    </style:style>
    <style:style style:name="WW_CharLFO153LVL3" style:family="text">
      <style:text-properties style:font-name="Wingdings"/>
    </style:style>
    <style:style style:name="WW_CharLFO153LVL4" style:family="text">
      <style:text-properties style:font-name="Symbol"/>
    </style:style>
    <style:style style:name="WW_CharLFO153LVL5" style:family="text">
      <style:text-properties style:font-name="Courier New"/>
    </style:style>
    <style:style style:name="WW_CharLFO153LVL6" style:family="text">
      <style:text-properties style:font-name="Wingdings"/>
    </style:style>
    <style:style style:name="WW_CharLFO153LVL7" style:family="text">
      <style:text-properties style:font-name="Symbol"/>
    </style:style>
    <style:style style:name="WW_CharLFO153LVL8" style:family="text">
      <style:text-properties style:font-name="Courier New"/>
    </style:style>
    <style:style style:name="WW_CharLFO153LVL9" style:family="text">
      <style:text-properties style:font-name="Wingdings"/>
    </style:style>
    <style:style style:name="WW_CharLFO154LVL1" style:family="text">
      <style:text-properties style:font-name="Symbol"/>
    </style:style>
    <style:style style:name="WW_CharLFO154LVL2" style:family="text">
      <style:text-properties style:font-name="Courier New"/>
    </style:style>
    <style:style style:name="WW_CharLFO154LVL3" style:family="text">
      <style:text-properties style:font-name="Wingdings"/>
    </style:style>
    <style:style style:name="WW_CharLFO154LVL4" style:family="text">
      <style:text-properties style:font-name="Symbol"/>
    </style:style>
    <style:style style:name="WW_CharLFO154LVL5" style:family="text">
      <style:text-properties style:font-name="Courier New"/>
    </style:style>
    <style:style style:name="WW_CharLFO154LVL6" style:family="text">
      <style:text-properties style:font-name="Wingdings"/>
    </style:style>
    <style:style style:name="WW_CharLFO154LVL7" style:family="text">
      <style:text-properties style:font-name="Symbol"/>
    </style:style>
    <style:style style:name="WW_CharLFO154LVL8" style:family="text">
      <style:text-properties style:font-name="Courier New"/>
    </style:style>
    <style:style style:name="WW_CharLFO154LVL9" style:family="text">
      <style:text-properties style:font-name="Wingdings"/>
    </style:style>
    <style:style style:name="WW_CharLFO155LVL1" style:family="text">
      <style:text-properties style:font-name="Symbol"/>
    </style:style>
    <style:style style:name="WW_CharLFO155LVL2" style:family="text">
      <style:text-properties style:font-name="Courier New"/>
    </style:style>
    <style:style style:name="WW_CharLFO155LVL3" style:family="text">
      <style:text-properties style:font-name="Wingdings"/>
    </style:style>
    <style:style style:name="WW_CharLFO155LVL4" style:family="text">
      <style:text-properties style:font-name="Symbol"/>
    </style:style>
    <style:style style:name="WW_CharLFO155LVL5" style:family="text">
      <style:text-properties style:font-name="Courier New"/>
    </style:style>
    <style:style style:name="WW_CharLFO155LVL6" style:family="text">
      <style:text-properties style:font-name="Wingdings"/>
    </style:style>
    <style:style style:name="WW_CharLFO155LVL7" style:family="text">
      <style:text-properties style:font-name="Symbol"/>
    </style:style>
    <style:style style:name="WW_CharLFO155LVL8" style:family="text">
      <style:text-properties style:font-name="Courier New"/>
    </style:style>
    <style:style style:name="WW_CharLFO155LVL9" style:family="text">
      <style:text-properties style:font-name="Wingdings"/>
    </style:style>
    <style:style style:name="WW_CharLFO156LVL1" style:family="text">
      <style:text-properties style:font-name="Symbol"/>
    </style:style>
    <style:style style:name="WW_CharLFO156LVL2" style:family="text">
      <style:text-properties style:font-name="Courier New"/>
    </style:style>
    <style:style style:name="WW_CharLFO156LVL3" style:family="text">
      <style:text-properties style:font-name="Wingdings"/>
    </style:style>
    <style:style style:name="WW_CharLFO156LVL4" style:family="text">
      <style:text-properties style:font-name="Symbol"/>
    </style:style>
    <style:style style:name="WW_CharLFO156LVL5" style:family="text">
      <style:text-properties style:font-name="Courier New"/>
    </style:style>
    <style:style style:name="WW_CharLFO156LVL6" style:family="text">
      <style:text-properties style:font-name="Wingdings"/>
    </style:style>
    <style:style style:name="WW_CharLFO156LVL7" style:family="text">
      <style:text-properties style:font-name="Symbol"/>
    </style:style>
    <style:style style:name="WW_CharLFO156LVL8" style:family="text">
      <style:text-properties style:font-name="Courier New"/>
    </style:style>
    <style:style style:name="WW_CharLFO156LVL9" style:family="text">
      <style:text-properties style:font-name="Wingdings"/>
    </style:style>
    <style:style style:name="WW_CharLFO157LVL1" style:family="text">
      <style:text-properties style:font-name="Symbol"/>
    </style:style>
    <style:style style:name="WW_CharLFO157LVL2" style:family="text">
      <style:text-properties style:font-name="Courier New"/>
    </style:style>
    <style:style style:name="WW_CharLFO157LVL3" style:family="text">
      <style:text-properties style:font-name="Wingdings"/>
    </style:style>
    <style:style style:name="WW_CharLFO157LVL4" style:family="text">
      <style:text-properties style:font-name="Symbol"/>
    </style:style>
    <style:style style:name="WW_CharLFO157LVL5" style:family="text">
      <style:text-properties style:font-name="Courier New"/>
    </style:style>
    <style:style style:name="WW_CharLFO157LVL6" style:family="text">
      <style:text-properties style:font-name="Wingdings"/>
    </style:style>
    <style:style style:name="WW_CharLFO157LVL7" style:family="text">
      <style:text-properties style:font-name="Symbol"/>
    </style:style>
    <style:style style:name="WW_CharLFO157LVL8" style:family="text">
      <style:text-properties style:font-name="Courier New"/>
    </style:style>
    <style:style style:name="WW_CharLFO157LVL9" style:family="text">
      <style:text-properties style:font-name="Wingdings"/>
    </style:style>
    <style:style style:name="WW_CharLFO158LVL1" style:family="text">
      <style:text-properties style:font-name="Symbol"/>
    </style:style>
    <style:style style:name="WW_CharLFO158LVL2" style:family="text">
      <style:text-properties style:font-name="Courier New"/>
    </style:style>
    <style:style style:name="WW_CharLFO158LVL3" style:family="text">
      <style:text-properties style:font-name="Wingdings"/>
    </style:style>
    <style:style style:name="WW_CharLFO158LVL4" style:family="text">
      <style:text-properties style:font-name="Symbol"/>
    </style:style>
    <style:style style:name="WW_CharLFO158LVL5" style:family="text">
      <style:text-properties style:font-name="Courier New"/>
    </style:style>
    <style:style style:name="WW_CharLFO158LVL6" style:family="text">
      <style:text-properties style:font-name="Wingdings"/>
    </style:style>
    <style:style style:name="WW_CharLFO158LVL7" style:family="text">
      <style:text-properties style:font-name="Symbol"/>
    </style:style>
    <style:style style:name="WW_CharLFO158LVL8" style:family="text">
      <style:text-properties style:font-name="Courier New"/>
    </style:style>
    <style:style style:name="WW_CharLFO158LVL9" style:family="text">
      <style:text-properties style:font-name="Wingdings"/>
    </style:style>
    <style:style style:name="WW_CharLFO159LVL1" style:family="text">
      <style:text-properties style:font-name="Symbol"/>
    </style:style>
    <style:style style:name="WW_CharLFO159LVL2" style:family="text">
      <style:text-properties style:font-name="Courier New"/>
    </style:style>
    <style:style style:name="WW_CharLFO159LVL3" style:family="text">
      <style:text-properties style:font-name="Wingdings"/>
    </style:style>
    <style:style style:name="WW_CharLFO159LVL4" style:family="text">
      <style:text-properties style:font-name="Symbol"/>
    </style:style>
    <style:style style:name="WW_CharLFO159LVL5" style:family="text">
      <style:text-properties style:font-name="Courier New"/>
    </style:style>
    <style:style style:name="WW_CharLFO159LVL6" style:family="text">
      <style:text-properties style:font-name="Wingdings"/>
    </style:style>
    <style:style style:name="WW_CharLFO159LVL7" style:family="text">
      <style:text-properties style:font-name="Symbol"/>
    </style:style>
    <style:style style:name="WW_CharLFO159LVL8" style:family="text">
      <style:text-properties style:font-name="Courier New"/>
    </style:style>
    <style:style style:name="WW_CharLFO159LVL9" style:family="text">
      <style:text-properties style:font-name="Wingdings"/>
    </style:style>
    <style:style style:name="WW_CharLFO160LVL1" style:family="text">
      <style:text-properties style:font-name="Symbol"/>
    </style:style>
    <style:style style:name="WW_CharLFO160LVL2" style:family="text">
      <style:text-properties style:font-name="Courier New"/>
    </style:style>
    <style:style style:name="WW_CharLFO160LVL3" style:family="text">
      <style:text-properties style:font-name="Wingdings"/>
    </style:style>
    <style:style style:name="WW_CharLFO160LVL4" style:family="text">
      <style:text-properties style:font-name="Symbol"/>
    </style:style>
    <style:style style:name="WW_CharLFO160LVL5" style:family="text">
      <style:text-properties style:font-name="Courier New"/>
    </style:style>
    <style:style style:name="WW_CharLFO160LVL6" style:family="text">
      <style:text-properties style:font-name="Wingdings"/>
    </style:style>
    <style:style style:name="WW_CharLFO160LVL7" style:family="text">
      <style:text-properties style:font-name="Symbol"/>
    </style:style>
    <style:style style:name="WW_CharLFO160LVL8" style:family="text">
      <style:text-properties style:font-name="Courier New"/>
    </style:style>
    <style:style style:name="WW_CharLFO160LVL9" style:family="text">
      <style:text-properties style:font-name="Wingdings"/>
    </style:style>
    <style:style style:name="WW_CharLFO161LVL1" style:family="text">
      <style:text-properties style:font-name="Symbol"/>
    </style:style>
    <style:style style:name="WW_CharLFO161LVL2" style:family="text">
      <style:text-properties style:font-name="Courier New"/>
    </style:style>
    <style:style style:name="WW_CharLFO161LVL3" style:family="text">
      <style:text-properties style:font-name="Wingdings"/>
    </style:style>
    <style:style style:name="WW_CharLFO161LVL4" style:family="text">
      <style:text-properties style:font-name="Symbol"/>
    </style:style>
    <style:style style:name="WW_CharLFO161LVL5" style:family="text">
      <style:text-properties style:font-name="Courier New"/>
    </style:style>
    <style:style style:name="WW_CharLFO161LVL6" style:family="text">
      <style:text-properties style:font-name="Wingdings"/>
    </style:style>
    <style:style style:name="WW_CharLFO161LVL7" style:family="text">
      <style:text-properties style:font-name="Symbol"/>
    </style:style>
    <style:style style:name="WW_CharLFO161LVL8" style:family="text">
      <style:text-properties style:font-name="Courier New"/>
    </style:style>
    <style:style style:name="WW_CharLFO161LVL9" style:family="text">
      <style:text-properties style:font-name="Wingdings"/>
    </style:style>
    <style:style style:name="WW_CharLFO162LVL1" style:family="text">
      <style:text-properties style:font-name="Symbol"/>
    </style:style>
    <style:style style:name="WW_CharLFO162LVL2" style:family="text">
      <style:text-properties style:font-name="Courier New"/>
    </style:style>
    <style:style style:name="WW_CharLFO162LVL3" style:family="text">
      <style:text-properties style:font-name="Wingdings"/>
    </style:style>
    <style:style style:name="WW_CharLFO162LVL4" style:family="text">
      <style:text-properties style:font-name="Symbol"/>
    </style:style>
    <style:style style:name="WW_CharLFO162LVL5" style:family="text">
      <style:text-properties style:font-name="Courier New"/>
    </style:style>
    <style:style style:name="WW_CharLFO162LVL6" style:family="text">
      <style:text-properties style:font-name="Wingdings"/>
    </style:style>
    <style:style style:name="WW_CharLFO162LVL7" style:family="text">
      <style:text-properties style:font-name="Symbol"/>
    </style:style>
    <style:style style:name="WW_CharLFO162LVL8" style:family="text">
      <style:text-properties style:font-name="Courier New"/>
    </style:style>
    <style:style style:name="WW_CharLFO16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3">
      <text:list-level-style-bullet text:level="1" text:style-name="WW_CharLFO1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4">
      <text:list-level-style-bullet text:level="1" text:style-name="WW_CharLFO1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5">
      <text:list-level-style-bullet text:level="1" text:style-name="WW_CharLFO1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6">
      <text:list-level-style-bullet text:level="1" text:style-name="WW_CharLFO1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7">
      <text:list-level-style-bullet text:level="1" text:style-name="WW_CharLFO1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8">
      <text:list-level-style-bullet text:level="1" text:style-name="WW_CharLFO1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9">
      <text:list-level-style-bullet text:level="1" text:style-name="WW_CharLFO1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0">
      <text:list-level-style-bullet text:level="1" text:style-name="WW_CharLFO1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1">
      <text:list-level-style-bullet text:level="1" text:style-name="WW_CharLFO1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2">
      <text:list-level-style-bullet text:level="1" text:style-name="WW_CharLFO1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3">
      <text:list-level-style-bullet text:level="1" text:style-name="WW_CharLFO1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4">
      <text:list-level-style-bullet text:level="1" text:style-name="WW_CharLFO1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5">
      <text:list-level-style-bullet text:level="1" text:style-name="WW_CharLFO1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6">
      <text:list-level-style-bullet text:level="1" text:style-name="WW_CharLFO1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7">
      <text:list-level-style-bullet text:level="1" text:style-name="WW_CharLFO1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8">
      <text:list-level-style-bullet text:level="1" text:style-name="WW_CharLFO1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9">
      <text:list-level-style-bullet text:level="1" text:style-name="WW_CharLFO1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0">
      <text:list-level-style-bullet text:level="1" text:style-name="WW_CharLFO1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1">
      <text:list-level-style-bullet text:level="1" text:style-name="WW_CharLFO1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2">
      <text:list-level-style-bullet text:level="1" text:style-name="WW_CharLFO1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3">
      <text:list-level-style-bullet text:level="1" text:style-name="WW_CharLFO1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4">
      <text:list-level-style-bullet text:level="1" text:style-name="WW_CharLFO1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5">
      <text:list-level-style-bullet text:level="1" text:style-name="WW_CharLFO1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6">
      <text:list-level-style-bullet text:level="1" text:style-name="WW_CharLFO1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7">
      <text:list-level-style-bullet text:level="1" text:style-name="WW_CharLFO1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8">
      <text:list-level-style-bullet text:level="1" text:style-name="WW_CharLFO1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9">
      <text:list-level-style-bullet text:level="1" text:style-name="WW_CharLFO1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0">
      <text:list-level-style-bullet text:level="1" text:style-name="WW_CharLFO1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1">
      <text:list-level-style-bullet text:level="1" text:style-name="WW_CharLFO1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2">
      <text:list-level-style-bullet text:level="1" text:style-name="WW_CharLFO1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3">
      <text:list-level-style-bullet text:level="1" text:style-name="WW_CharLFO1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4">
      <text:list-level-style-bullet text:level="1" text:style-name="WW_CharLFO1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5">
      <text:list-level-style-bullet text:level="1" text:style-name="WW_CharLFO1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6">
      <text:list-level-style-bullet text:level="1" text:style-name="WW_CharLFO1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7">
      <text:list-level-style-bullet text:level="1" text:style-name="WW_CharLFO1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8">
      <text:list-level-style-bullet text:level="1" text:style-name="WW_CharLFO1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9">
      <text:list-level-style-bullet text:level="1" text:style-name="WW_CharLFO1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0">
      <text:list-level-style-bullet text:level="1" text:style-name="WW_CharLFO1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1">
      <text:list-level-style-bullet text:level="1" text:style-name="WW_CharLFO1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2">
      <text:list-level-style-bullet text:level="1" text:style-name="WW_CharLFO1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3">
      <text:list-level-style-bullet text:level="1" text:style-name="WW_CharLFO1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4">
      <text:list-level-style-bullet text:level="1" text:style-name="WW_CharLFO1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5">
      <text:list-level-style-bullet text:level="1" text:style-name="WW_CharLFO1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6">
      <text:list-level-style-bullet text:level="1" text:style-name="WW_CharLFO1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7">
      <text:list-level-style-bullet text:level="1" text:style-name="WW_CharLFO1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8">
      <text:list-level-style-bullet text:level="1" text:style-name="WW_CharLFO1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9">
      <text:list-level-style-bullet text:level="1" text:style-name="WW_CharLFO1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0">
      <text:list-level-style-bullet text:level="1" text:style-name="WW_CharLFO1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1">
      <text:list-level-style-bullet text:level="1" text:style-name="WW_CharLFO1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2">
      <text:list-level-style-bullet text:level="1" text:style-name="WW_CharLFO1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 xndrei</meta:initial-creator>
    <dc:creator>1 xndrei</dc:creator>
    <meta:creation-date>2025-05-14T23:23:00Z</meta:creation-date>
    <dc:date>2025-05-14T23:23:00Z</dc:date>
    <meta:template xlink:href="Normal.dotm" xlink:type="simple"/>
    <meta:editing-cycles>1</meta:editing-cycles>
    <meta:editing-duration>PT0S</meta:editing-duration>
    <meta:document-statistic meta:page-count="1" meta:paragraph-count="16" meta:word-count="1213" meta:character-count="8113" meta:row-count="57" meta:non-whitespace-character-count="6916"/>
  </office:meta>
</office:document-meta>
</file>